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3" table:default-cell-style-name="Default"/>
        <table:table-row table:style-name="ro1">
          <table:table-cell office:value-type="float" office:value="36.587" calcext:value-type="float">
            <text:p>36.587</text:p>
          </table:table-cell>
          <table:table-cell office:value-type="float" office:value="49.012" calcext:value-type="float">
            <text:p>49.012</text:p>
          </table:table-cell>
          <table:table-cell office:value-type="float" office:value="31.672" calcext:value-type="float">
            <text:p>31.672</text:p>
          </table:table-cell>
          <table:table-cell table:number-columns-repeated="6"/>
          <table:table-cell office:value-type="float" office:value="10.143" calcext:value-type="float">
            <text:p>10.143</text:p>
          </table:table-cell>
          <table:table-cell office:value-type="float" office:value="17.717" calcext:value-type="float">
            <text:p>17.717</text:p>
          </table:table-cell>
          <table:table-cell office:value-type="float" office:value="1.793" calcext:value-type="float">
            <text:p>1.793</text:p>
          </table:table-cell>
          <table:table-cell/>
          <table:table-cell office:value-type="float" office:value="2.831" calcext:value-type="float">
            <text:p>2.831</text:p>
          </table:table-cell>
          <table:table-cell office:value-type="float" office:value="16.648" calcext:value-type="float">
            <text:p>16.648</text:p>
          </table:table-cell>
          <table:table-cell office:value-type="float" office:value="-2.697" calcext:value-type="float">
            <text:p>-2.697</text:p>
          </table:table-cell>
          <table:table-cell table:number-columns-repeated="14"/>
          <table:table-cell office:value-type="float" office:value="2.831" calcext:value-type="float">
            <text:p>2.831</text:p>
          </table:table-cell>
          <table:table-cell office:value-type="float" office:value="16.648" calcext:value-type="float">
            <text:p>16.648</text:p>
          </table:table-cell>
          <table:table-cell office:value-type="float" office:value="-2.697" calcext:value-type="float">
            <text:p>-2.697</text:p>
          </table:table-cell>
        </table:table-row>
        <table:table-row table:style-name="ro1">
          <table:table-cell office:value-type="float" office:value="35.023" calcext:value-type="float">
            <text:p>35.023</text:p>
          </table:table-cell>
          <table:table-cell office:value-type="float" office:value="49.494" calcext:value-type="float">
            <text:p>49.494</text:p>
          </table:table-cell>
          <table:table-cell office:value-type="float" office:value="28.184" calcext:value-type="float">
            <text:p>28.184</text:p>
          </table:table-cell>
          <table:table-cell table:number-columns-repeated="6"/>
          <table:table-cell office:value-type="float" office:value="8.579" calcext:value-type="float">
            <text:p>8.579</text:p>
          </table:table-cell>
          <table:table-cell office:value-type="float" office:value="18.199" calcext:value-type="float">
            <text:p>18.199</text:p>
          </table:table-cell>
          <table:table-cell office:value-type="float" office:value="-1.695" calcext:value-type="float">
            <text:p>-1.695</text:p>
          </table:table-cell>
          <table:table-cell/>
          <table:table-cell office:value-type="float" office:value="6.462" calcext:value-type="float">
            <text:p>6.462</text:p>
          </table:table-cell>
          <table:table-cell office:value-type="float" office:value="15.582" calcext:value-type="float">
            <text:p>15.582</text:p>
          </table:table-cell>
          <table:table-cell office:value-type="float" office:value="-2.314" calcext:value-type="float">
            <text:p>-2.314</text:p>
          </table:table-cell>
          <table:table-cell table:number-columns-repeated="2"/>
          <table:table-cell table:formula="of:=[.N25]-[.N24]" office:value-type="float" office:value="-11.982" calcext:value-type="float">
            <text:p>-11.982</text:p>
          </table:table-cell>
          <table:table-cell table:formula="of:=[.O25]-[.O24]" office:value-type="float" office:value="-6.388" calcext:value-type="float">
            <text:p>-6.388</text:p>
          </table:table-cell>
          <table:table-cell table:formula="of:=[.P25]-[.P24]" office:value-type="float" office:value="12.803" calcext:value-type="float">
            <text:p>12.803</text:p>
          </table:table-cell>
          <table:table-cell/>
          <table:table-cell table:formula="of:=SQRT([.S2]^2+[.T2]^2+[.U2]^2)" office:value-type="float" office:value="18.6625742329401" calcext:value-type="float">
            <text:p>18.6625742329</text:p>
          </table:table-cell>
          <table:table-cell table:number-columns-repeated="7"/>
          <table:table-cell office:value-type="float" office:value="6.462" calcext:value-type="float">
            <text:p>6.462</text:p>
          </table:table-cell>
          <table:table-cell office:value-type="float" office:value="15.582" calcext:value-type="float">
            <text:p>15.582</text:p>
          </table:table-cell>
          <table:table-cell office:value-type="float" office:value="-2.314" calcext:value-type="float">
            <text:p>-2.314</text:p>
          </table:table-cell>
        </table:table-row>
        <table:table-row table:style-name="ro1">
          <table:table-cell table:number-columns-repeated="9"/>
          <table:table-cell office:value-type="float" office:value="9.538" calcext:value-type="float">
            <text:p>9.538</text:p>
          </table:table-cell>
          <table:table-cell office:value-type="float" office:value="15.531" calcext:value-type="float">
            <text:p>15.531</text:p>
          </table:table-cell>
          <table:table-cell office:value-type="float" office:value="-4.018" calcext:value-type="float">
            <text:p>-4.018</text:p>
          </table:table-cell>
          <table:table-cell/>
          <table:table-cell office:value-type="float" office:value="9.462" calcext:value-type="float">
            <text:p>9.462</text:p>
          </table:table-cell>
          <table:table-cell office:value-type="float" office:value="17.942" calcext:value-type="float">
            <text:p>17.942</text:p>
          </table:table-cell>
          <table:table-cell office:value-type="float" office:value="-2.515" calcext:value-type="float">
            <text:p>-2.515</text:p>
          </table:table-cell>
          <table:table-cell table:number-columns-repeated="14"/>
          <table:table-cell office:value-type="float" office:value="9.462" calcext:value-type="float">
            <text:p>9.462</text:p>
          </table:table-cell>
          <table:table-cell office:value-type="float" office:value="17.942" calcext:value-type="float">
            <text:p>17.942</text:p>
          </table:table-cell>
          <table:table-cell office:value-type="float" office:value="-2.515" calcext:value-type="float">
            <text:p>-2.515</text:p>
          </table:table-cell>
        </table:table-row>
        <table:table-row table:style-name="ro1">
          <table:table-cell table:formula="of:=[.A2]-[.A1]" office:value-type="float" office:value="-1.564" calcext:value-type="float">
            <text:p>-1.564</text:p>
          </table:table-cell>
          <table:table-cell table:formula="of:=[.B2]-[.B1]" office:value-type="float" office:value="0.481999999999999" calcext:value-type="float">
            <text:p>0.482</text:p>
          </table:table-cell>
          <table:table-cell table:formula="of:=[.C2]-[.C1]" office:value-type="float" office:value="-3.488" calcext:value-type="float">
            <text:p>-3.488</text:p>
          </table:table-cell>
          <table:table-cell/>
          <table:table-cell table:formula="of:=SQRT([.A4]^2+[.B4]^2+[.C4]^2)" office:value-type="float" office:value="3.85286438899684" calcext:value-type="float">
            <text:p>3.852864389</text:p>
          </table:table-cell>
          <table:table-cell table:number-columns-repeated="4"/>
          <table:table-cell office:value-type="float" office:value="12.939" calcext:value-type="float">
            <text:p>12.939</text:p>
          </table:table-cell>
          <table:table-cell office:value-type="float" office:value="16.768" calcext:value-type="float">
            <text:p>16.768</text:p>
          </table:table-cell>
          <table:table-cell office:value-type="float" office:value="-5.376" calcext:value-type="float">
            <text:p>-5.376</text:p>
          </table:table-cell>
          <table:table-cell/>
          <table:table-cell office:value-type="float" office:value="12.057" calcext:value-type="float">
            <text:p>12.057</text:p>
          </table:table-cell>
          <table:table-cell office:value-type="float" office:value="17.199" calcext:value-type="float">
            <text:p>17.199</text:p>
          </table:table-cell>
          <table:table-cell office:value-type="float" office:value="-5.247" calcext:value-type="float">
            <text:p>-5.247</text:p>
          </table:table-cell>
          <table:table-cell table:number-columns-repeated="2"/>
          <table:table-cell table:formula="of:=[.S2]/[.W2]" office:value-type="float" office:value="-0.642033615001051" calcext:value-type="float">
            <text:p>-0.642033615</text:p>
          </table:table-cell>
          <table:table-cell table:formula="of:=[.T2]/[.W2]" office:value-type="float" office:value="-0.342289328378127" calcext:value-type="float">
            <text:p>-0.3422893284</text:p>
          </table:table-cell>
          <table:table-cell table:formula="of:=[.U2]/[.W2]" office:value-type="float" office:value="0.686025402508634" calcext:value-type="float">
            <text:p>0.6860254025</text:p>
          </table:table-cell>
          <table:table-cell/>
          <table:table-cell table:formula="of:=SQRT([.S4]^2+[.T4]^2+[.U4]^2)" office:value-type="float" office:value="1" calcext:value-type="float">
            <text:p>1</text:p>
          </table:table-cell>
          <table:table-cell table:number-columns-repeated="7"/>
          <table:table-cell office:value-type="float" office:value="12.057" calcext:value-type="float">
            <text:p>12.057</text:p>
          </table:table-cell>
          <table:table-cell office:value-type="float" office:value="17.199" calcext:value-type="float">
            <text:p>17.199</text:p>
          </table:table-cell>
          <table:table-cell office:value-type="float" office:value="-5.247" calcext:value-type="float">
            <text:p>-5.247</text:p>
          </table:table-cell>
        </table:table-row>
        <table:table-row table:style-name="ro1">
          <table:table-cell table:number-columns-repeated="9"/>
          <table:table-cell office:value-type="float" office:value="14.368" calcext:value-type="float">
            <text:p>14.368</text:p>
          </table:table-cell>
          <table:table-cell office:value-type="float" office:value="15.061" calcext:value-type="float">
            <text:p>15.061</text:p>
          </table:table-cell>
          <table:table-cell office:value-type="float" office:value="-8.207" calcext:value-type="float">
            <text:p>-8.207</text:p>
          </table:table-cell>
          <table:table-cell/>
          <table:table-cell office:value-type="float" office:value="14.409" calcext:value-type="float">
            <text:p>14.409</text:p>
          </table:table-cell>
          <table:table-cell office:value-type="float" office:value="15.584" calcext:value-type="float">
            <text:p>15.584</text:p>
          </table:table-cell>
          <table:table-cell office:value-type="float" office:value="-2.652" calcext:value-type="float">
            <text:p>-2.652</text:p>
          </table:table-cell>
          <table:table-cell table:number-columns-repeated="14"/>
          <table:table-cell office:value-type="float" office:value="14.409" calcext:value-type="float">
            <text:p>14.409</text:p>
          </table:table-cell>
          <table:table-cell office:value-type="float" office:value="15.584" calcext:value-type="float">
            <text:p>15.584</text:p>
          </table:table-cell>
          <table:table-cell office:value-type="float" office:value="-2.652" calcext:value-type="float">
            <text:p>-2.652</text:p>
          </table:table-cell>
        </table:table-row>
        <table:table-row table:style-name="ro1">
          <table:table-cell table:number-columns-repeated="9"/>
          <table:table-cell office:value-type="float" office:value="16.52" calcext:value-type="float">
            <text:p>16.52</text:p>
          </table:table-cell>
          <table:table-cell office:value-type="float" office:value="13.508" calcext:value-type="float">
            <text:p>13.508</text:p>
          </table:table-cell>
          <table:table-cell office:value-type="float" office:value="-5.709" calcext:value-type="float">
            <text:p>-5.709</text:p>
          </table:table-cell>
          <table:table-cell/>
          <table:table-cell office:value-type="float" office:value="11.625" calcext:value-type="float">
            <text:p>11.625</text:p>
          </table:table-cell>
          <table:table-cell office:value-type="float" office:value="13.246" calcext:value-type="float">
            <text:p>13.246</text:p>
          </table:table-cell>
          <table:table-cell office:value-type="float" office:value="-1.465" calcext:value-type="float">
            <text:p>-1.465</text:p>
          </table:table-cell>
          <table:table-cell table:number-columns-repeated="2"/>
          <table:table-cell table:formula="of:=3.8*[.S4]" office:value-type="float" office:value="-2.43972773700399" calcext:value-type="float">
            <text:p>-2.439727737</text:p>
          </table:table-cell>
          <table:table-cell table:formula="of:=3.8*[.T4]" office:value-type="float" office:value="-1.30069944783688" calcext:value-type="float">
            <text:p>-1.3006994478</text:p>
          </table:table-cell>
          <table:table-cell table:formula="of:=3.8*[.U4]" office:value-type="float" office:value="2.60689652953281" calcext:value-type="float">
            <text:p>2.6068965295</text:p>
          </table:table-cell>
          <table:table-cell table:number-columns-repeated="9"/>
          <table:table-cell office:value-type="float" office:value="11.625" calcext:value-type="float">
            <text:p>11.625</text:p>
          </table:table-cell>
          <table:table-cell office:value-type="float" office:value="13.246" calcext:value-type="float">
            <text:p>13.246</text:p>
          </table:table-cell>
          <table:table-cell office:value-type="float" office:value="-1.465" calcext:value-type="float">
            <text:p>-1.465</text:p>
          </table:table-cell>
        </table:table-row>
        <table:table-row table:style-name="ro1">
          <table:table-cell table:formula="of:=[.A4]/[.E4]" office:value-type="float" office:value="-0.405931754168803" calcext:value-type="float">
            <text:p>-0.4059317542</text:p>
          </table:table-cell>
          <table:table-cell table:formula="of:=[.B4]/[.E4]" office:value-type="float" office:value="0.125101729865321" calcext:value-type="float">
            <text:p>0.1251017299</text:p>
          </table:table-cell>
          <table:table-cell table:formula="of:=[.C4]/[.E4]" office:value-type="float" office:value="-0.905300485000501" calcext:value-type="float">
            <text:p>-0.905300485</text:p>
          </table:table-cell>
          <table:table-cell/>
          <table:table-cell table:formula="of:=SQRT([.A7]^2+[.B7]^2+[.C7]^2)" office:value-type="float" office:value="1" calcext:value-type="float">
            <text:p>1</text:p>
          </table:table-cell>
          <table:table-cell table:number-columns-repeated="4"/>
          <table:table-cell office:value-type="float" office:value="13.546" calcext:value-type="float">
            <text:p>13.546</text:p>
          </table:table-cell>
          <table:table-cell office:value-type="float" office:value="12.108" calcext:value-type="float">
            <text:p>12.108</text:p>
          </table:table-cell>
          <table:table-cell office:value-type="float" office:value="-3.565" calcext:value-type="float">
            <text:p>-3.565</text:p>
          </table:table-cell>
          <table:table-cell/>
          <table:table-cell office:value-type="float" office:value="10.719" calcext:value-type="float">
            <text:p>10.719</text:p>
          </table:table-cell>
          <table:table-cell office:value-type="float" office:value="12.337" calcext:value-type="float">
            <text:p>12.337</text:p>
          </table:table-cell>
          <table:table-cell office:value-type="float" office:value="-5.061" calcext:value-type="float">
            <text:p>-5.061</text:p>
          </table:table-cell>
          <table:table-cell table:number-columns-repeated="14"/>
          <table:table-cell office:value-type="float" office:value="10.719" calcext:value-type="float">
            <text:p>10.719</text:p>
          </table:table-cell>
          <table:table-cell office:value-type="float" office:value="12.337" calcext:value-type="float">
            <text:p>12.337</text:p>
          </table:table-cell>
          <table:table-cell office:value-type="float" office:value="-5.061" calcext:value-type="float">
            <text:p>-5.061</text:p>
          </table:table-cell>
        </table:table-row>
        <table:table-row table:style-name="ro1">
          <table:table-cell table:number-columns-repeated="9"/>
          <table:table-cell office:value-type="float" office:value="11.638" calcext:value-type="float">
            <text:p>11.638</text:p>
          </table:table-cell>
          <table:table-cell office:value-type="float" office:value="10.542" calcext:value-type="float">
            <text:p>10.542</text:p>
          </table:table-cell>
          <table:table-cell office:value-type="float" office:value="-6.552" calcext:value-type="float">
            <text:p>-6.552</text:p>
          </table:table-cell>
          <table:table-cell/>
          <table:table-cell office:value-type="float" office:value="14.318" calcext:value-type="float">
            <text:p>14.318</text:p>
          </table:table-cell>
          <table:table-cell office:value-type="float" office:value="11.441" calcext:value-type="float">
            <text:p>11.441</text:p>
          </table:table-cell>
          <table:table-cell office:value-type="float" office:value="-5.807" calcext:value-type="float">
            <text:p>-5.807</text:p>
          </table:table-cell>
          <table:table-cell table:number-columns-repeated="6"/>
          <table:table-cell table:formula="of:=[.S25]-[.N24]" office:value-type="float" office:value="-2.439727737" calcext:value-type="float">
            <text:p>-2.439727737</text:p>
          </table:table-cell>
          <table:table-cell table:formula="of:=[.T25]-[.O24]" office:value-type="float" office:value="-1.3006994478" calcext:value-type="float">
            <text:p>-1.3006994478</text:p>
          </table:table-cell>
          <table:table-cell table:formula="of:=[.U25]-[.P24]" office:value-type="float" office:value="2.6068965295" calcext:value-type="float">
            <text:p>2.6068965295</text:p>
          </table:table-cell>
          <table:table-cell/>
          <table:table-cell table:formula="of:=SQRT([.W8]^2+[.X8]^2+[.Y8]^2)" office:value-type="float" office:value="3.7999999999623" calcext:value-type="float">
            <text:p>3.8</text:p>
          </table:table-cell>
          <table:table-cell table:number-columns-repeated="3"/>
          <table:table-cell office:value-type="float" office:value="14.318" calcext:value-type="float">
            <text:p>14.318</text:p>
          </table:table-cell>
          <table:table-cell office:value-type="float" office:value="11.441" calcext:value-type="float">
            <text:p>11.441</text:p>
          </table:table-cell>
          <table:table-cell office:value-type="float" office:value="-5.807" calcext:value-type="float">
            <text:p>-5.807</text:p>
          </table:table-cell>
        </table:table-row>
        <table:table-row table:style-name="ro1">
          <table:table-cell table:formula="of:=[.E4]*[.A7]" office:value-type="float" office:value="-1.564" calcext:value-type="float">
            <text:p>-1.564</text:p>
          </table:table-cell>
          <table:table-cell table:formula="of:=[.E4]*[.B7]" office:value-type="float" office:value="0.481999999999999" calcext:value-type="float">
            <text:p>0.482</text:p>
          </table:table-cell>
          <table:table-cell table:formula="of:=[.E4]*[.C7]" office:value-type="float" office:value="-3.488" calcext:value-type="float">
            <text:p>-3.488</text:p>
          </table:table-cell>
          <table:table-cell table:number-columns-repeated="6"/>
          <table:table-cell office:value-type="float" office:value="14.625" calcext:value-type="float">
            <text:p>14.625</text:p>
          </table:table-cell>
          <table:table-cell office:value-type="float" office:value="8.895" calcext:value-type="float">
            <text:p>8.895</text:p>
          </table:table-cell>
          <table:table-cell office:value-type="float" office:value="-7.694" calcext:value-type="float">
            <text:p>-7.694</text:p>
          </table:table-cell>
          <table:table-cell/>
          <table:table-cell office:value-type="float" office:value="14.495" calcext:value-type="float">
            <text:p>14.495</text:p>
          </table:table-cell>
          <table:table-cell office:value-type="float" office:value="9.077" calcext:value-type="float">
            <text:p>9.077</text:p>
          </table:table-cell>
          <table:table-cell office:value-type="float" office:value="-2.811" calcext:value-type="float">
            <text:p>-2.811</text:p>
          </table:table-cell>
          <table:table-cell table:number-columns-repeated="14"/>
          <table:table-cell office:value-type="float" office:value="14.495" calcext:value-type="float">
            <text:p>14.495</text:p>
          </table:table-cell>
          <table:table-cell office:value-type="float" office:value="9.077" calcext:value-type="float">
            <text:p>9.077</text:p>
          </table:table-cell>
          <table:table-cell office:value-type="float" office:value="-2.811" calcext:value-type="float">
            <text:p>-2.811</text:p>
          </table:table-cell>
        </table:table-row>
        <table:table-row table:style-name="ro1">
          <table:table-cell table:number-columns-repeated="9"/>
          <table:table-cell office:value-type="float" office:value="14.748" calcext:value-type="float">
            <text:p>14.748</text:p>
          </table:table-cell>
          <table:table-cell office:value-type="float" office:value="7.317" calcext:value-type="float">
            <text:p>7.317</text:p>
          </table:table-cell>
          <table:table-cell office:value-type="float" office:value="-4.242" calcext:value-type="float">
            <text:p>-4.242</text:p>
          </table:table-cell>
          <table:table-cell/>
          <table:table-cell office:value-type="float" office:value="11.197" calcext:value-type="float">
            <text:p>11.197</text:p>
          </table:table-cell>
          <table:table-cell office:value-type="float" office:value="7.3" calcext:value-type="float">
            <text:p>7.3</text:p>
          </table:table-cell>
          <table:table-cell office:value-type="float" office:value="-3.507" calcext:value-type="float">
            <text:p>-3.507</text:p>
          </table:table-cell>
          <table:table-cell table:number-columns-repeated="14"/>
          <table:table-cell office:value-type="float" office:value="11.197" calcext:value-type="float">
            <text:p>11.197</text:p>
          </table:table-cell>
          <table:table-cell office:value-type="float" office:value="7.3" calcext:value-type="float">
            <text:p>7.3</text:p>
          </table:table-cell>
          <table:table-cell office:value-type="float" office:value="-3.507" calcext:value-type="float">
            <text:p>-3.507</text:p>
          </table:table-cell>
        </table:table-row>
        <table:table-row table:style-name="ro1">
          <table:table-cell table:formula="of:=[.A1]+[.A9]" office:value-type="float" office:value="35.023" calcext:value-type="float">
            <text:p>35.023</text:p>
          </table:table-cell>
          <table:table-cell table:formula="of:=[.B1]+[.B9]" office:value-type="float" office:value="49.494" calcext:value-type="float">
            <text:p>49.494</text:p>
          </table:table-cell>
          <table:table-cell table:formula="of:=[.C1]+[.C9]" office:value-type="float" office:value="28.184" calcext:value-type="float">
            <text:p>28.184</text:p>
          </table:table-cell>
          <table:table-cell table:number-columns-repeated="6"/>
          <table:table-cell office:value-type="float" office:value="10.997" calcext:value-type="float">
            <text:p>10.997</text:p>
          </table:table-cell>
          <table:table-cell office:value-type="float" office:value="5.891" calcext:value-type="float">
            <text:p>5.891</text:p>
          </table:table-cell>
          <table:table-cell office:value-type="float" office:value="-4.382" calcext:value-type="float">
            <text:p>-4.382</text:p>
          </table:table-cell>
          <table:table-cell/>
          <table:table-cell office:value-type="float" office:value="12.039" calcext:value-type="float">
            <text:p>12.039</text:p>
          </table:table-cell>
          <table:table-cell office:value-type="float" office:value="6.784" calcext:value-type="float">
            <text:p>6.784</text:p>
          </table:table-cell>
          <table:table-cell office:value-type="float" office:value="-7.193" calcext:value-type="float">
            <text:p>-7.193</text:p>
          </table:table-cell>
          <table:table-cell table:number-columns-repeated="6"/>
          <table:table-cell table:formula="of:=[.S25]-[.N25]" office:value-type="float" office:value="9.542272263" calcext:value-type="float">
            <text:p>9.542272263</text:p>
          </table:table-cell>
          <table:table-cell table:formula="of:=[.T25]-[.O25]" office:value-type="float" office:value="5.0873005522" calcext:value-type="float">
            <text:p>5.0873005522</text:p>
          </table:table-cell>
          <table:table-cell table:formula="of:=[.U25]-[.P25]" office:value-type="float" office:value="-10.1961034705" calcext:value-type="float">
            <text:p>-10.1961034705</text:p>
          </table:table-cell>
          <table:table-cell table:number-columns-repeated="5"/>
          <table:table-cell office:value-type="float" office:value="12.039" calcext:value-type="float">
            <text:p>12.039</text:p>
          </table:table-cell>
          <table:table-cell office:value-type="float" office:value="6.784" calcext:value-type="float">
            <text:p>6.784</text:p>
          </table:table-cell>
          <table:table-cell office:value-type="float" office:value="-7.193" calcext:value-type="float">
            <text:p>-7.193</text:p>
          </table:table-cell>
        </table:table-row>
        <table:table-row table:style-name="ro1">
          <table:table-cell table:number-columns-repeated="9"/>
          <table:table-cell office:value-type="float" office:value="11.486" calcext:value-type="float">
            <text:p>11.486</text:p>
          </table:table-cell>
          <table:table-cell office:value-type="float" office:value="4.403" calcext:value-type="float">
            <text:p>4.403</text:p>
          </table:table-cell>
          <table:table-cell office:value-type="float" office:value="-7.812" calcext:value-type="float">
            <text:p>-7.812</text:p>
          </table:table-cell>
          <table:table-cell/>
          <table:table-cell office:value-type="float" office:value="15.494" calcext:value-type="float">
            <text:p>15.494</text:p>
          </table:table-cell>
          <table:table-cell office:value-type="float" office:value="5.371" calcext:value-type="float">
            <text:p>5.371</text:p>
          </table:table-cell>
          <table:table-cell office:value-type="float" office:value="-6.387" calcext:value-type="float">
            <text:p>-6.387</text:p>
          </table:table-cell>
          <table:table-cell table:number-columns-repeated="14"/>
          <table:table-cell office:value-type="float" office:value="15.494" calcext:value-type="float">
            <text:p>15.494</text:p>
          </table:table-cell>
          <table:table-cell office:value-type="float" office:value="5.371" calcext:value-type="float">
            <text:p>5.371</text:p>
          </table:table-cell>
          <table:table-cell office:value-type="float" office:value="-6.387" calcext:value-type="float">
            <text:p>-6.387</text:p>
          </table:table-cell>
        </table:table-row>
        <table:table-row table:style-name="ro1">
          <table:table-cell table:number-columns-repeated="9"/>
          <table:table-cell office:value-type="float" office:value="14.48" calcext:value-type="float">
            <text:p>14.48</text:p>
          </table:table-cell>
          <table:table-cell office:value-type="float" office:value="2.777" calcext:value-type="float">
            <text:p>2.777</text:p>
          </table:table-cell>
          <table:table-cell office:value-type="float" office:value="-6.901" calcext:value-type="float">
            <text:p>-6.901</text:p>
          </table:table-cell>
          <table:table-cell/>
          <table:table-cell office:value-type="float" office:value="14.416" calcext:value-type="float">
            <text:p>14.416</text:p>
          </table:table-cell>
          <table:table-cell office:value-type="float" office:value="2.992" calcext:value-type="float">
            <text:p>2.992</text:p>
          </table:table-cell>
          <table:table-cell office:value-type="float" office:value="-3.583" calcext:value-type="float">
            <text:p>-3.583</text:p>
          </table:table-cell>
          <table:table-cell table:number-columns-repeated="2"/>
          <table:table-cell table:formula="of:=[.N49]-[.S48]" office:value-type="float" office:value="-30.550272263" calcext:value-type="float">
            <text:p>-30.550272263</text:p>
          </table:table-cell>
          <table:table-cell table:formula="of:=[.O49]-[.T48]" office:value-type="float" office:value="-15.5733005522" calcext:value-type="float">
            <text:p>-15.5733005522</text:p>
          </table:table-cell>
          <table:table-cell table:formula="of:=[.P49]-[.U48]" office:value-type="float" office:value="27.6241034705" calcext:value-type="float">
            <text:p>27.6241034705</text:p>
          </table:table-cell>
          <table:table-cell/>
          <table:table-cell table:formula="of:=SQRT([.S13]^2+[.T13]^2+[.U13]^2)" office:value-type="float" office:value="44.0333727754469" calcext:value-type="float">
            <text:p>44.0333727754</text:p>
          </table:table-cell>
          <table:table-cell table:number-columns-repeated="7"/>
          <table:table-cell office:value-type="float" office:value="14.416" calcext:value-type="float">
            <text:p>14.416</text:p>
          </table:table-cell>
          <table:table-cell office:value-type="float" office:value="2.992" calcext:value-type="float">
            <text:p>2.992</text:p>
          </table:table-cell>
          <table:table-cell office:value-type="float" office:value="-3.583" calcext:value-type="float">
            <text:p>-3.583</text:p>
          </table:table-cell>
        </table:table-row>
        <table:table-row table:style-name="ro1">
          <table:table-cell table:number-columns-repeated="9"/>
          <table:table-cell office:value-type="float" office:value="12.795" calcext:value-type="float">
            <text:p>12.795</text:p>
          </table:table-cell>
          <table:table-cell office:value-type="float" office:value="1.237" calcext:value-type="float">
            <text:p>1.237</text:p>
          </table:table-cell>
          <table:table-cell office:value-type="float" office:value="-3.67" calcext:value-type="float">
            <text:p>-3.67</text:p>
          </table:table-cell>
          <table:table-cell/>
          <table:table-cell office:value-type="float" office:value="11.353" calcext:value-type="float">
            <text:p>11.353</text:p>
          </table:table-cell>
          <table:table-cell office:value-type="float" office:value="1.871" calcext:value-type="float">
            <text:p>1.871</text:p>
          </table:table-cell>
          <table:table-cell office:value-type="float" office:value="-5.604" calcext:value-type="float">
            <text:p>-5.604</text:p>
          </table:table-cell>
          <table:table-cell table:number-columns-repeated="14"/>
          <table:table-cell office:value-type="float" office:value="11.353" calcext:value-type="float">
            <text:p>11.353</text:p>
          </table:table-cell>
          <table:table-cell office:value-type="float" office:value="1.871" calcext:value-type="float">
            <text:p>1.871</text:p>
          </table:table-cell>
          <table:table-cell office:value-type="float" office:value="-5.604" calcext:value-type="float">
            <text:p>-5.604</text:p>
          </table:table-cell>
        </table:table-row>
        <table:table-row table:style-name="ro1">
          <table:table-cell table:number-columns-repeated="9"/>
          <table:table-cell office:value-type="float" office:value="9.633" calcext:value-type="float">
            <text:p>9.633</text:p>
          </table:table-cell>
          <table:table-cell office:value-type="float" office:value="0.008" calcext:value-type="float">
            <text:p>0.008</text:p>
          </table:table-cell>
          <table:table-cell office:value-type="float" office:value="-5.651" calcext:value-type="float">
            <text:p>-5.651</text:p>
          </table:table-cell>
          <table:table-cell/>
          <table:table-cell office:value-type="float" office:value="13.69" calcext:value-type="float">
            <text:p>13.69</text:p>
          </table:table-cell>
          <table:table-cell office:value-type="float" office:value="0.126" calcext:value-type="float">
            <text:p>0.126</text:p>
          </table:table-cell>
          <table:table-cell office:value-type="float" office:value="-8.047" calcext:value-type="float">
            <text:p>-8.047</text:p>
          </table:table-cell>
          <table:table-cell table:number-columns-repeated="2"/>
          <table:table-cell table:formula="of:=[.S13]/[.W13]" office:value-type="float" office:value="-0.693798143031071" calcext:value-type="float">
            <text:p>-0.693798143</text:p>
          </table:table-cell>
          <table:table-cell table:formula="of:=[.T13]/[.W13]" office:value-type="float" office:value="-0.353670399758333" calcext:value-type="float">
            <text:p>-0.3536703998</text:p>
          </table:table-cell>
          <table:table-cell table:formula="of:=[.U13]/[.W13]" office:value-type="float" office:value="0.627344709917457" calcext:value-type="float">
            <text:p>0.6273447099</text:p>
          </table:table-cell>
          <table:table-cell/>
          <table:table-cell table:formula="of:=SQRT([.S15]^2+[.T15]^2+[.U15]^2)" office:value-type="float" office:value="1" calcext:value-type="float">
            <text:p>1</text:p>
          </table:table-cell>
          <table:table-cell table:number-columns-repeated="7"/>
          <table:table-cell office:value-type="float" office:value="13.69" calcext:value-type="float">
            <text:p>13.69</text:p>
          </table:table-cell>
          <table:table-cell office:value-type="float" office:value="0.126" calcext:value-type="float">
            <text:p>0.126</text:p>
          </table:table-cell>
          <table:table-cell office:value-type="float" office:value="-8.047" calcext:value-type="float">
            <text:p>-8.047</text:p>
          </table:table-cell>
        </table:table-row>
        <table:table-row table:style-name="ro1">
          <table:table-cell table:number-columns-repeated="9"/>
          <table:table-cell office:value-type="float" office:value="11.653" calcext:value-type="float">
            <text:p>11.653</text:p>
          </table:table-cell>
          <table:table-cell office:value-type="float" office:value="-1.76" calcext:value-type="float">
            <text:p>-1.76</text:p>
          </table:table-cell>
          <table:table-cell office:value-type="float" office:value="-8.101" calcext:value-type="float">
            <text:p>-8.101</text:p>
          </table:table-cell>
          <table:table-cell/>
          <table:table-cell office:value-type="float" office:value="15.081" calcext:value-type="float">
            <text:p>15.081</text:p>
          </table:table-cell>
          <table:table-cell office:value-type="float" office:value="-1.975" calcext:value-type="float">
            <text:p>-1.975</text:p>
          </table:table-cell>
          <table:table-cell office:value-type="float" office:value="-5.157" calcext:value-type="float">
            <text:p>-5.157</text:p>
          </table:table-cell>
          <table:table-cell table:number-columns-repeated="14"/>
          <table:table-cell office:value-type="float" office:value="15.081" calcext:value-type="float">
            <text:p>15.081</text:p>
          </table:table-cell>
          <table:table-cell office:value-type="float" office:value="-1.975" calcext:value-type="float">
            <text:p>-1.975</text:p>
          </table:table-cell>
          <table:table-cell office:value-type="float" office:value="-5.157" calcext:value-type="float">
            <text:p>-5.157</text:p>
          </table:table-cell>
        </table:table-row>
        <table:table-row table:style-name="ro1">
          <table:table-cell table:number-columns-repeated="9"/>
          <table:table-cell office:value-type="float" office:value="13.156" calcext:value-type="float">
            <text:p>13.156</text:p>
          </table:table-cell>
          <table:table-cell office:value-type="float" office:value="-3.44" calcext:value-type="float">
            <text:p>-3.44</text:p>
          </table:table-cell>
          <table:table-cell office:value-type="float" office:value="-5.192" calcext:value-type="float">
            <text:p>-5.192</text:p>
          </table:table-cell>
          <table:table-cell/>
          <table:table-cell office:value-type="float" office:value="11.633" calcext:value-type="float">
            <text:p>11.633</text:p>
          </table:table-cell>
          <table:table-cell office:value-type="float" office:value="-2.51" calcext:value-type="float">
            <text:p>-2.51</text:p>
          </table:table-cell>
          <table:table-cell office:value-type="float" office:value="-3.582" calcext:value-type="float">
            <text:p>-3.582</text:p>
          </table:table-cell>
          <table:table-cell table:number-columns-repeated="2"/>
          <table:table-cell table:formula="of:=3.8*[.S15]" office:value-type="float" office:value="-2.63643294351807" calcext:value-type="float">
            <text:p>-2.6364329435</text:p>
          </table:table-cell>
          <table:table-cell table:formula="of:=3.8*[.T15]" office:value-type="float" office:value="-1.34394751908166" calcext:value-type="float">
            <text:p>-1.3439475191</text:p>
          </table:table-cell>
          <table:table-cell table:formula="of:=3.8*[.U15]" office:value-type="float" office:value="2.38390989768634" calcext:value-type="float">
            <text:p>2.3839098977</text:p>
          </table:table-cell>
          <table:table-cell table:number-columns-repeated="9"/>
          <table:table-cell office:value-type="float" office:value="11.633" calcext:value-type="float">
            <text:p>11.633</text:p>
          </table:table-cell>
          <table:table-cell office:value-type="float" office:value="-2.51" calcext:value-type="float">
            <text:p>-2.51</text:p>
          </table:table-cell>
          <table:table-cell office:value-type="float" office:value="-3.582" calcext:value-type="float">
            <text:p>-3.582</text:p>
          </table:table-cell>
        </table:table-row>
        <table:table-row table:style-name="ro1">
          <table:table-cell table:number-columns-repeated="9"/>
          <table:table-cell office:value-type="float" office:value="9.593" calcext:value-type="float">
            <text:p>9.593</text:p>
          </table:table-cell>
          <table:table-cell office:value-type="float" office:value="-4.587" calcext:value-type="float">
            <text:p>-4.587</text:p>
          </table:table-cell>
          <table:table-cell office:value-type="float" office:value="-3.796" calcext:value-type="float">
            <text:p>-3.796</text:p>
          </table:table-cell>
          <table:table-cell/>
          <table:table-cell office:value-type="float" office:value="10.208" calcext:value-type="float">
            <text:p>10.208</text:p>
          </table:table-cell>
          <table:table-cell office:value-type="float" office:value="-3.813" calcext:value-type="float">
            <text:p>-3.813</text:p>
          </table:table-cell>
          <table:table-cell office:value-type="float" office:value="-6.892" calcext:value-type="float">
            <text:p>-6.892</text:p>
          </table:table-cell>
          <table:table-cell table:number-columns-repeated="14"/>
          <table:table-cell office:value-type="float" office:value="10.208" calcext:value-type="float">
            <text:p>10.208</text:p>
          </table:table-cell>
          <table:table-cell office:value-type="float" office:value="-3.813" calcext:value-type="float">
            <text:p>-3.813</text:p>
          </table:table-cell>
          <table:table-cell office:value-type="float" office:value="-6.892" calcext:value-type="float">
            <text:p>-6.892</text:p>
          </table:table-cell>
        </table:table-row>
        <table:table-row table:style-name="ro1">
          <table:table-cell table:number-columns-repeated="9"/>
          <table:table-cell office:value-type="float" office:value="8.366" calcext:value-type="float">
            <text:p>8.366</text:p>
          </table:table-cell>
          <table:table-cell office:value-type="float" office:value="-6.024" calcext:value-type="float">
            <text:p>-6.024</text:p>
          </table:table-cell>
          <table:table-cell office:value-type="float" office:value="-7.161" calcext:value-type="float">
            <text:p>-7.161</text:p>
          </table:table-cell>
          <table:table-cell/>
          <table:table-cell office:value-type="float" office:value="13.248" calcext:value-type="float">
            <text:p>13.248</text:p>
          </table:table-cell>
          <table:table-cell office:value-type="float" office:value="-6.191" calcext:value-type="float">
            <text:p>-6.191</text:p>
          </table:table-cell>
          <table:table-cell office:value-type="float" office:value="-7.143" calcext:value-type="float">
            <text:p>-7.143</text:p>
          </table:table-cell>
          <table:table-cell table:number-columns-repeated="6"/>
          <table:table-cell table:formula="of:=[.S49]-[.S48]" office:value-type="float" office:value="-2.63643294351807" calcext:value-type="float">
            <text:p>-2.6364329435</text:p>
          </table:table-cell>
          <table:table-cell table:formula="of:=[.T49]-[.T48]" office:value-type="float" office:value="-1.34394751908166" calcext:value-type="float">
            <text:p>-1.3439475191</text:p>
          </table:table-cell>
          <table:table-cell table:formula="of:=[.U49]-[.U48]" office:value-type="float" office:value="2.38390989768634" calcext:value-type="float">
            <text:p>2.3839098977</text:p>
          </table:table-cell>
          <table:table-cell/>
          <table:table-cell table:formula="of:=SQRT([.W19]^2+[.X19]^2+[.Y19]^2)" office:value-type="float" office:value="3.8" calcext:value-type="float">
            <text:p>3.8</text:p>
          </table:table-cell>
          <table:table-cell table:number-columns-repeated="3"/>
          <table:table-cell office:value-type="float" office:value="13.248" calcext:value-type="float">
            <text:p>13.248</text:p>
          </table:table-cell>
          <table:table-cell office:value-type="float" office:value="-6.191" calcext:value-type="float">
            <text:p>-6.191</text:p>
          </table:table-cell>
          <table:table-cell office:value-type="float" office:value="-7.143" calcext:value-type="float">
            <text:p>-7.143</text:p>
          </table:table-cell>
        </table:table-row>
        <table:table-row table:style-name="ro1">
          <table:table-cell table:number-columns-repeated="9"/>
          <table:table-cell office:value-type="float" office:value="11.295" calcext:value-type="float">
            <text:p>11.295</text:p>
          </table:table-cell>
          <table:table-cell office:value-type="float" office:value="-7.965" calcext:value-type="float">
            <text:p>-7.965</text:p>
          </table:table-cell>
          <table:table-cell office:value-type="float" office:value="-7.372" calcext:value-type="float">
            <text:p>-7.372</text:p>
          </table:table-cell>
          <table:table-cell/>
          <table:table-cell office:value-type="float" office:value="12.562" calcext:value-type="float">
            <text:p>12.562</text:p>
          </table:table-cell>
          <table:table-cell office:value-type="float" office:value="-9.081" calcext:value-type="float">
            <text:p>-9.081</text:p>
          </table:table-cell>
          <table:table-cell office:value-type="float" office:value="-9.5" calcext:value-type="float">
            <text:p>-9.5</text:p>
          </table:table-cell>
          <table:table-cell table:number-columns-repeated="14"/>
          <table:table-cell office:value-type="float" office:value="12.562" calcext:value-type="float">
            <text:p>12.562</text:p>
          </table:table-cell>
          <table:table-cell office:value-type="float" office:value="-9.081" calcext:value-type="float">
            <text:p>-9.081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table:number-columns-repeated="9"/>
          <table:table-cell office:value-type="float" office:value="9.635" calcext:value-type="float">
            <text:p>9.635</text:p>
          </table:table-cell>
          <table:table-cell office:value-type="float" office:value="-10.455" calcext:value-type="float">
            <text:p>-10.455</text:p>
          </table:table-cell>
          <table:table-cell office:value-type="float" office:value="-4.821" calcext:value-type="float">
            <text:p>-4.821</text:p>
          </table:table-cell>
          <table:table-cell/>
          <table:table-cell office:value-type="float" office:value="8.853" calcext:value-type="float">
            <text:p>8.853</text:p>
          </table:table-cell>
          <table:table-cell office:value-type="float" office:value="-9.692" calcext:value-type="float">
            <text:p>-9.692</text:p>
          </table:table-cell>
          <table:table-cell office:value-type="float" office:value="-8.788" calcext:value-type="float">
            <text:p>-8.788</text:p>
          </table:table-cell>
          <table:table-cell table:number-columns-repeated="6"/>
          <table:table-cell table:formula="of:=[.S49]-[.N49]" office:value-type="float" office:value="27.9138393194819" calcext:value-type="float">
            <text:p>27.9138393195</text:p>
          </table:table-cell>
          <table:table-cell table:formula="of:=[.T49]-[.O49]" office:value-type="float" office:value="14.2293530331183" calcext:value-type="float">
            <text:p>14.2293530331</text:p>
          </table:table-cell>
          <table:table-cell table:formula="of:=[.U49]-[.P49]" office:value-type="float" office:value="-25.2401935728137" calcext:value-type="float">
            <text:p>-25.2401935728</text:p>
          </table:table-cell>
          <table:table-cell table:number-columns-repeated="5"/>
          <table:table-cell office:value-type="float" office:value="8.853" calcext:value-type="float">
            <text:p>8.853</text:p>
          </table:table-cell>
          <table:table-cell office:value-type="float" office:value="-9.692" calcext:value-type="float">
            <text:p>-9.692</text:p>
          </table:table-cell>
          <table:table-cell office:value-type="float" office:value="-8.788" calcext:value-type="float">
            <text:p>-8.788</text:p>
          </table:table-cell>
        </table:table-row>
        <table:table-row table:style-name="ro1">
          <table:table-cell table:number-columns-repeated="9"/>
          <table:table-cell office:value-type="float" office:value="5.862" calcext:value-type="float">
            <text:p>5.862</text:p>
          </table:table-cell>
          <table:table-cell office:value-type="float" office:value="-10.523" calcext:value-type="float">
            <text:p>-10.523</text:p>
          </table:table-cell>
          <table:table-cell office:value-type="float" office:value="-4.785" calcext:value-type="float">
            <text:p>-4.785</text:p>
          </table:table-cell>
          <table:table-cell/>
          <table:table-cell office:value-type="float" office:value="7.389" calcext:value-type="float">
            <text:p>7.389</text:p>
          </table:table-cell>
          <table:table-cell office:value-type="float" office:value="-6.204" calcext:value-type="float">
            <text:p>-6.204</text:p>
          </table:table-cell>
          <table:table-cell office:value-type="float" office:value="-9.244" calcext:value-type="float">
            <text:p>-9.244</text:p>
          </table:table-cell>
          <table:table-cell table:number-columns-repeated="14"/>
          <table:table-cell office:value-type="float" office:value="7.389" calcext:value-type="float">
            <text:p>7.389</text:p>
          </table:table-cell>
          <table:table-cell office:value-type="float" office:value="-6.204" calcext:value-type="float">
            <text:p>-6.204</text:p>
          </table:table-cell>
          <table:table-cell office:value-type="float" office:value="-9.244" calcext:value-type="float">
            <text:p>-9.244</text:p>
          </table:table-cell>
        </table:table-row>
        <table:table-row table:style-name="ro1">
          <table:table-cell table:number-columns-repeated="9"/>
          <table:table-cell office:value-type="float" office:value="4.952" calcext:value-type="float">
            <text:p>4.952</text:p>
          </table:table-cell>
          <table:table-cell office:value-type="float" office:value="-13.855" calcext:value-type="float">
            <text:p>-13.855</text:p>
          </table:table-cell>
          <table:table-cell office:value-type="float" office:value="-2.966" calcext:value-type="float">
            <text:p>-2.966</text:p>
          </table:table-cell>
          <table:table-cell/>
          <table:table-cell office:value-type="float" office:value="7.137" calcext:value-type="float">
            <text:p>7.137</text:p>
          </table:table-cell>
          <table:table-cell office:value-type="float" office:value="-5.929" calcext:value-type="float">
            <text:p>-5.929</text:p>
          </table:table-cell>
          <table:table-cell office:value-type="float" office:value="-5.412" calcext:value-type="float">
            <text:p>-5.412</text:p>
          </table:table-cell>
          <table:table-cell table:number-columns-repeated="14"/>
          <table:table-cell office:value-type="float" office:value="7.137" calcext:value-type="float">
            <text:p>7.137</text:p>
          </table:table-cell>
          <table:table-cell office:value-type="float" office:value="-5.929" calcext:value-type="float">
            <text:p>-5.929</text:p>
          </table:table-cell>
          <table:table-cell office:value-type="float" office:value="-5.412" calcext:value-type="float">
            <text:p>-5.412</text:p>
          </table:table-cell>
        </table:table-row>
        <table:table-row table:style-name="ro1">
          <table:table-cell table:number-columns-repeated="9"/>
          <table:table-cell office:value-type="float" office:value="7.267" calcext:value-type="float">
            <text:p>7.267</text:p>
          </table:table-cell>
          <table:table-cell office:value-type="float" office:value="-12.761" calcext:value-type="float">
            <text:p>-12.761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4.913" calcext:value-type="float">
            <text:p>4.913</text:p>
          </table:table-cell>
          <table:table-cell office:value-type="float" office:value="-9.026" calcext:value-type="float">
            <text:p>-9.026</text:p>
          </table:table-cell>
          <table:table-cell office:value-type="float" office:value="-5.001" calcext:value-type="float">
            <text:p>-5.001</text:p>
          </table:table-cell>
          <table:table-cell table:number-columns-repeated="14"/>
          <table:table-cell office:value-type="float" office:value="4.913" calcext:value-type="float">
            <text:p>4.913</text:p>
          </table:table-cell>
          <table:table-cell office:value-type="float" office:value="-9.026" calcext:value-type="float">
            <text:p>-9.026</text:p>
          </table:table-cell>
          <table:table-cell office:value-type="float" office:value="-5.001" calcext:value-type="float">
            <text:p>-5.001</text:p>
          </table:table-cell>
        </table:table-row>
        <table:table-row table:style-name="ro1">
          <table:table-cell table:number-columns-repeated="9"/>
          <table:table-cell office:value-type="float" office:value="6.643" calcext:value-type="float">
            <text:p>6.643</text:p>
          </table:table-cell>
          <table:table-cell office:value-type="float" office:value="-9.12" calcext:value-type="float">
            <text:p>-9.12</text:p>
          </table:table-cell>
          <table:table-cell office:value-type="float" office:value="0.252" calcext:value-type="float">
            <text:p>0.252</text:p>
          </table:table-cell>
          <table:table-cell/>
          <table:table-cell office:value-type="float" office:value="-7.069" calcext:value-type="float">
            <text:p>-7.069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7.802" calcext:value-type="float">
            <text:p>7.802</text:p>
          </table:table-cell>
          <table:table-cell table:number-columns-repeated="2"/>
          <table:table-cell table:formula="of:=[.N24]+-2.439727737" office:value-type="float" office:value="2.473272263" calcext:value-type="float">
            <text:p>2.473272263</text:p>
          </table:table-cell>
          <table:table-cell table:formula="of:=[.O24]+-1.3006994478" office:value-type="float" office:value="-10.3266994478" calcext:value-type="float">
            <text:p>-10.3266994478</text:p>
          </table:table-cell>
          <table:table-cell table:formula="of:=[.P24]+2.6068965295" office:value-type="float" office:value="-2.3941034705" calcext:value-type="float">
            <text:p>-2.3941034705</text:p>
          </table:table-cell>
          <table:table-cell/>
          <table:table-cell table:formula="of:=[.S26]-[.S25]" office:value-type="float" office:value="3.626" calcext:value-type="float">
            <text:p>3.626</text:p>
          </table:table-cell>
          <table:table-cell table:formula="of:=[.T26]-[.T25]" office:value-type="float" office:value="0.93" calcext:value-type="float">
            <text:p>0.93</text:p>
          </table:table-cell>
          <table:table-cell table:formula="of:=[.U26]-[.U25]" office:value-type="float" office:value="-0.65" calcext:value-type="float">
            <text:p>-0.65</text:p>
          </table:table-cell>
          <table:table-cell/>
          <table:table-cell table:formula="of:=SQRT([.W25]^2+[.X25]^2+[.Y25]^2)" office:value-type="float" office:value="3.79937837020742" calcext:value-type="float">
            <text:p>3.7993783702</text:p>
          </table:table-cell>
          <table:table-cell table:number-columns-repeated="3"/>
          <table:table-cell office:value-type="float" office:value="6.933" calcext:value-type="float">
            <text:p>6.933</text:p>
          </table:table-cell>
          <table:table-cell office:value-type="float" office:value="-10.432" calcext:value-type="float">
            <text:p>-10.432</text:p>
          </table:table-cell>
          <table:table-cell office:value-type="float" office:value="-2.084" calcext:value-type="float">
            <text:p>-2.084</text:p>
          </table:table-cell>
        </table:table-row>
        <table:table-row table:style-name="ro1">
          <table:table-cell table:number-columns-repeated="9"/>
          <table:table-cell office:value-type="float" office:value="2.84" calcext:value-type="float">
            <text:p>2.84</text:p>
          </table:table-cell>
          <table:table-cell office:value-type="float" office:value="-9.717" calcext:value-type="float">
            <text:p>-9.717</text:p>
          </table:table-cell>
          <table:table-cell office:value-type="float" office:value="-0.123" calcext:value-type="float">
            <text:p>-0.123</text:p>
          </table:table-cell>
          <table:table-cell/>
          <table:table-cell office:value-type="float" office:value="-3.443" calcext:value-type="float">
            <text:p>-3.443</text:p>
          </table:table-cell>
          <table:table-cell office:value-type="float" office:value="-14.484" calcext:value-type="float">
            <text:p>-14.484</text:p>
          </table:table-cell>
          <table:table-cell office:value-type="float" office:value="7.152" calcext:value-type="float">
            <text:p>7.152</text:p>
          </table:table-cell>
          <table:table-cell table:number-columns-repeated="2"/>
          <table:table-cell table:formula="of:=[.N26]+9.542272263" office:value-type="float" office:value="6.099272263" calcext:value-type="float">
            <text:p>6.099272263</text:p>
          </table:table-cell>
          <table:table-cell table:formula="of:=[.O26]+5.0873005522" office:value-type="float" office:value="-9.3966994478" calcext:value-type="float">
            <text:p>-9.3966994478</text:p>
          </table:table-cell>
          <table:table-cell table:formula="of:=[.P26]+-10.1961034705" office:value-type="float" office:value="-3.0441034705" calcext:value-type="float">
            <text:p>-3.0441034705</text:p>
          </table:table-cell>
          <table:table-cell/>
          <table:table-cell table:formula="of:=[.S27]-[.S26]" office:value-type="float" office:value="0.722" calcext:value-type="float">
            <text:p>0.722</text:p>
          </table:table-cell>
          <table:table-cell table:formula="of:=[.T27]-[.T26]" office:value-type="float" office:value="-3.216" calcext:value-type="float">
            <text:p>-3.216</text:p>
          </table:table-cell>
          <table:table-cell table:formula="of:=[.U27]-[.U26]" office:value-type="float" office:value="-1.861" calcext:value-type="float">
            <text:p>-1.861</text:p>
          </table:table-cell>
          <table:table-cell/>
          <table:table-cell table:formula="of:=SQRT([.W26]^2+[.X26]^2+[.Y26]^2)" office:value-type="float" office:value="3.78513685353647" calcext:value-type="float">
            <text:p>3.7851368535</text:p>
          </table:table-cell>
          <table:table-cell table:number-columns-repeated="3"/>
          <table:table-cell office:value-type="float" office:value="6.672" calcext:value-type="float">
            <text:p>6.672</text:p>
          </table:table-cell>
          <table:table-cell office:value-type="float" office:value="-7.052" calcext:value-type="float">
            <text:p>-7.052</text:p>
          </table:table-cell>
          <table:table-cell office:value-type="float" office:value="-0.299" calcext:value-type="float">
            <text:p>-0.299</text:p>
          </table:table-cell>
        </table:table-row>
        <table:table-row table:style-name="ro1">
          <table:table-cell table:number-columns-repeated="9"/>
          <table:table-cell office:value-type="float" office:value="2.398" calcext:value-type="float">
            <text:p>2.398</text:p>
          </table:table-cell>
          <table:table-cell office:value-type="float" office:value="-12.484" calcext:value-type="float">
            <text:p>-12.484</text:p>
          </table:table-cell>
          <table:table-cell office:value-type="float" office:value="2.484" calcext:value-type="float">
            <text:p>2.484</text:p>
          </table:table-cell>
          <table:table-cell/>
          <table:table-cell office:value-type="float" office:value="-2.721" calcext:value-type="float">
            <text:p>-2.721</text:p>
          </table:table-cell>
          <table:table-cell office:value-type="float" office:value="-17.7" calcext:value-type="float">
            <text:p>-17.7</text:p>
          </table:table-cell>
          <table:table-cell office:value-type="float" office:value="5.291" calcext:value-type="float">
            <text:p>5.291</text:p>
          </table:table-cell>
          <table:table-cell table:number-columns-repeated="2"/>
          <table:table-cell table:formula="of:=[.N27]+9.542272263" office:value-type="float" office:value="6.821272263" calcext:value-type="float">
            <text:p>6.821272263</text:p>
          </table:table-cell>
          <table:table-cell table:formula="of:=[.O27]+5.0873005522" office:value-type="float" office:value="-12.6126994478" calcext:value-type="float">
            <text:p>-12.6126994478</text:p>
          </table:table-cell>
          <table:table-cell table:formula="of:=[.P27]+-10.1961034705" office:value-type="float" office:value="-4.9051034705" calcext:value-type="float">
            <text:p>-4.9051034705</text:p>
          </table:table-cell>
          <table:table-cell/>
          <table:table-cell table:formula="of:=[.S28]-[.S27]" office:value-type="float" office:value="-2.849" calcext:value-type="float">
            <text:p>-2.849</text:p>
          </table:table-cell>
          <table:table-cell table:formula="of:=[.T28]-[.T27]" office:value-type="float" office:value="0.367000000000001" calcext:value-type="float">
            <text:p>0.367</text:p>
          </table:table-cell>
          <table:table-cell table:formula="of:=[.U28]-[.U27]" office:value-type="float" office:value="-2.528" calcext:value-type="float">
            <text:p>-2.528</text:p>
          </table:table-cell>
          <table:table-cell/>
          <table:table-cell table:formula="of:=SQRT([.W27]^2+[.X27]^2+[.Y27]^2)" office:value-type="float" office:value="3.82652244211373" calcext:value-type="float">
            <text:p>3.8265224421</text:p>
          </table:table-cell>
          <table:table-cell table:number-columns-repeated="3"/>
          <table:table-cell office:value-type="float" office:value="2.92" calcext:value-type="float">
            <text:p>2.92</text:p>
          </table:table-cell>
          <table:table-cell office:value-type="float" office:value="-7.024" calcext:value-type="float">
            <text:p>-7.024</text:p>
          </table:table-cell>
          <table:table-cell office:value-type="float" office:value="-0.839" calcext:value-type="float">
            <text:p>-0.839</text:p>
          </table:table-cell>
        </table:table-row>
        <table:table-row table:style-name="ro1">
          <table:table-cell table:number-columns-repeated="9"/>
          <table:table-cell office:value-type="float" office:value="4.695" calcext:value-type="float">
            <text:p>4.695</text:p>
          </table:table-cell>
          <table:table-cell office:value-type="float" office:value="-10.193" calcext:value-type="float">
            <text:p>-10.193</text:p>
          </table:table-cell>
          <table:table-cell office:value-type="float" office:value="4.769" calcext:value-type="float">
            <text:p>4.769</text:p>
          </table:table-cell>
          <table:table-cell/>
          <table:table-cell office:value-type="float" office:value="-5.57" calcext:value-type="float">
            <text:p>-5.57</text:p>
          </table:table-cell>
          <table:table-cell office:value-type="float" office:value="-17.333" calcext:value-type="float">
            <text:p>-17.333</text:p>
          </table:table-cell>
          <table:table-cell office:value-type="float" office:value="2.763" calcext:value-type="float">
            <text:p>2.763</text:p>
          </table:table-cell>
          <table:table-cell table:number-columns-repeated="2"/>
          <table:table-cell table:formula="of:=[.N28]+9.542272263" office:value-type="float" office:value="3.972272263" calcext:value-type="float">
            <text:p>3.972272263</text:p>
          </table:table-cell>
          <table:table-cell table:formula="of:=[.O28]+5.0873005522" office:value-type="float" office:value="-12.2456994478" calcext:value-type="float">
            <text:p>-12.2456994478</text:p>
          </table:table-cell>
          <table:table-cell table:formula="of:=[.P28]+-10.1961034705" office:value-type="float" office:value="-7.4331034705" calcext:value-type="float">
            <text:p>-7.4331034705</text:p>
          </table:table-cell>
          <table:table-cell/>
          <table:table-cell table:formula="of:=[.S29]-[.S28]" office:value-type="float" office:value="1.599" calcext:value-type="float">
            <text:p>1.599</text:p>
          </table:table-cell>
          <table:table-cell table:formula="of:=[.T29]-[.T28]" office:value-type="float" office:value="-0.0480000000000018" calcext:value-type="float">
            <text:p>-0.048</text:p>
          </table:table-cell>
          <table:table-cell table:formula="of:=[.U29]-[.U28]" office:value-type="float" office:value="-3.482" calcext:value-type="float">
            <text:p>-3.482</text:p>
          </table:table-cell>
          <table:table-cell/>
          <table:table-cell table:formula="of:=SQRT([.W28]^2+[.X28]^2+[.Y28]^2)" office:value-type="float" office:value="3.83189626686318" calcext:value-type="float">
            <text:p>3.8318962669</text:p>
          </table:table-cell>
          <table:table-cell table:number-columns-repeated="3"/>
          <table:table-cell office:value-type="float" office:value="2.58" calcext:value-type="float">
            <text:p>2.58</text:p>
          </table:table-cell>
          <table:table-cell office:value-type="float" office:value="-10.581" calcext:value-type="float">
            <text:p>-10.581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table:number-columns-repeated="9"/>
          <table:table-cell office:value-type="float" office:value="2.642" calcext:value-type="float">
            <text:p>2.642</text:p>
          </table:table-cell>
          <table:table-cell office:value-type="float" office:value="-7.291" calcext:value-type="float">
            <text:p>-7.291</text:p>
          </table:table-cell>
          <table:table-cell office:value-type="float" office:value="4.195" calcext:value-type="float">
            <text:p>4.195</text:p>
          </table:table-cell>
          <table:table-cell/>
          <table:table-cell office:value-type="float" office:value="-3.971" calcext:value-type="float">
            <text:p>-3.971</text:p>
          </table:table-cell>
          <table:table-cell office:value-type="float" office:value="-17.381" calcext:value-type="float">
            <text:p>-17.381</text:p>
          </table:table-cell>
          <table:table-cell office:value-type="float" office:value="-0.719" calcext:value-type="float">
            <text:p>-0.719</text:p>
          </table:table-cell>
          <table:table-cell table:number-columns-repeated="2"/>
          <table:table-cell table:formula="of:=[.N29]+9.542272263" office:value-type="float" office:value="5.571272263" calcext:value-type="float">
            <text:p>5.571272263</text:p>
          </table:table-cell>
          <table:table-cell table:formula="of:=[.O29]+5.0873005522" office:value-type="float" office:value="-12.2936994478" calcext:value-type="float">
            <text:p>-12.2936994478</text:p>
          </table:table-cell>
          <table:table-cell table:formula="of:=[.P29]+-10.1961034705" office:value-type="float" office:value="-10.9151034705" calcext:value-type="float">
            <text:p>-10.9151034705</text:p>
          </table:table-cell>
          <table:table-cell/>
          <table:table-cell table:formula="of:=[.S30]-[.S29]" office:value-type="float" office:value="-2.068" calcext:value-type="float">
            <text:p>-2.068</text:p>
          </table:table-cell>
          <table:table-cell table:formula="of:=[.T30]-[.T29]" office:value-type="float" office:value="3.127" calcext:value-type="float">
            <text:p>3.127</text:p>
          </table:table-cell>
          <table:table-cell table:formula="of:=[.U30]-[.U29]" office:value-type="float" office:value="-0.956000000000001" calcext:value-type="float">
            <text:p>-0.956</text:p>
          </table:table-cell>
          <table:table-cell/>
          <table:table-cell table:formula="of:=SQRT([.W29]^2+[.X29]^2+[.Y29]^2)" office:value-type="float" office:value="3.86893900184534" calcext:value-type="float">
            <text:p>3.8689390018</text:p>
          </table:table-cell>
          <table:table-cell table:number-columns-repeated="3"/>
          <table:table-cell office:value-type="float" office:value="4.581" calcext:value-type="float">
            <text:p>4.581</text:p>
          </table:table-cell>
          <table:table-cell office:value-type="float" office:value="-9.741" calcext:value-type="float">
            <text:p>-9.741</text:p>
          </table:table-cell>
          <table:table-cell office:value-type="float" office:value="3.623" calcext:value-type="float">
            <text:p>3.623</text:p>
          </table:table-cell>
        </table:table-row>
        <table:table-row table:style-name="ro1">
          <table:table-cell table:number-columns-repeated="9"/>
          <table:table-cell office:value-type="float" office:value="-0.609" calcext:value-type="float">
            <text:p>-0.609</text:p>
          </table:table-cell>
          <table:table-cell office:value-type="float" office:value="-9.564" calcext:value-type="float">
            <text:p>-9.564</text:p>
          </table:table-cell>
          <table:table-cell office:value-type="float" office:value="5.39" calcext:value-type="float">
            <text:p>5.39</text:p>
          </table:table-cell>
          <table:table-cell/>
          <table:table-cell office:value-type="float" office:value="-6.039" calcext:value-type="float">
            <text:p>-6.039</text:p>
          </table:table-cell>
          <table:table-cell office:value-type="float" office:value="-14.254" calcext:value-type="float">
            <text:p>-14.254</text:p>
          </table:table-cell>
          <table:table-cell office:value-type="float" office:value="-1.675" calcext:value-type="float">
            <text:p>-1.675</text:p>
          </table:table-cell>
          <table:table-cell table:number-columns-repeated="2"/>
          <table:table-cell table:formula="of:=[.N30]+9.542272263" office:value-type="float" office:value="3.503272263" calcext:value-type="float">
            <text:p>3.503272263</text:p>
          </table:table-cell>
          <table:table-cell table:formula="of:=[.O30]+5.0873005522" office:value-type="float" office:value="-9.1666994478" calcext:value-type="float">
            <text:p>-9.1666994478</text:p>
          </table:table-cell>
          <table:table-cell table:formula="of:=[.P30]+-10.1961034705" office:value-type="float" office:value="-11.8711034705" calcext:value-type="float">
            <text:p>-11.8711034705</text:p>
          </table:table-cell>
          <table:table-cell/>
          <table:table-cell table:formula="of:=[.S31]-[.S30]" office:value-type="float" office:value="2.409" calcext:value-type="float">
            <text:p>2.409</text:p>
          </table:table-cell>
          <table:table-cell table:formula="of:=[.T31]-[.T30]" office:value-type="float" office:value="1.906" calcext:value-type="float">
            <text:p>1.906</text:p>
          </table:table-cell>
          <table:table-cell table:formula="of:=[.U31]-[.U30]" office:value-type="float" office:value="2.372" calcext:value-type="float">
            <text:p>2.372</text:p>
          </table:table-cell>
          <table:table-cell/>
          <table:table-cell table:formula="of:=SQRT([.W30]^2+[.X30]^2+[.Y30]^2)" office:value-type="float" office:value="3.88104380289633" calcext:value-type="float">
            <text:p>3.8810438029</text:p>
          </table:table-cell>
          <table:table-cell table:number-columns-repeated="3"/>
          <table:table-cell office:value-type="float" office:value="2.756" calcext:value-type="float">
            <text:p>2.756</text:p>
          </table:table-cell>
          <table:table-cell office:value-type="float" office:value="-6.462" calcext:value-type="float">
            <text:p>-6.462</text:p>
          </table:table-cell>
          <table:table-cell office:value-type="float" office:value="4.182" calcext:value-type="float">
            <text:p>4.182</text:p>
          </table:table-cell>
        </table:table-row>
        <table:table-row table:style-name="ro1">
          <table:table-cell table:number-columns-repeated="9"/>
          <table:table-cell office:value-type="float" office:value="1.118" calcext:value-type="float">
            <text:p>1.118</text:p>
          </table:table-cell>
          <table:table-cell office:value-type="float" office:value="-10.778" calcext:value-type="float">
            <text:p>-10.778</text:p>
          </table:table-cell>
          <table:table-cell office:value-type="float" office:value="8.46" calcext:value-type="float">
            <text:p>8.46</text:p>
          </table:table-cell>
          <table:table-cell/>
          <table:table-cell office:value-type="float" office:value="-3.63" calcext:value-type="float">
            <text:p>-3.63</text:p>
          </table:table-cell>
          <table:table-cell office:value-type="float" office:value="-12.348" calcext:value-type="float">
            <text:p>-12.348</text:p>
          </table:table-cell>
          <table:table-cell office:value-type="float" office:value="0.697" calcext:value-type="float">
            <text:p>0.697</text:p>
          </table:table-cell>
          <table:table-cell table:number-columns-repeated="2"/>
          <table:table-cell table:formula="of:=[.N31]+9.542272263" office:value-type="float" office:value="5.912272263" calcext:value-type="float">
            <text:p>5.912272263</text:p>
          </table:table-cell>
          <table:table-cell table:formula="of:=[.O31]+5.0873005522" office:value-type="float" office:value="-7.2606994478" calcext:value-type="float">
            <text:p>-7.2606994478</text:p>
          </table:table-cell>
          <table:table-cell table:formula="of:=[.P31]+-10.1961034705" office:value-type="float" office:value="-9.4991034705" calcext:value-type="float">
            <text:p>-9.4991034705</text:p>
          </table:table-cell>
          <table:table-cell/>
          <table:table-cell table:formula="of:=[.S32]-[.S31]" office:value-type="float" office:value="2.936" calcext:value-type="float">
            <text:p>2.936</text:p>
          </table:table-cell>
          <table:table-cell table:formula="of:=[.T32]-[.T31]" office:value-type="float" office:value="-0.546999999999999" calcext:value-type="float">
            <text:p>-0.547</text:p>
          </table:table-cell>
          <table:table-cell table:formula="of:=[.U32]-[.U31]" office:value-type="float" office:value="-2.395" calcext:value-type="float">
            <text:p>-2.395</text:p>
          </table:table-cell>
          <table:table-cell/>
          <table:table-cell table:formula="of:=SQRT([.W31]^2+[.X31]^2+[.Y31]^2)" office:value-type="float" office:value="3.82822804963341" calcext:value-type="float">
            <text:p>3.8282280496</text:p>
          </table:table-cell>
          <table:table-cell table:number-columns-repeated="3"/>
          <table:table-cell office:value-type="float" office:value="-0.733" calcext:value-type="float">
            <text:p>-0.733</text:p>
          </table:table-cell>
          <table:table-cell office:value-type="float" office:value="-8.011" calcext:value-type="float">
            <text:p>-8.011</text:p>
          </table:table-cell>
          <table:table-cell office:value-type="float" office:value="4.144" calcext:value-type="float">
            <text:p>4.144</text:p>
          </table:table-cell>
        </table:table-row>
        <table:table-row table:style-name="ro1">
          <table:table-cell table:number-columns-repeated="9"/>
          <table:table-cell office:value-type="float" office:value="2.247" calcext:value-type="float">
            <text:p>2.247</text:p>
          </table:table-cell>
          <table:table-cell office:value-type="float" office:value="-7.1" calcext:value-type="float">
            <text:p>-7.1</text:p>
          </table:table-cell>
          <table:table-cell office:value-type="float" office:value="9.473" calcext:value-type="float">
            <text:p>9.473</text:p>
          </table:table-cell>
          <table:table-cell/>
          <table:table-cell office:value-type="float" office:value="-0.694" calcext:value-type="float">
            <text:p>-0.694</text:p>
          </table:table-cell>
          <table:table-cell office:value-type="float" office:value="-12.895" calcext:value-type="float">
            <text:p>-12.895</text:p>
          </table:table-cell>
          <table:table-cell office:value-type="float" office:value="-1.698" calcext:value-type="float">
            <text:p>-1.698</text:p>
          </table:table-cell>
          <table:table-cell table:number-columns-repeated="2"/>
          <table:table-cell table:formula="of:=[.N32]+9.542272263" office:value-type="float" office:value="8.848272263" calcext:value-type="float">
            <text:p>8.848272263</text:p>
          </table:table-cell>
          <table:table-cell table:formula="of:=[.O32]+5.0873005522" office:value-type="float" office:value="-7.8076994478" calcext:value-type="float">
            <text:p>-7.8076994478</text:p>
          </table:table-cell>
          <table:table-cell table:formula="of:=[.P32]+-10.1961034705" office:value-type="float" office:value="-11.8941034705" calcext:value-type="float">
            <text:p>-11.8941034705</text:p>
          </table:table-cell>
          <table:table-cell/>
          <table:table-cell table:formula="of:=[.S33]-[.S32]" office:value-type="float" office:value="-2.104" calcext:value-type="float">
            <text:p>-2.104</text:p>
          </table:table-cell>
          <table:table-cell table:formula="of:=[.T33]-[.T32]" office:value-type="float" office:value="0.686999999999999" calcext:value-type="float">
            <text:p>0.687</text:p>
          </table:table-cell>
          <table:table-cell table:formula="of:=[.U33]-[.U32]" office:value-type="float" office:value="-3.102" calcext:value-type="float">
            <text:p>-3.102</text:p>
          </table:table-cell>
          <table:table-cell/>
          <table:table-cell table:formula="of:=SQRT([.W32]^2+[.X32]^2+[.Y32]^2)" office:value-type="float" office:value="3.81066778924639" calcext:value-type="float">
            <text:p>3.8106677892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-11.263" calcext:value-type="float">
            <text:p>-11.263</text:p>
          </table:table-cell>
          <table:table-cell office:value-type="float" office:value="5.901" calcext:value-type="float">
            <text:p>5.901</text:p>
          </table:table-cell>
        </table:table-row>
        <table:table-row table:style-name="ro1">
          <table:table-cell table:number-columns-repeated="9"/>
          <table:table-cell office:value-type="float" office:value="-1.303" calcext:value-type="float">
            <text:p>-1.303</text:p>
          </table:table-cell>
          <table:table-cell office:value-type="float" office:value="-6.207" calcext:value-type="float">
            <text:p>-6.207</text:p>
          </table:table-cell>
          <table:table-cell office:value-type="float" office:value="8.882" calcext:value-type="float">
            <text:p>8.882</text:p>
          </table:table-cell>
          <table:table-cell/>
          <table:table-cell office:value-type="float" office:value="-2.798" calcext:value-type="float">
            <text:p>-2.798</text:p>
          </table:table-cell>
          <table:table-cell office:value-type="float" office:value="-12.208" calcext:value-type="float">
            <text:p>-12.208</text:p>
          </table:table-cell>
          <table:table-cell office:value-type="float" office:value="-4.8" calcext:value-type="float">
            <text:p>-4.8</text:p>
          </table:table-cell>
          <table:table-cell table:number-columns-repeated="2"/>
          <table:table-cell table:formula="of:=[.N33]+9.542272263" office:value-type="float" office:value="6.744272263" calcext:value-type="float">
            <text:p>6.744272263</text:p>
          </table:table-cell>
          <table:table-cell table:formula="of:=[.O33]+5.0873005522" office:value-type="float" office:value="-7.1206994478" calcext:value-type="float">
            <text:p>-7.1206994478</text:p>
          </table:table-cell>
          <table:table-cell table:formula="of:=[.P33]+-10.1961034705" office:value-type="float" office:value="-14.9961034705" calcext:value-type="float">
            <text:p>-14.9961034705</text:p>
          </table:table-cell>
          <table:table-cell/>
          <table:table-cell table:formula="of:=[.S34]-[.S33]" office:value-type="float" office:value="-1.25" calcext:value-type="float">
            <text:p>-1.25</text:p>
          </table:table-cell>
          <table:table-cell table:formula="of:=[.T34]-[.T33]" office:value-type="float" office:value="3.283" calcext:value-type="float">
            <text:p>3.283</text:p>
          </table:table-cell>
          <table:table-cell table:formula="of:=[.U34]-[.U33]" office:value-type="float" office:value="1.468" calcext:value-type="float">
            <text:p>1.468</text:p>
          </table:table-cell>
          <table:table-cell/>
          <table:table-cell table:formula="of:=SQRT([.W33]^2+[.X33]^2+[.Y33]^2)" office:value-type="float" office:value="3.80731046803383" calcext:value-type="float">
            <text:p>3.807310468</text:p>
          </table:table-cell>
          <table:table-cell table:number-columns-repeated="3"/>
          <table:table-cell office:value-type="float" office:value="1.679" calcext:value-type="float">
            <text:p>1.679</text:p>
          </table:table-cell>
          <table:table-cell office:value-type="float" office:value="-9.39" calcext:value-type="float">
            <text:p>-9.39</text:p>
          </table:table-cell>
          <table:table-cell office:value-type="float" office:value="8.789" calcext:value-type="float">
            <text:p>8.789</text:p>
          </table:table-cell>
        </table:table-row>
        <table:table-row table:style-name="ro1">
          <table:table-cell table:number-columns-repeated="9"/>
          <table:table-cell office:value-type="float" office:value="-2.738" calcext:value-type="float">
            <text:p>-2.738</text:p>
          </table:table-cell>
          <table:table-cell office:value-type="float" office:value="-9.074" calcext:value-type="float">
            <text:p>-9.074</text:p>
          </table:table-cell>
          <table:table-cell office:value-type="float" office:value="11.232" calcext:value-type="float">
            <text:p>11.232</text:p>
          </table:table-cell>
          <table:table-cell/>
          <table:table-cell office:value-type="float" office:value="-4.048" calcext:value-type="float">
            <text:p>-4.048</text:p>
          </table:table-cell>
          <table:table-cell office:value-type="float" office:value="-8.925" calcext:value-type="float">
            <text:p>-8.925</text:p>
          </table:table-cell>
          <table:table-cell office:value-type="float" office:value="-3.332" calcext:value-type="float">
            <text:p>-3.332</text:p>
          </table:table-cell>
          <table:table-cell table:number-columns-repeated="2"/>
          <table:table-cell table:formula="of:=[.N34]+9.542272263" office:value-type="float" office:value="5.494272263" calcext:value-type="float">
            <text:p>5.494272263</text:p>
          </table:table-cell>
          <table:table-cell table:formula="of:=[.O34]+5.0873005522" office:value-type="float" office:value="-3.8376994478" calcext:value-type="float">
            <text:p>-3.8376994478</text:p>
          </table:table-cell>
          <table:table-cell table:formula="of:=[.P34]+-10.1961034705" office:value-type="float" office:value="-13.5281034705" calcext:value-type="float">
            <text:p>-13.5281034705</text:p>
          </table:table-cell>
          <table:table-cell/>
          <table:table-cell table:formula="of:=[.S35]-[.S34]" office:value-type="float" office:value="3.435" calcext:value-type="float">
            <text:p>3.435</text:p>
          </table:table-cell>
          <table:table-cell table:formula="of:=[.T35]-[.T34]" office:value-type="float" office:value="1.032" calcext:value-type="float">
            <text:p>1.032</text:p>
          </table:table-cell>
          <table:table-cell table:formula="of:=[.U35]-[.U34]" office:value-type="float" office:value="1.405" calcext:value-type="float">
            <text:p>1.405</text:p>
          </table:table-cell>
          <table:table-cell/>
          <table:table-cell table:formula="of:=SQRT([.W34]^2+[.X34]^2+[.Y34]^2)" office:value-type="float" office:value="3.85204802669956" calcext:value-type="float">
            <text:p>3.8520480267</text:p>
          </table:table-cell>
          <table:table-cell table:number-columns-repeated="3"/>
          <table:table-cell office:value-type="float" office:value="-1.106" calcext:value-type="float">
            <text:p>-1.106</text:p>
          </table:table-cell>
          <table:table-cell office:value-type="float" office:value="-6.798" calcext:value-type="float">
            <text:p>-6.798</text:p>
          </table:table-cell>
          <table:table-cell office:value-type="float" office:value="8.805" calcext:value-type="float">
            <text:p>8.805</text:p>
          </table:table-cell>
        </table:table-row>
        <table:table-row table:style-name="ro1">
          <table:table-cell table:number-columns-repeated="9"/>
          <table:table-cell office:value-type="float" office:value="0.005" calcext:value-type="float">
            <text:p>0.005</text:p>
          </table:table-cell>
          <table:table-cell office:value-type="float" office:value="-8.058" calcext:value-type="float">
            <text:p>-8.058</text:p>
          </table:table-cell>
          <table:table-cell office:value-type="float" office:value="13.795" calcext:value-type="float">
            <text:p>13.795</text:p>
          </table:table-cell>
          <table:table-cell/>
          <table:table-cell office:value-type="float" office:value="-0.613" calcext:value-type="float">
            <text:p>-0.613</text:p>
          </table:table-cell>
          <table:table-cell office:value-type="float" office:value="-7.893" calcext:value-type="float">
            <text:p>-7.893</text:p>
          </table:table-cell>
          <table:table-cell office:value-type="float" office:value="-1.927" calcext:value-type="float">
            <text:p>-1.927</text:p>
          </table:table-cell>
          <table:table-cell table:number-columns-repeated="2"/>
          <table:table-cell table:formula="of:=[.N35]+9.542272263" office:value-type="float" office:value="8.929272263" calcext:value-type="float">
            <text:p>8.929272263</text:p>
          </table:table-cell>
          <table:table-cell table:formula="of:=[.O35]+5.0873005522" office:value-type="float" office:value="-2.8056994478" calcext:value-type="float">
            <text:p>-2.8056994478</text:p>
          </table:table-cell>
          <table:table-cell table:formula="of:=[.P35]+-10.1961034705" office:value-type="float" office:value="-12.1231034705" calcext:value-type="float">
            <text:p>-12.1231034705</text:p>
          </table:table-cell>
          <table:table-cell/>
          <table:table-cell table:formula="of:=[.S36]-[.S35]" office:value-type="float" office:value="1.445" calcext:value-type="float">
            <text:p>1.445</text:p>
          </table:table-cell>
          <table:table-cell table:formula="of:=[.T36]-[.T35]" office:value-type="float" office:value="-0.321000000000001" calcext:value-type="float">
            <text:p>-0.321</text:p>
          </table:table-cell>
          <table:table-cell table:formula="of:=[.U36]-[.U35]" office:value-type="float" office:value="-3.542" calcext:value-type="float">
            <text:p>-3.542</text:p>
          </table:table-cell>
          <table:table-cell/>
          <table:table-cell table:formula="of:=SQRT([.W35]^2+[.X35]^2+[.Y35]^2)" office:value-type="float" office:value="3.83885790307482" calcext:value-type="float">
            <text:p>3.8388579031</text:p>
          </table:table-cell>
          <table:table-cell table:number-columns-repeated="3"/>
          <table:table-cell office:value-type="float" office:value="-3.767" calcext:value-type="float">
            <text:p>-3.767</text:p>
          </table:table-cell>
          <table:table-cell office:value-type="float" office:value="-9.525" calcext:value-type="float">
            <text:p>-9.525</text:p>
          </table:table-cell>
          <table:table-cell office:value-type="float" office:value="9.234" calcext:value-type="float">
            <text:p>9.234</text:p>
          </table:table-cell>
        </table:table-row>
        <table:table-row table:style-name="ro1">
          <table:table-cell table:number-columns-repeated="9"/>
          <table:table-cell office:value-type="float" office:value="-0.984" calcext:value-type="float">
            <text:p>-0.984</text:p>
          </table:table-cell>
          <table:table-cell office:value-type="float" office:value="-4.549" calcext:value-type="float">
            <text:p>-4.549</text:p>
          </table:table-cell>
          <table:table-cell office:value-type="float" office:value="14.054" calcext:value-type="float">
            <text:p>14.054</text:p>
          </table:table-cell>
          <table:table-cell/>
          <table:table-cell office:value-type="float" office:value="0.832" calcext:value-type="float">
            <text:p>0.832</text:p>
          </table:table-cell>
          <table:table-cell office:value-type="float" office:value="-8.214" calcext:value-type="float">
            <text:p>-8.214</text:p>
          </table:table-cell>
          <table:table-cell office:value-type="float" office:value="-5.469" calcext:value-type="float">
            <text:p>-5.469</text:p>
          </table:table-cell>
          <table:table-cell table:number-columns-repeated="2"/>
          <table:table-cell table:formula="of:=[.N36]+9.542272263" office:value-type="float" office:value="10.374272263" calcext:value-type="float">
            <text:p>10.374272263</text:p>
          </table:table-cell>
          <table:table-cell table:formula="of:=[.O36]+5.0873005522" office:value-type="float" office:value="-3.1266994478" calcext:value-type="float">
            <text:p>-3.1266994478</text:p>
          </table:table-cell>
          <table:table-cell table:formula="of:=[.P36]+-10.1961034705" office:value-type="float" office:value="-15.6651034705" calcext:value-type="float">
            <text:p>-15.6651034705</text:p>
          </table:table-cell>
          <table:table-cell/>
          <table:table-cell table:formula="of:=[.S37]-[.S36]" office:value-type="float" office:value="-2.792" calcext:value-type="float">
            <text:p>-2.792</text:p>
          </table:table-cell>
          <table:table-cell table:formula="of:=[.T37]-[.T36]" office:value-type="float" office:value="2.235" calcext:value-type="float">
            <text:p>2.235</text:p>
          </table:table-cell>
          <table:table-cell table:formula="of:=[.U37]-[.U36]" office:value-type="float" office:value="-1.434" calcext:value-type="float">
            <text:p>-1.434</text:p>
          </table:table-cell>
          <table:table-cell/>
          <table:table-cell table:formula="of:=SQRT([.W36]^2+[.X36]^2+[.Y36]^2)" office:value-type="float" office:value="3.85316039115945" calcext:value-type="float">
            <text:p>3.8531603912</text:p>
          </table:table-cell>
          <table:table-cell table:number-columns-repeated="3"/>
          <table:table-cell office:value-type="float" office:value="-1.662" calcext:value-type="float">
            <text:p>-1.662</text:p>
          </table:table-cell>
          <table:table-cell office:value-type="float" office:value="-11.419" calcext:value-type="float">
            <text:p>-11.419</text:p>
          </table:table-cell>
          <table:table-cell office:value-type="float" office:value="11.816" calcext:value-type="float">
            <text:p>11.816</text:p>
          </table:table-cell>
        </table:table-row>
        <table:table-row table:style-name="ro1">
          <table:table-cell table:number-columns-repeated="9"/>
          <table:table-cell office:value-type="float" office:value="-4.828" calcext:value-type="float">
            <text:p>-4.828</text:p>
          </table:table-cell>
          <table:table-cell office:value-type="float" office:value="-5.729" calcext:value-type="float">
            <text:p>-5.729</text:p>
          </table:table-cell>
          <table:table-cell office:value-type="float" office:value="13.884" calcext:value-type="float">
            <text:p>13.884</text:p>
          </table:table-cell>
          <table:table-cell/>
          <table:table-cell office:value-type="float" office:value="-1.96" calcext:value-type="float">
            <text:p>-1.96</text:p>
          </table:table-cell>
          <table:table-cell office:value-type="float" office:value="-5.979" calcext:value-type="float">
            <text:p>-5.979</text:p>
          </table:table-cell>
          <table:table-cell office:value-type="float" office:value="-6.903" calcext:value-type="float">
            <text:p>-6.903</text:p>
          </table:table-cell>
          <table:table-cell table:number-columns-repeated="2"/>
          <table:table-cell table:formula="of:=[.N37]+9.542272263" office:value-type="float" office:value="7.582272263" calcext:value-type="float">
            <text:p>7.582272263</text:p>
          </table:table-cell>
          <table:table-cell table:formula="of:=[.O37]+5.0873005522" office:value-type="float" office:value="-0.8916994478" calcext:value-type="float">
            <text:p>-0.8916994478</text:p>
          </table:table-cell>
          <table:table-cell table:formula="of:=[.P37]+-10.1961034705" office:value-type="float" office:value="-17.0991034705" calcext:value-type="float">
            <text:p>-17.0991034705</text:p>
          </table:table-cell>
          <table:table-cell/>
          <table:table-cell table:formula="of:=[.S38]-[.S37]" office:value-type="float" office:value="0.502999999999999" calcext:value-type="float">
            <text:p>0.503</text:p>
          </table:table-cell>
          <table:table-cell table:formula="of:=[.T38]-[.T37]" office:value-type="float" office:value="2.705" calcext:value-type="float">
            <text:p>2.705</text:p>
          </table:table-cell>
          <table:table-cell table:formula="of:=[.U38]-[.U37]" office:value-type="float" office:value="2.647" calcext:value-type="float">
            <text:p>2.647</text:p>
          </table:table-cell>
          <table:table-cell/>
          <table:table-cell table:formula="of:=SQRT([.W37]^2+[.X37]^2+[.Y37]^2)" office:value-type="float" office:value="3.81793700838555" calcext:value-type="float">
            <text:p>3.8179370084</text:p>
          </table:table-cell>
          <table:table-cell table:number-columns-repeated="3"/>
          <table:table-cell office:value-type="float" office:value="-1.453" calcext:value-type="float">
            <text:p>-1.453</text:p>
          </table:table-cell>
          <table:table-cell office:value-type="float" office:value="-8.222" calcext:value-type="float">
            <text:p>-8.222</text:p>
          </table:table-cell>
          <table:table-cell office:value-type="float" office:value="13.914" calcext:value-type="float">
            <text:p>13.914</text:p>
          </table:table-cell>
        </table:table-row>
        <table:table-row table:style-name="ro1">
          <table:table-cell table:number-columns-repeated="9"/>
          <table:table-cell office:value-type="float" office:value="-5.964" calcext:value-type="float">
            <text:p>-5.964</text:p>
          </table:table-cell>
          <table:table-cell office:value-type="float" office:value="-9.504" calcext:value-type="float">
            <text:p>-9.504</text:p>
          </table:table-cell>
          <table:table-cell office:value-type="float" office:value="14.08" calcext:value-type="float">
            <text:p>14.08</text:p>
          </table:table-cell>
          <table:table-cell/>
          <table:table-cell office:value-type="float" office:value="-1.457" calcext:value-type="float">
            <text:p>-1.457</text:p>
          </table:table-cell>
          <table:table-cell office:value-type="float" office:value="-3.274" calcext:value-type="float">
            <text:p>-3.274</text:p>
          </table:table-cell>
          <table:table-cell office:value-type="float" office:value="-4.256" calcext:value-type="float">
            <text:p>-4.256</text:p>
          </table:table-cell>
          <table:table-cell table:number-columns-repeated="2"/>
          <table:table-cell table:formula="of:=[.N38]+9.542272263" office:value-type="float" office:value="8.085272263" calcext:value-type="float">
            <text:p>8.085272263</text:p>
          </table:table-cell>
          <table:table-cell table:formula="of:=[.O38]+5.0873005522" office:value-type="float" office:value="1.8133005522" calcext:value-type="float">
            <text:p>1.8133005522</text:p>
          </table:table-cell>
          <table:table-cell table:formula="of:=[.P38]+-10.1961034705" office:value-type="float" office:value="-14.4521034705" calcext:value-type="float">
            <text:p>-14.4521034705</text:p>
          </table:table-cell>
          <table:table-cell/>
          <table:table-cell table:formula="of:=[.S39]-[.S38]" office:value-type="float" office:value="3.781" calcext:value-type="float">
            <text:p>3.781</text:p>
          </table:table-cell>
          <table:table-cell table:formula="of:=[.T39]-[.T38]" office:value-type="float" office:value="0.142" calcext:value-type="float">
            <text:p>0.142</text:p>
          </table:table-cell>
          <table:table-cell table:formula="of:=[.U39]-[.U38]" office:value-type="float" office:value="-0.546999999999999" calcext:value-type="float">
            <text:p>-0.547</text:p>
          </table:table-cell>
          <table:table-cell/>
          <table:table-cell table:formula="of:=SQRT([.W38]^2+[.X38]^2+[.Y38]^2)" office:value-type="float" office:value="3.82300065393664" calcext:value-type="float">
            <text:p>3.8230006539</text:p>
          </table:table-cell>
          <table:table-cell table:number-columns-repeated="3"/>
          <table:table-cell office:value-type="float" office:value="-5.115" calcext:value-type="float">
            <text:p>-5.115</text:p>
          </table:table-cell>
          <table:table-cell office:value-type="float" office:value="-7.167" calcext:value-type="float">
            <text:p>-7.167</text:p>
          </table:table-cell>
          <table:table-cell office:value-type="float" office:value="13.394" calcext:value-type="float">
            <text:p>13.394</text:p>
          </table:table-cell>
        </table:table-row>
        <table:table-row table:style-name="ro1">
          <table:table-cell table:number-columns-repeated="9"/>
          <table:table-cell office:value-type="float" office:value="-9.637" calcext:value-type="float">
            <text:p>-9.637</text:p>
          </table:table-cell>
          <table:table-cell office:value-type="float" office:value="-9.058" calcext:value-type="float">
            <text:p>-9.058</text:p>
          </table:table-cell>
          <table:table-cell office:value-type="float" office:value="13.632" calcext:value-type="float">
            <text:p>13.632</text:p>
          </table:table-cell>
          <table:table-cell/>
          <table:table-cell office:value-type="float" office:value="2.324" calcext:value-type="float">
            <text:p>2.324</text:p>
          </table:table-cell>
          <table:table-cell office:value-type="float" office:value="-3.132" calcext:value-type="float">
            <text:p>-3.132</text:p>
          </table:table-cell>
          <table:table-cell office:value-type="float" office:value="-4.803" calcext:value-type="float">
            <text:p>-4.803</text:p>
          </table:table-cell>
          <table:table-cell table:number-columns-repeated="2"/>
          <table:table-cell table:formula="of:=[.N39]+9.542272263" office:value-type="float" office:value="11.866272263" calcext:value-type="float">
            <text:p>11.866272263</text:p>
          </table:table-cell>
          <table:table-cell table:formula="of:=[.O39]+5.0873005522" office:value-type="float" office:value="1.9553005522" calcext:value-type="float">
            <text:p>1.9553005522</text:p>
          </table:table-cell>
          <table:table-cell table:formula="of:=[.P39]+-10.1961034705" office:value-type="float" office:value="-14.9991034705" calcext:value-type="float">
            <text:p>-14.9991034705</text:p>
          </table:table-cell>
          <table:table-cell/>
          <table:table-cell table:formula="of:=[.S40]-[.S39]" office:value-type="float" office:value="-0.421999999999999" calcext:value-type="float">
            <text:p>-0.422</text:p>
          </table:table-cell>
          <table:table-cell table:formula="of:=[.T40]-[.T39]" office:value-type="float" office:value="0.109" calcext:value-type="float">
            <text:p>0.109</text:p>
          </table:table-cell>
          <table:table-cell table:formula="of:=[.U40]-[.U39]" office:value-type="float" office:value="-3.819" calcext:value-type="float">
            <text:p>-3.819</text:p>
          </table:table-cell>
          <table:table-cell/>
          <table:table-cell table:formula="of:=SQRT([.W39]^2+[.X39]^2+[.Y39]^2)" office:value-type="float" office:value="3.84379057702159" calcext:value-type="float">
            <text:p>3.843790577</text:p>
          </table:table-cell>
          <table:table-cell table:number-columns-repeated="3"/>
          <table:table-cell office:value-type="float" office:value="-7.117" calcext:value-type="float">
            <text:p>-7.117</text:p>
          </table:table-cell>
          <table:table-cell office:value-type="float" office:value="-10.395" calcext:value-type="float">
            <text:p>-10.395</text:p>
          </table:table-cell>
          <table:table-cell office:value-type="float" office:value="13.168" calcext:value-type="float">
            <text:p>13.168</text:p>
          </table:table-cell>
        </table:table-row>
        <table:table-row table:style-name="ro1">
          <table:table-cell table:number-columns-repeated="9"/>
          <table:table-cell office:value-type="float" office:value="-8.866" calcext:value-type="float">
            <text:p>-8.866</text:p>
          </table:table-cell>
          <table:table-cell office:value-type="float" office:value="-7.805" calcext:value-type="float">
            <text:p>-7.805</text:p>
          </table:table-cell>
          <table:table-cell office:value-type="float" office:value="10.092" calcext:value-type="float">
            <text:p>10.092</text:p>
          </table:table-cell>
          <table:table-cell/>
          <table:table-cell office:value-type="float" office:value="1.902" calcext:value-type="float">
            <text:p>1.902</text:p>
          </table:table-cell>
          <table:table-cell office:value-type="float" office:value="-3.023" calcext:value-type="float">
            <text:p>-3.023</text:p>
          </table:table-cell>
          <table:table-cell office:value-type="float" office:value="-8.622" calcext:value-type="float">
            <text:p>-8.622</text:p>
          </table:table-cell>
          <table:table-cell table:number-columns-repeated="2"/>
          <table:table-cell table:formula="of:=[.N40]+9.542272263" office:value-type="float" office:value="11.444272263" calcext:value-type="float">
            <text:p>11.444272263</text:p>
          </table:table-cell>
          <table:table-cell table:formula="of:=[.O40]+5.0873005522" office:value-type="float" office:value="2.0643005522" calcext:value-type="float">
            <text:p>2.0643005522</text:p>
          </table:table-cell>
          <table:table-cell table:formula="of:=[.P40]+-10.1961034705" office:value-type="float" office:value="-18.8181034705" calcext:value-type="float">
            <text:p>-18.8181034705</text:p>
          </table:table-cell>
          <table:table-cell/>
          <table:table-cell table:formula="of:=[.S41]-[.S40]" office:value-type="float" office:value="-2.382" calcext:value-type="float">
            <text:p>-2.382</text:p>
          </table:table-cell>
          <table:table-cell table:formula="of:=[.T41]-[.T40]" office:value-type="float" office:value="2.958" calcext:value-type="float">
            <text:p>2.958</text:p>
          </table:table-cell>
          <table:table-cell table:formula="of:=[.U41]-[.U40]" office:value-type="float" office:value="0.497999999999998" calcext:value-type="float">
            <text:p>0.498</text:p>
          </table:table-cell>
          <table:table-cell/>
          <table:table-cell table:formula="of:=SQRT([.W40]^2+[.X40]^2+[.Y40]^2)" office:value-type="float" office:value="3.83036447351946" calcext:value-type="float">
            <text:p>3.8303644735</text:p>
          </table:table-cell>
          <table:table-cell table:number-columns-repeated="3"/>
          <table:table-cell office:value-type="float" office:value="-10.28" calcext:value-type="float">
            <text:p>-10.28</text:p>
          </table:table-cell>
          <table:table-cell office:value-type="float" office:value="-8.314" calcext:value-type="float">
            <text:p>-8.314</text:p>
          </table:table-cell>
          <table:table-cell office:value-type="float" office:value="12.944" calcext:value-type="float">
            <text:p>12.944</text:p>
          </table:table-cell>
        </table:table-row>
        <table:table-row table:style-name="ro1">
          <table:table-cell table:number-columns-repeated="9"/>
          <table:table-cell office:value-type="float" office:value="-8.757" calcext:value-type="float">
            <text:p>-8.757</text:p>
          </table:table-cell>
          <table:table-cell office:value-type="float" office:value="-11.396" calcext:value-type="float">
            <text:p>-11.396</text:p>
          </table:table-cell>
          <table:table-cell office:value-type="float" office:value="9.022" calcext:value-type="float">
            <text:p>9.022</text:p>
          </table:table-cell>
          <table:table-cell/>
          <table:table-cell office:value-type="float" office:value="-0.48" calcext:value-type="float">
            <text:p>-0.48</text:p>
          </table:table-cell>
          <table:table-cell office:value-type="float" office:value="-0.065" calcext:value-type="float">
            <text:p>-0.065</text:p>
          </table:table-cell>
          <table:table-cell office:value-type="float" office:value="-8.124" calcext:value-type="float">
            <text:p>-8.124</text:p>
          </table:table-cell>
          <table:table-cell table:number-columns-repeated="2"/>
          <table:table-cell table:formula="of:=[.N41]+9.542272263" office:value-type="float" office:value="9.062272263" calcext:value-type="float">
            <text:p>9.062272263</text:p>
          </table:table-cell>
          <table:table-cell table:formula="of:=[.O41]+5.0873005522" office:value-type="float" office:value="5.0223005522" calcext:value-type="float">
            <text:p>5.0223005522</text:p>
          </table:table-cell>
          <table:table-cell table:formula="of:=[.P41]+-10.1961034705" office:value-type="float" office:value="-18.3201034705" calcext:value-type="float">
            <text:p>-18.3201034705</text:p>
          </table:table-cell>
          <table:table-cell/>
          <table:table-cell table:formula="of:=[.S42]-[.S41]" office:value-type="float" office:value="2.581" calcext:value-type="float">
            <text:p>2.581</text:p>
          </table:table-cell>
          <table:table-cell table:formula="of:=[.T42]-[.T41]" office:value-type="float" office:value="1.824" calcext:value-type="float">
            <text:p>1.824</text:p>
          </table:table-cell>
          <table:table-cell table:formula="of:=[.U42]-[.U41]" office:value-type="float" office:value="2.212" calcext:value-type="float">
            <text:p>2.212</text:p>
          </table:table-cell>
          <table:table-cell/>
          <table:table-cell table:formula="of:=SQRT([.W41]^2+[.X41]^2+[.Y41]^2)" office:value-type="float" office:value="3.85765226530334" calcext:value-type="float">
            <text:p>3.8576522653</text:p>
          </table:table-cell>
          <table:table-cell table:number-columns-repeated="3"/>
          <table:table-cell office:value-type="float" office:value="-9.182" calcext:value-type="float">
            <text:p>-9.182</text:p>
          </table:table-cell>
          <table:table-cell office:value-type="float" office:value="-7.122" calcext:value-type="float">
            <text:p>-7.122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table:number-columns-repeated="9"/>
          <table:table-cell office:value-type="float" office:value="-12.547" calcext:value-type="float">
            <text:p>-12.547</text:p>
          </table:table-cell>
          <table:table-cell office:value-type="float" office:value="-12.111" calcext:value-type="float">
            <text:p>-12.111</text:p>
          </table:table-cell>
          <table:table-cell office:value-type="float" office:value="8.586" calcext:value-type="float">
            <text:p>8.586</text:p>
          </table:table-cell>
          <table:table-cell/>
          <table:table-cell office:value-type="float" office:value="2.101" calcext:value-type="float">
            <text:p>2.101</text:p>
          </table:table-cell>
          <table:table-cell office:value-type="float" office:value="1.759" calcext:value-type="float">
            <text:p>1.759</text:p>
          </table:table-cell>
          <table:table-cell office:value-type="float" office:value="-5.912" calcext:value-type="float">
            <text:p>-5.912</text:p>
          </table:table-cell>
          <table:table-cell table:number-columns-repeated="2"/>
          <table:table-cell table:formula="of:=[.N42]+9.542272263" office:value-type="float" office:value="11.643272263" calcext:value-type="float">
            <text:p>11.643272263</text:p>
          </table:table-cell>
          <table:table-cell table:formula="of:=[.O42]+5.0873005522" office:value-type="float" office:value="6.8463005522" calcext:value-type="float">
            <text:p>6.8463005522</text:p>
          </table:table-cell>
          <table:table-cell table:formula="of:=[.P42]+-10.1961034705" office:value-type="float" office:value="-16.1081034705" calcext:value-type="float">
            <text:p>-16.1081034705</text:p>
          </table:table-cell>
          <table:table-cell/>
          <table:table-cell table:formula="of:=[.S43]-[.S42]" office:value-type="float" office:value="2.521" calcext:value-type="float">
            <text:p>2.521</text:p>
          </table:table-cell>
          <table:table-cell table:formula="of:=[.T43]-[.T42]" office:value-type="float" office:value="-0.513" calcext:value-type="float">
            <text:p>-0.513</text:p>
          </table:table-cell>
          <table:table-cell table:formula="of:=[.U43]-[.U42]" office:value-type="float" office:value="-2.817" calcext:value-type="float">
            <text:p>-2.817</text:p>
          </table:table-cell>
          <table:table-cell/>
          <table:table-cell table:formula="of:=SQRT([.W42]^2+[.X42]^2+[.Y42]^2)" office:value-type="float" office:value="3.81498348620279" calcext:value-type="float">
            <text:p>3.8149834862</text:p>
          </table:table-cell>
          <table:table-cell table:number-columns-repeated="3"/>
          <table:table-cell office:value-type="float" office:value="-9.665" calcext:value-type="float">
            <text:p>-9.665</text:p>
          </table:table-cell>
          <table:table-cell office:value-type="float" office:value="-10.538" calcext:value-type="float">
            <text:p>-10.538</text:p>
          </table:table-cell>
          <table:table-cell office:value-type="float" office:value="7.813" calcext:value-type="float">
            <text:p>7.813</text:p>
          </table:table-cell>
        </table:table-row>
        <table:table-row table:style-name="ro1">
          <table:table-cell table:number-columns-repeated="9"/>
          <table:table-cell office:value-type="float" office:value="-12.608" calcext:value-type="float">
            <text:p>-12.608</text:p>
          </table:table-cell>
          <table:table-cell office:value-type="float" office:value="-9.417" calcext:value-type="float">
            <text:p>-9.417</text:p>
          </table:table-cell>
          <table:table-cell office:value-type="float" office:value="5.891" calcext:value-type="float">
            <text:p>5.891</text:p>
          </table:table-cell>
          <table:table-cell/>
          <table:table-cell office:value-type="float" office:value="4.622" calcext:value-type="float">
            <text:p>4.622</text:p>
          </table:table-cell>
          <table:table-cell office:value-type="float" office:value="1.246" calcext:value-type="float">
            <text:p>1.246</text:p>
          </table:table-cell>
          <table:table-cell office:value-type="float" office:value="-8.729" calcext:value-type="float">
            <text:p>-8.729</text:p>
          </table:table-cell>
          <table:table-cell table:number-columns-repeated="2"/>
          <table:table-cell table:formula="of:=[.N43]+9.542272263" office:value-type="float" office:value="14.164272263" calcext:value-type="float">
            <text:p>14.164272263</text:p>
          </table:table-cell>
          <table:table-cell table:formula="of:=[.O43]+5.0873005522" office:value-type="float" office:value="6.3333005522" calcext:value-type="float">
            <text:p>6.3333005522</text:p>
          </table:table-cell>
          <table:table-cell table:formula="of:=[.P43]+-10.1961034705" office:value-type="float" office:value="-18.9251034705" calcext:value-type="float">
            <text:p>-18.9251034705</text:p>
          </table:table-cell>
          <table:table-cell/>
          <table:table-cell table:formula="of:=[.S44]-[.S43]" office:value-type="float" office:value="-2.456" calcext:value-type="float">
            <text:p>-2.456</text:p>
          </table:table-cell>
          <table:table-cell table:formula="of:=[.T44]-[.T43]" office:value-type="float" office:value="1.785" calcext:value-type="float">
            <text:p>1.785</text:p>
          </table:table-cell>
          <table:table-cell table:formula="of:=[.U44]-[.U43]" office:value-type="float" office:value="-2.372" calcext:value-type="float">
            <text:p>-2.372</text:p>
          </table:table-cell>
          <table:table-cell/>
          <table:table-cell table:formula="of:=SQRT([.W43]^2+[.X43]^2+[.Y43]^2)" office:value-type="float" office:value="3.85286192329806" calcext:value-type="float">
            <text:p>3.8528619233</text:p>
          </table:table-cell>
          <table:table-cell table:number-columns-repeated="3"/>
          <table:table-cell office:value-type="float" office:value="-13.443" calcext:value-type="float">
            <text:p>-13.443</text:p>
          </table:table-cell>
          <table:table-cell office:value-type="float" office:value="-10.036" calcext:value-type="float">
            <text:p>-10.036</text:p>
          </table:table-cell>
          <table:table-cell office:value-type="float" office:value="7.744" calcext:value-type="float">
            <text:p>7.744</text:p>
          </table:table-cell>
        </table:table-row>
        <table:table-row table:style-name="ro1">
          <table:table-cell table:number-columns-repeated="9"/>
          <table:table-cell office:value-type="float" office:value="-10.704" calcext:value-type="float">
            <text:p>-10.704</text:p>
          </table:table-cell>
          <table:table-cell office:value-type="float" office:value="-11.166" calcext:value-type="float">
            <text:p>-11.166</text:p>
          </table:table-cell>
          <table:table-cell office:value-type="float" office:value="3.271" calcext:value-type="float">
            <text:p>3.271</text:p>
          </table:table-cell>
          <table:table-cell/>
          <table:table-cell office:value-type="float" office:value="2.166" calcext:value-type="float">
            <text:p>2.166</text:p>
          </table:table-cell>
          <table:table-cell office:value-type="float" office:value="3.031" calcext:value-type="float">
            <text:p>3.031</text:p>
          </table:table-cell>
          <table:table-cell office:value-type="float" office:value="-11.101" calcext:value-type="float">
            <text:p>-11.101</text:p>
          </table:table-cell>
          <table:table-cell table:number-columns-repeated="2"/>
          <table:table-cell table:formula="of:=[.N44]+9.542272263" office:value-type="float" office:value="11.708272263" calcext:value-type="float">
            <text:p>11.708272263</text:p>
          </table:table-cell>
          <table:table-cell table:formula="of:=[.O44]+5.0873005522" office:value-type="float" office:value="8.1183005522" calcext:value-type="float">
            <text:p>8.1183005522</text:p>
          </table:table-cell>
          <table:table-cell table:formula="of:=[.P44]+-10.1961034705" office:value-type="float" office:value="-21.2971034705" calcext:value-type="float">
            <text:p>-21.2971034705</text:p>
          </table:table-cell>
          <table:table-cell/>
          <table:table-cell table:formula="of:=[.S45]-[.S44]" office:value-type="float" office:value="-0.494" calcext:value-type="float">
            <text:p>-0.494</text:p>
          </table:table-cell>
          <table:table-cell table:formula="of:=[.T45]-[.T44]" office:value-type="float" office:value="2.907" calcext:value-type="float">
            <text:p>2.907</text:p>
          </table:table-cell>
          <table:table-cell table:formula="of:=[.U45]-[.U44]" office:value-type="float" office:value="2.421" calcext:value-type="float">
            <text:p>2.421</text:p>
          </table:table-cell>
          <table:table-cell/>
          <table:table-cell table:formula="of:=SQRT([.W44]^2+[.X44]^2+[.Y44]^2)" office:value-type="float" office:value="3.81522292926639" calcext:value-type="float">
            <text:p>3.8152229293</text:p>
          </table:table-cell>
          <table:table-cell table:number-columns-repeated="3"/>
          <table:table-cell office:value-type="float" office:value="-13.056" calcext:value-type="float">
            <text:p>-13.056</text:p>
          </table:table-cell>
          <table:table-cell office:value-type="float" office:value="-6.622" calcext:value-type="float">
            <text:p>-6.622</text:p>
          </table:table-cell>
          <table:table-cell office:value-type="float" office:value="6.066" calcext:value-type="float">
            <text:p>6.066</text:p>
          </table:table-cell>
        </table:table-row>
        <table:table-row table:style-name="ro1">
          <table:table-cell table:number-columns-repeated="9"/>
          <table:table-cell office:value-type="float" office:value="-12.591" calcext:value-type="float">
            <text:p>-12.591</text:p>
          </table:table-cell>
          <table:table-cell office:value-type="float" office:value="-14.184" calcext:value-type="float">
            <text:p>-14.184</text:p>
          </table:table-cell>
          <table:table-cell office:value-type="float" office:value="1.322" calcext:value-type="float">
            <text:p>1.322</text:p>
          </table:table-cell>
          <table:table-cell/>
          <table:table-cell office:value-type="float" office:value="1.672" calcext:value-type="float">
            <text:p>1.672</text:p>
          </table:table-cell>
          <table:table-cell office:value-type="float" office:value="5.938" calcext:value-type="float">
            <text:p>5.938</text:p>
          </table:table-cell>
          <table:table-cell office:value-type="float" office:value="-8.68" calcext:value-type="float">
            <text:p>-8.68</text:p>
          </table:table-cell>
          <table:table-cell table:number-columns-repeated="2"/>
          <table:table-cell table:formula="of:=[.N45]+9.542272263" office:value-type="float" office:value="11.214272263" calcext:value-type="float">
            <text:p>11.214272263</text:p>
          </table:table-cell>
          <table:table-cell table:formula="of:=[.O45]+5.0873005522" office:value-type="float" office:value="11.0253005522" calcext:value-type="float">
            <text:p>11.0253005522</text:p>
          </table:table-cell>
          <table:table-cell table:formula="of:=[.P45]+-10.1961034705" office:value-type="float" office:value="-18.8761034705" calcext:value-type="float">
            <text:p>-18.8761034705</text:p>
          </table:table-cell>
          <table:table-cell/>
          <table:table-cell table:formula="of:=[.S46]-[.S45]" office:value-type="float" office:value="3.841" calcext:value-type="float">
            <text:p>3.841</text:p>
          </table:table-cell>
          <table:table-cell table:formula="of:=[.T46]-[.T45]" office:value-type="float" office:value="0.343999999999999" calcext:value-type="float">
            <text:p>0.344</text:p>
          </table:table-cell>
          <table:table-cell table:formula="of:=[.U46]-[.U45]" office:value-type="float" office:value="0.335999999999999" calcext:value-type="float">
            <text:p>0.336</text:p>
          </table:table-cell>
          <table:table-cell/>
          <table:table-cell table:formula="of:=SQRT([.W45]^2+[.X45]^2+[.Y45]^2)" office:value-type="float" office:value="3.87098346676913" calcext:value-type="float">
            <text:p>3.8709834668</text:p>
          </table:table-cell>
          <table:table-cell table:number-columns-repeated="3"/>
          <table:table-cell office:value-type="float" office:value="-11.085" calcext:value-type="float">
            <text:p>-11.085</text:p>
          </table:table-cell>
          <table:table-cell office:value-type="float" office:value="-8.129" calcext:value-type="float">
            <text:p>-8.129</text:p>
          </table:table-cell>
          <table:table-cell office:value-type="float" office:value="3.171" calcext:value-type="float">
            <text:p>3.171</text:p>
          </table:table-cell>
        </table:table-row>
        <table:table-row table:style-name="ro1">
          <table:table-cell table:number-columns-repeated="9"/>
          <table:table-cell office:value-type="float" office:value="-9.433" calcext:value-type="float">
            <text:p>-9.433</text:p>
          </table:table-cell>
          <table:table-cell office:value-type="float" office:value="-15.852" calcext:value-type="float">
            <text:p>-15.852</text:p>
          </table:table-cell>
          <table:table-cell office:value-type="float" office:value="0.862" calcext:value-type="float">
            <text:p>0.862</text:p>
          </table:table-cell>
          <table:table-cell/>
          <table:table-cell office:value-type="float" office:value="5.513" calcext:value-type="float">
            <text:p>5.513</text:p>
          </table:table-cell>
          <table:table-cell office:value-type="float" office:value="6.282" calcext:value-type="float">
            <text:p>6.282</text:p>
          </table:table-cell>
          <table:table-cell office:value-type="float" office:value="-8.344" calcext:value-type="float">
            <text:p>-8.344</text:p>
          </table:table-cell>
          <table:table-cell table:number-columns-repeated="2"/>
          <table:table-cell table:formula="of:=[.N46]+9.542272263" office:value-type="float" office:value="15.055272263" calcext:value-type="float">
            <text:p>15.055272263</text:p>
          </table:table-cell>
          <table:table-cell table:formula="of:=[.O46]+5.0873005522" office:value-type="float" office:value="11.3693005522" calcext:value-type="float">
            <text:p>11.3693005522</text:p>
          </table:table-cell>
          <table:table-cell table:formula="of:=[.P46]+-10.1961034705" office:value-type="float" office:value="-18.5401034705" calcext:value-type="float">
            <text:p>-18.5401034705</text:p>
          </table:table-cell>
          <table:table-cell/>
          <table:table-cell table:formula="of:=[.S47]-[.S46]" office:value-type="float" office:value="0.381" calcext:value-type="float">
            <text:p>0.381</text:p>
          </table:table-cell>
          <table:table-cell table:formula="of:=[.T47]-[.T46]" office:value-type="float" office:value="0.217000000000001" calcext:value-type="float">
            <text:p>0.217</text:p>
          </table:table-cell>
          <table:table-cell table:formula="of:=[.U47]-[.U46]" office:value-type="float" office:value="-3.781" calcext:value-type="float">
            <text:p>-3.781</text:p>
          </table:table-cell>
          <table:table-cell/>
          <table:table-cell table:formula="of:=SQRT([.W46]^2+[.X46]^2+[.Y46]^2)" office:value-type="float" office:value="3.80633826662844" calcext:value-type="float">
            <text:p>3.8063382666</text:p>
          </table:table-cell>
          <table:table-cell table:number-columns-repeated="3"/>
          <table:table-cell office:value-type="float" office:value="-13.249" calcext:value-type="float">
            <text:p>-13.249</text:p>
          </table:table-cell>
          <table:table-cell office:value-type="float" office:value="-11.277" calcext:value-type="float">
            <text:p>-11.277</text:p>
          </table:table-cell>
          <table:table-cell office:value-type="float" office:value="3.041" calcext:value-type="float">
            <text:p>3.041</text:p>
          </table:table-cell>
        </table:table-row>
        <table:table-row table:style-name="ro1">
          <table:table-cell table:number-columns-repeated="9"/>
          <table:table-cell office:value-type="float" office:value="-8.533" calcext:value-type="float">
            <text:p>-8.533</text:p>
          </table:table-cell>
          <table:table-cell office:value-type="float" office:value="-15.598" calcext:value-type="float">
            <text:p>-15.598</text:p>
          </table:table-cell>
          <table:table-cell office:value-type="float" office:value="4.619" calcext:value-type="float">
            <text:p>4.619</text:p>
          </table:table-cell>
          <table:table-cell/>
          <table:table-cell office:value-type="float" office:value="5.894" calcext:value-type="float">
            <text:p>5.894</text:p>
          </table:table-cell>
          <table:table-cell office:value-type="float" office:value="6.499" calcext:value-type="float">
            <text:p>6.499</text:p>
          </table:table-cell>
          <table:table-cell office:value-type="float" office:value="-12.125" calcext:value-type="float">
            <text:p>-12.125</text:p>
          </table:table-cell>
          <table:table-cell table:number-columns-repeated="2"/>
          <table:table-cell table:formula="of:=[.N47]+9.542272263" office:value-type="float" office:value="15.436272263" calcext:value-type="float">
            <text:p>15.436272263</text:p>
          </table:table-cell>
          <table:table-cell table:formula="of:=[.O47]+5.0873005522" office:value-type="float" office:value="11.5863005522" calcext:value-type="float">
            <text:p>11.5863005522</text:p>
          </table:table-cell>
          <table:table-cell table:formula="of:=[.P47]+-10.1961034705" office:value-type="float" office:value="-22.3211034705" calcext:value-type="float">
            <text:p>-22.3211034705</text:p>
          </table:table-cell>
          <table:table-cell/>
          <table:table-cell table:formula="of:=[.S48]-[.S47]" office:value-type="float" office:value="-2.171" calcext:value-type="float">
            <text:p>-2.171</text:p>
          </table:table-cell>
          <table:table-cell table:formula="of:=[.T48]-[.T47]" office:value-type="float" office:value="3.119" calcext:value-type="float">
            <text:p>3.119</text:p>
          </table:table-cell>
          <table:table-cell table:formula="of:=[.U48]-[.U47]" office:value-type="float" office:value="0.161999999999999" calcext:value-type="float">
            <text:p>0.162</text:p>
          </table:table-cell>
          <table:table-cell/>
          <table:table-cell table:formula="of:=SQRT([.W47]^2+[.X47]^2+[.Y47]^2)" office:value-type="float" office:value="3.8036358921432" calcext:value-type="float">
            <text:p>3.8036358921</text:p>
          </table:table-cell>
          <table:table-cell table:number-columns-repeated="3"/>
          <table:table-cell office:value-type="float" office:value="-10.26" calcext:value-type="float">
            <text:p>-10.26</text:p>
          </table:table-cell>
          <table:table-cell office:value-type="float" office:value="-13.516" calcext:value-type="float">
            <text:p>-13.516</text:p>
          </table:table-cell>
          <table:table-cell office:value-type="float" office:value="3.828" calcext:value-type="float">
            <text:p>3.828</text:p>
          </table:table-cell>
        </table:table-row>
        <table:table-row table:style-name="ro1">
          <table:table-cell table:number-columns-repeated="9"/>
          <table:table-cell office:value-type="float" office:value="-12.082" calcext:value-type="float">
            <text:p>-12.082</text:p>
          </table:table-cell>
          <table:table-cell office:value-type="float" office:value="-16.647" calcext:value-type="float">
            <text:p>-16.647</text:p>
          </table:table-cell>
          <table:table-cell office:value-type="float" office:value="6.033" calcext:value-type="float">
            <text:p>6.033</text:p>
          </table:table-cell>
          <table:table-cell/>
          <table:table-cell office:value-type="float" office:value="3.723" calcext:value-type="float">
            <text:p>3.723</text:p>
          </table:table-cell>
          <table:table-cell office:value-type="float" office:value="9.618" calcext:value-type="float">
            <text:p>9.618</text:p>
          </table:table-cell>
          <table:table-cell office:value-type="float" office:value="-11.963" calcext:value-type="float">
            <text:p>-11.963</text:p>
          </table:table-cell>
          <table:table-cell table:number-columns-repeated="2"/>
          <table:table-cell table:formula="of:=[.N48]+9.542272263" office:value-type="float" office:value="13.265272263" calcext:value-type="float">
            <text:p>13.265272263</text:p>
          </table:table-cell>
          <table:table-cell table:formula="of:=[.O48]+5.0873005522" office:value-type="float" office:value="14.7053005522" calcext:value-type="float">
            <text:p>14.7053005522</text:p>
          </table:table-cell>
          <table:table-cell table:formula="of:=[.P48]+-10.1961034705" office:value-type="float" office:value="-22.1591034705" calcext:value-type="float">
            <text:p>-22.1591034705</text:p>
          </table:table-cell>
          <table:table-cell/>
          <table:table-cell table:formula="of:=[.S49]-[.S48]" office:value-type="float" office:value="-2.63643294351807" calcext:value-type="float">
            <text:p>-2.6364329435</text:p>
          </table:table-cell>
          <table:table-cell table:formula="of:=[.T49]-[.T48]" office:value-type="float" office:value="-1.34394751908166" calcext:value-type="float">
            <text:p>-1.3439475191</text:p>
          </table:table-cell>
          <table:table-cell table:formula="of:=[.U49]-[.U48]" office:value-type="float" office:value="2.38390989768634" calcext:value-type="float">
            <text:p>2.3839098977</text:p>
          </table:table-cell>
          <table:table-cell/>
          <table:table-cell table:formula="of:=SQRT([.W48]^2+[.X48]^2+[.Y48]^2)" office:value-type="float" office:value="3.8" calcext:value-type="float">
            <text:p>3.8</text:p>
          </table:table-cell>
          <table:table-cell table:number-columns-repeated="3"/>
          <table:table-cell office:value-type="float" office:value="-10.252" calcext:value-type="float">
            <text:p>-10.252</text:p>
          </table:table-cell>
          <table:table-cell office:value-type="float" office:value="-16.544" calcext:value-type="float">
            <text:p>-16.544</text:p>
          </table:table-cell>
          <table:table-cell office:value-type="float" office:value="6.061" calcext:value-type="float">
            <text:p>6.061</text:p>
          </table:table-cell>
        </table:table-row>
        <table:table-row table:style-name="ro1">
          <table:table-cell table:number-columns-repeated="9"/>
          <table:table-cell office:value-type="float" office:value="-12.297" calcext:value-type="float">
            <text:p>-12.297</text:p>
          </table:table-cell>
          <table:table-cell office:value-type="float" office:value="-20.237" calcext:value-type="float">
            <text:p>-20.237</text:p>
          </table:table-cell>
          <table:table-cell office:value-type="float" office:value="7.267" calcext:value-type="float">
            <text:p>7.267</text:p>
          </table:table-cell>
          <table:table-cell/>
          <table:table-cell office:value-type="float" office:value="-17.285" calcext:value-type="float">
            <text:p>-17.285</text:p>
          </table:table-cell>
          <table:table-cell office:value-type="float" office:value="-0.868" calcext:value-type="float">
            <text:p>-0.868</text:p>
          </table:table-cell>
          <table:table-cell office:value-type="float" office:value="5.465" calcext:value-type="float">
            <text:p>5.465</text:p>
          </table:table-cell>
          <table:table-cell table:number-columns-repeated="2"/>
          <table:table-cell table:formula="of:=[.S48]+[.S17]" office:value-type="float" office:value="10.6288393194819" calcext:value-type="float">
            <text:p>10.6288393195</text:p>
          </table:table-cell>
          <table:table-cell table:formula="of:=[.T48]+[.T17]" office:value-type="float" office:value="13.3613530331183" calcext:value-type="float">
            <text:p>13.3613530331</text:p>
          </table:table-cell>
          <table:table-cell table:formula="of:=[.U48]+[.U17]" office:value-type="float" office:value="-19.7751935728137" calcext:value-type="float">
            <text:p>-19.7751935728</text:p>
          </table:table-cell>
          <table:table-cell/>
          <table:table-cell table:formula="of:=[.S50]-[.S49]" office:value-type="float" office:value="3.53500000001807" calcext:value-type="float">
            <text:p>3.535</text:p>
          </table:table-cell>
          <table:table-cell table:formula="of:=[.T50]-[.T49]" office:value-type="float" office:value="1.05599999998167" calcext:value-type="float">
            <text:p>1.056</text:p>
          </table:table-cell>
          <table:table-cell table:formula="of:=[.U50]-[.U49]" office:value-type="float" office:value="-1.03399999998634" calcext:value-type="float">
            <text:p>-1.034</text:p>
          </table:table-cell>
          <table:table-cell/>
          <table:table-cell table:formula="of:=SQRT([.W49]^2+[.X49]^2+[.Y49]^2)" office:value-type="float" office:value="3.83151627949834" calcext:value-type="float">
            <text:p>3.8315162795</text:p>
          </table:table-cell>
          <table:table-cell table:number-columns-repeated="3"/>
          <table:table-cell office:value-type="float" office:value="-7.069" calcext:value-type="float">
            <text:p>-7.069</text:p>
          </table:table-cell>
          <table:table-cell office:value-type="float" office:value="-15.414" calcext:value-type="float">
            <text:p>-15.414</text:p>
          </table:table-cell>
          <table:table-cell office:value-type="float" office:value="7.802" calcext:value-type="float">
            <text:p>7.802</text:p>
          </table:table-cell>
        </table:table-row>
        <table:table-row table:style-name="ro1">
          <table:table-cell table:number-columns-repeated="9"/>
          <table:table-cell office:value-type="float" office:value="-8.574" calcext:value-type="float">
            <text:p>-8.574</text:p>
          </table:table-cell>
          <table:table-cell office:value-type="float" office:value="-20.512" calcext:value-type="float">
            <text:p>-20.512</text:p>
          </table:table-cell>
          <table:table-cell office:value-type="float" office:value="7.171" calcext:value-type="float">
            <text:p>7.171</text:p>
          </table:table-cell>
          <table:table-cell/>
          <table:table-cell office:value-type="float" office:value="-13.75" calcext:value-type="float">
            <text:p>-13.75</text:p>
          </table:table-cell>
          <table:table-cell office:value-type="float" office:value="0.188" calcext:value-type="float">
            <text:p>0.188</text:p>
          </table:table-cell>
          <table:table-cell office:value-type="float" office:value="4.431" calcext:value-type="float">
            <text:p>4.431</text:p>
          </table:table-cell>
          <table:table-cell table:number-columns-repeated="2"/>
          <table:table-cell table:formula="of:=[.N50]+27.9138393195" office:value-type="float" office:value="14.1638393195" calcext:value-type="float">
            <text:p>14.1638393195</text:p>
          </table:table-cell>
          <table:table-cell table:formula="of:=[.O50]+14.2293530331" office:value-type="float" office:value="14.4173530331" calcext:value-type="float">
            <text:p>14.4173530331</text:p>
          </table:table-cell>
          <table:table-cell table:formula="of:=[.P50]+-25.2401935728" office:value-type="float" office:value="-20.8091935728" calcext:value-type="float">
            <text:p>-20.8091935728</text:p>
          </table:table-cell>
          <table:table-cell/>
          <table:table-cell table:formula="of:=[.S51]-[.S50]" office:value-type="float" office:value="0.988" calcext:value-type="float">
            <text:p>0.988</text:p>
          </table:table-cell>
          <table:table-cell table:formula="of:=[.T51]-[.T50]" office:value-type="float" office:value="2.836" calcext:value-type="float">
            <text:p>2.836</text:p>
          </table:table-cell>
          <table:table-cell table:formula="of:=[.U51]-[.U50]" office:value-type="float" office:value="2.359" calcext:value-type="float">
            <text:p>2.359</text:p>
          </table:table-cell>
          <table:table-cell/>
          <table:table-cell table:formula="of:=SQRT([.W50]^2+[.X50]^2+[.Y50]^2)" office:value-type="float" office:value="3.81889002198283" calcext:value-type="float">
            <text:p>3.818890022</text:p>
          </table:table-cell>
          <table:table-cell table:number-columns-repeated="3"/>
          <table:table-cell office:value-type="float" office:value="-3.443" calcext:value-type="float">
            <text:p>-3.443</text:p>
          </table:table-cell>
          <table:table-cell office:value-type="float" office:value="-14.484" calcext:value-type="float">
            <text:p>-14.484</text:p>
          </table:table-cell>
          <table:table-cell office:value-type="float" office:value="7.152" calcext:value-type="float">
            <text:p>7.152</text:p>
          </table:table-cell>
        </table:table-row>
        <table:table-row table:style-name="ro1">
          <table:table-cell table:number-columns-repeated="9"/>
          <table:table-cell office:value-type="float" office:value="-6.668" calcext:value-type="float">
            <text:p>-6.668</text:p>
          </table:table-cell>
          <table:table-cell office:value-type="float" office:value="-20.375" calcext:value-type="float">
            <text:p>-20.375</text:p>
          </table:table-cell>
          <table:table-cell office:value-type="float" office:value="10.494" calcext:value-type="float">
            <text:p>10.494</text:p>
          </table:table-cell>
          <table:table-cell/>
          <table:table-cell office:value-type="float" office:value="-12.762" calcext:value-type="float">
            <text:p>-12.762</text:p>
          </table:table-cell>
          <table:table-cell office:value-type="float" office:value="3.024" calcext:value-type="float">
            <text:p>3.024</text:p>
          </table:table-cell>
          <table:table-cell office:value-type="float" office:value="6.79" calcext:value-type="float">
            <text:p>6.79</text:p>
          </table:table-cell>
          <table:table-cell table:number-columns-repeated="2"/>
          <table:table-cell table:formula="of:=[.N51]+27.9138393195" office:value-type="float" office:value="15.1518393195" calcext:value-type="float">
            <text:p>15.1518393195</text:p>
          </table:table-cell>
          <table:table-cell table:formula="of:=[.O51]+14.2293530331" office:value-type="float" office:value="17.2533530331" calcext:value-type="float">
            <text:p>17.2533530331</text:p>
          </table:table-cell>
          <table:table-cell table:formula="of:=[.P51]+-25.2401935728" office:value-type="float" office:value="-18.4501935728" calcext:value-type="float">
            <text:p>-18.4501935728</text:p>
          </table:table-cell>
          <table:table-cell/>
          <table:table-cell table:formula="of:=[.S52]-[.S51]" office:value-type="float" office:value="2.707" calcext:value-type="float">
            <text:p>2.707</text:p>
          </table:table-cell>
          <table:table-cell table:formula="of:=[.T52]-[.T51]" office:value-type="float" office:value="2.623" calcext:value-type="float">
            <text:p>2.623</text:p>
          </table:table-cell>
          <table:table-cell table:formula="of:=[.U52]-[.U51]" office:value-type="float" office:value="-0.263999999999999" calcext:value-type="float">
            <text:p>-0.264</text:p>
          </table:table-cell>
          <table:table-cell/>
          <table:table-cell table:formula="of:=SQRT([.W51]^2+[.X51]^2+[.Y51]^2)" office:value-type="float" office:value="3.77858095056861" calcext:value-type="float">
            <text:p>3.7785809506</text:p>
          </table:table-cell>
          <table:table-cell table:number-columns-repeated="3"/>
          <table:table-cell office:value-type="float" office:value="-2.721" calcext:value-type="float">
            <text:p>-2.721</text:p>
          </table:table-cell>
          <table:table-cell office:value-type="float" office:value="-17.7" calcext:value-type="float">
            <text:p>-17.7</text:p>
          </table:table-cell>
          <table:table-cell office:value-type="float" office:value="5.291" calcext:value-type="float">
            <text:p>5.291</text:p>
          </table:table-cell>
        </table:table-row>
        <table:table-row table:style-name="ro1">
          <table:table-cell table:number-columns-repeated="9"/>
          <table:table-cell office:value-type="float" office:value="-3.301" calcext:value-type="float">
            <text:p>-3.301</text:p>
          </table:table-cell>
          <table:table-cell office:value-type="float" office:value="-19.024" calcext:value-type="float">
            <text:p>-19.024</text:p>
          </table:table-cell>
          <table:table-cell office:value-type="float" office:value="8.971" calcext:value-type="float">
            <text:p>8.971</text:p>
          </table:table-cell>
          <table:table-cell/>
          <table:table-cell office:value-type="float" office:value="-10.055" calcext:value-type="float">
            <text:p>-10.055</text:p>
          </table:table-cell>
          <table:table-cell office:value-type="float" office:value="5.647" calcext:value-type="float">
            <text:p>5.647</text:p>
          </table:table-cell>
          <table:table-cell office:value-type="float" office:value="6.526" calcext:value-type="float">
            <text:p>6.526</text:p>
          </table:table-cell>
          <table:table-cell table:number-columns-repeated="2"/>
          <table:table-cell table:formula="of:=[.N52]+27.9138393195" office:value-type="float" office:value="17.8588393195" calcext:value-type="float">
            <text:p>17.8588393195</text:p>
          </table:table-cell>
          <table:table-cell table:formula="of:=[.O52]+14.2293530331" office:value-type="float" office:value="19.8763530331" calcext:value-type="float">
            <text:p>19.8763530331</text:p>
          </table:table-cell>
          <table:table-cell table:formula="of:=[.P52]+-25.2401935728" office:value-type="float" office:value="-18.7141935728" calcext:value-type="float">
            <text:p>-18.7141935728</text:p>
          </table:table-cell>
          <table:table-cell/>
          <table:table-cell table:formula="of:=[.S53]-[.S52]" office:value-type="float" office:value="1.33" calcext:value-type="float">
            <text:p>1.33</text:p>
          </table:table-cell>
          <table:table-cell table:formula="of:=[.T53]-[.T52]" office:value-type="float" office:value="-1.092" calcext:value-type="float">
            <text:p>-1.092</text:p>
          </table:table-cell>
          <table:table-cell table:formula="of:=[.U53]-[.U52]" office:value-type="float" office:value="3.386" calcext:value-type="float">
            <text:p>3.386</text:p>
          </table:table-cell>
          <table:table-cell/>
          <table:table-cell table:formula="of:=SQRT([.W52]^2+[.X52]^2+[.Y52]^2)" office:value-type="float" office:value="3.79820483913124" calcext:value-type="float">
            <text:p>3.7982048391</text:p>
          </table:table-cell>
          <table:table-cell table:number-columns-repeated="3"/>
          <table:table-cell office:value-type="float" office:value="-5.57" calcext:value-type="float">
            <text:p>-5.57</text:p>
          </table:table-cell>
          <table:table-cell office:value-type="float" office:value="-17.333" calcext:value-type="float">
            <text:p>-17.333</text:p>
          </table:table-cell>
          <table:table-cell office:value-type="float" office:value="2.763" calcext:value-type="float">
            <text:p>2.763</text:p>
          </table:table-cell>
        </table:table-row>
        <table:table-row table:style-name="ro1">
          <table:table-cell table:number-columns-repeated="9"/>
          <table:table-cell office:value-type="float" office:value="-2.462" calcext:value-type="float">
            <text:p>-2.462</text:p>
          </table:table-cell>
          <table:table-cell office:value-type="float" office:value="-16.605" calcext:value-type="float">
            <text:p>-16.605</text:p>
          </table:table-cell>
          <table:table-cell office:value-type="float" office:value="6.049" calcext:value-type="float">
            <text:p>6.049</text:p>
          </table:table-cell>
          <table:table-cell/>
          <table:table-cell office:value-type="float" office:value="-8.725" calcext:value-type="float">
            <text:p>-8.725</text:p>
          </table:table-cell>
          <table:table-cell office:value-type="float" office:value="4.555" calcext:value-type="float">
            <text:p>4.555</text:p>
          </table:table-cell>
          <table:table-cell office:value-type="float" office:value="9.912" calcext:value-type="float">
            <text:p>9.912</text:p>
          </table:table-cell>
          <table:table-cell table:number-columns-repeated="2"/>
          <table:table-cell table:formula="of:=[.N53]+27.9138393195" office:value-type="float" office:value="19.1888393195" calcext:value-type="float">
            <text:p>19.1888393195</text:p>
          </table:table-cell>
          <table:table-cell table:formula="of:=[.O53]+14.2293530331" office:value-type="float" office:value="18.7843530331" calcext:value-type="float">
            <text:p>18.7843530331</text:p>
          </table:table-cell>
          <table:table-cell table:formula="of:=[.P53]+-25.2401935728" office:value-type="float" office:value="-15.3281935728" calcext:value-type="float">
            <text:p>-15.3281935728</text:p>
          </table:table-cell>
          <table:table-cell/>
          <table:table-cell table:formula="of:=[.S54]-[.S53]" office:value-type="float" office:value="1.131" calcext:value-type="float">
            <text:p>1.131</text:p>
          </table:table-cell>
          <table:table-cell table:formula="of:=[.T54]-[.T53]" office:value-type="float" office:value="-3.356" calcext:value-type="float">
            <text:p>-3.356</text:p>
          </table:table-cell>
          <table:table-cell table:formula="of:=[.U54]-[.U53]" office:value-type="float" office:value="-1.412" calcext:value-type="float">
            <text:p>-1.412</text:p>
          </table:table-cell>
          <table:table-cell/>
          <table:table-cell table:formula="of:=SQRT([.W53]^2+[.X53]^2+[.Y53]^2)" office:value-type="float" office:value="3.81256357324045" calcext:value-type="float">
            <text:p>3.8125635732</text:p>
          </table:table-cell>
          <table:table-cell table:number-columns-repeated="3"/>
          <table:table-cell office:value-type="float" office:value="-3.971" calcext:value-type="float">
            <text:p>-3.971</text:p>
          </table:table-cell>
          <table:table-cell office:value-type="float" office:value="-17.381" calcext:value-type="float">
            <text:p>-17.381</text:p>
          </table:table-cell>
          <table:table-cell office:value-type="float" office:value="-0.719" calcext:value-type="float">
            <text:p>-0.719</text:p>
          </table:table-cell>
        </table:table-row>
        <table:table-row table:style-name="ro1">
          <table:table-cell table:number-columns-repeated="9"/>
          <table:table-cell office:value-type="float" office:value="-2.116" calcext:value-type="float">
            <text:p>-2.116</text:p>
          </table:table-cell>
          <table:table-cell office:value-type="float" office:value="-18.757" calcext:value-type="float">
            <text:p>-18.757</text:p>
          </table:table-cell>
          <table:table-cell office:value-type="float" office:value="2.943" calcext:value-type="float">
            <text:p>2.943</text:p>
          </table:table-cell>
          <table:table-cell/>
          <table:table-cell office:value-type="float" office:value="-7.594" calcext:value-type="float">
            <text:p>-7.594</text:p>
          </table:table-cell>
          <table:table-cell office:value-type="float" office:value="1.199" calcext:value-type="float">
            <text:p>1.199</text:p>
          </table:table-cell>
          <table:table-cell office:value-type="float" office:value="8.5" calcext:value-type="float">
            <text:p>8.5</text:p>
          </table:table-cell>
          <table:table-cell table:number-columns-repeated="2"/>
          <table:table-cell table:formula="of:=[.N54]+27.9138393195" office:value-type="float" office:value="20.3198393195" calcext:value-type="float">
            <text:p>20.3198393195</text:p>
          </table:table-cell>
          <table:table-cell table:formula="of:=[.O54]+14.2293530331" office:value-type="float" office:value="15.4283530331" calcext:value-type="float">
            <text:p>15.4283530331</text:p>
          </table:table-cell>
          <table:table-cell table:formula="of:=[.P54]+-25.2401935728" office:value-type="float" office:value="-16.7401935728" calcext:value-type="float">
            <text:p>-16.7401935728</text:p>
          </table:table-cell>
          <table:table-cell/>
          <table:table-cell table:formula="of:=[.S55]-[.S54]" office:value-type="float" office:value="2.568" calcext:value-type="float">
            <text:p>2.568</text:p>
          </table:table-cell>
          <table:table-cell table:formula="of:=[.T55]-[.T54]" office:value-type="float" office:value="1.675" calcext:value-type="float">
            <text:p>1.675</text:p>
          </table:table-cell>
          <table:table-cell table:formula="of:=[.U55]-[.U54]" office:value-type="float" office:value="-2.302" calcext:value-type="float">
            <text:p>-2.302</text:p>
          </table:table-cell>
          <table:table-cell/>
          <table:table-cell table:formula="of:=SQRT([.W54]^2+[.X54]^2+[.Y54]^2)" office:value-type="float" office:value="3.83398656752994" calcext:value-type="float">
            <text:p>3.8339865675</text:p>
          </table:table-cell>
          <table:table-cell table:number-columns-repeated="3"/>
          <table:table-cell office:value-type="float" office:value="-6.039" calcext:value-type="float">
            <text:p>-6.039</text:p>
          </table:table-cell>
          <table:table-cell office:value-type="float" office:value="-14.254" calcext:value-type="float">
            <text:p>-14.254</text:p>
          </table:table-cell>
          <table:table-cell office:value-type="float" office:value="-1.675" calcext:value-type="float">
            <text:p>-1.675</text:p>
          </table:table-cell>
        </table:table-row>
        <table:table-row table:style-name="ro1">
          <table:table-cell table:number-columns-repeated="9"/>
          <table:table-cell office:value-type="float" office:value="1.36" calcext:value-type="float">
            <text:p>1.36</text:p>
          </table:table-cell>
          <table:table-cell office:value-type="float" office:value="-18.286" calcext:value-type="float">
            <text:p>-18.286</text:p>
          </table:table-cell>
          <table:table-cell office:value-type="float" office:value="1.373" calcext:value-type="float">
            <text:p>1.373</text:p>
          </table:table-cell>
          <table:table-cell/>
          <table:table-cell office:value-type="float" office:value="-5.026" calcext:value-type="float">
            <text:p>-5.026</text:p>
          </table:table-cell>
          <table:table-cell office:value-type="float" office:value="2.874" calcext:value-type="float">
            <text:p>2.874</text:p>
          </table:table-cell>
          <table:table-cell office:value-type="float" office:value="6.198" calcext:value-type="float">
            <text:p>6.198</text:p>
          </table:table-cell>
          <table:table-cell table:number-columns-repeated="2"/>
          <table:table-cell table:formula="of:=[.N55]+27.9138393195" office:value-type="float" office:value="22.8878393195" calcext:value-type="float">
            <text:p>22.8878393195</text:p>
          </table:table-cell>
          <table:table-cell table:formula="of:=[.O55]+14.2293530331" office:value-type="float" office:value="17.1033530331" calcext:value-type="float">
            <text:p>17.1033530331</text:p>
          </table:table-cell>
          <table:table-cell table:formula="of:=[.P55]+-25.2401935728" office:value-type="float" office:value="-19.0421935728" calcext:value-type="float">
            <text:p>-19.0421935728</text:p>
          </table:table-cell>
          <table:table-cell/>
          <table:table-cell table:formula="of:=[.S56]-[.S55]" office:value-type="float" office:value="2.295" calcext:value-type="float">
            <text:p>2.295</text:p>
          </table:table-cell>
          <table:table-cell table:formula="of:=[.T56]-[.T55]" office:value-type="float" office:value="1.204" calcext:value-type="float">
            <text:p>1.204</text:p>
          </table:table-cell>
          <table:table-cell table:formula="of:=[.U56]-[.U55]" office:value-type="float" office:value="2.765" calcext:value-type="float">
            <text:p>2.765</text:p>
          </table:table-cell>
          <table:table-cell/>
          <table:table-cell table:formula="of:=SQRT([.W55]^2+[.X55]^2+[.Y55]^2)" office:value-type="float" office:value="3.78970526558464" calcext:value-type="float">
            <text:p>3.7897052656</text:p>
          </table:table-cell>
          <table:table-cell table:number-columns-repeated="3"/>
          <table:table-cell office:value-type="float" office:value="-3.63" calcext:value-type="float">
            <text:p>-3.63</text:p>
          </table:table-cell>
          <table:table-cell office:value-type="float" office:value="-12.348" calcext:value-type="float">
            <text:p>-12.348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table:number-columns-repeated="9"/>
          <table:table-cell office:value-type="float" office:value="0.604" calcext:value-type="float">
            <text:p>0.604</text:p>
          </table:table-cell>
          <table:table-cell office:value-type="float" office:value="-19.371" calcext:value-type="float">
            <text:p>-19.371</text:p>
          </table:table-cell>
          <table:table-cell office:value-type="float" office:value="-2.182" calcext:value-type="float">
            <text:p>-2.182</text:p>
          </table:table-cell>
          <table:table-cell/>
          <table:table-cell office:value-type="float" office:value="-2.731" calcext:value-type="float">
            <text:p>-2.731</text:p>
          </table:table-cell>
          <table:table-cell office:value-type="float" office:value="4.078" calcext:value-type="float">
            <text:p>4.078</text:p>
          </table:table-cell>
          <table:table-cell office:value-type="float" office:value="8.963" calcext:value-type="float">
            <text:p>8.963</text:p>
          </table:table-cell>
          <table:table-cell table:number-columns-repeated="2"/>
          <table:table-cell table:formula="of:=[.N56]+27.9138393195" office:value-type="float" office:value="25.1828393195" calcext:value-type="float">
            <text:p>25.1828393195</text:p>
          </table:table-cell>
          <table:table-cell table:formula="of:=[.O56]+14.2293530331" office:value-type="float" office:value="18.3073530331" calcext:value-type="float">
            <text:p>18.3073530331</text:p>
          </table:table-cell>
          <table:table-cell table:formula="of:=[.P56]+-25.2401935728" office:value-type="float" office:value="-16.2771935728" calcext:value-type="float">
            <text:p>-16.2771935728</text:p>
          </table:table-cell>
          <table:table-cell/>
          <table:table-cell table:formula="of:=[.S57]-[.S56]" office:value-type="float" office:value="0.989000000000001" calcext:value-type="float">
            <text:p>0.989</text:p>
          </table:table-cell>
          <table:table-cell table:formula="of:=[.T57]-[.T56]" office:value-type="float" office:value="-3.439" calcext:value-type="float">
            <text:p>-3.439</text:p>
          </table:table-cell>
          <table:table-cell table:formula="of:=[.U57]-[.U56]" office:value-type="float" office:value="1.382" calcext:value-type="float">
            <text:p>1.382</text:p>
          </table:table-cell>
          <table:table-cell/>
          <table:table-cell table:formula="of:=SQRT([.W56]^2+[.X56]^2+[.Y56]^2)" office:value-type="float" office:value="3.83598305522848" calcext:value-type="float">
            <text:p>3.8359830552</text:p>
          </table:table-cell>
          <table:table-cell table:number-columns-repeated="3"/>
          <table:table-cell office:value-type="float" office:value="-0.694" calcext:value-type="float">
            <text:p>-0.694</text:p>
          </table:table-cell>
          <table:table-cell office:value-type="float" office:value="-12.895" calcext:value-type="float">
            <text:p>-12.895</text:p>
          </table:table-cell>
          <table:table-cell office:value-type="float" office:value="-1.698" calcext:value-type="float">
            <text:p>-1.698</text:p>
          </table:table-cell>
        </table:table-row>
        <table:table-row table:style-name="ro1">
          <table:table-cell table:number-columns-repeated="9"/>
          <table:table-cell office:value-type="float" office:value="-2.724" calcext:value-type="float">
            <text:p>-2.724</text:p>
          </table:table-cell>
          <table:table-cell office:value-type="float" office:value="-18.198" calcext:value-type="float">
            <text:p>-18.198</text:p>
          </table:table-cell>
          <table:table-cell office:value-type="float" office:value="-2.84" calcext:value-type="float">
            <text:p>-2.84</text:p>
          </table:table-cell>
          <table:table-cell/>
          <table:table-cell office:value-type="float" office:value="-1.742" calcext:value-type="float">
            <text:p>-1.742</text:p>
          </table:table-cell>
          <table:table-cell office:value-type="float" office:value="0.639" calcext:value-type="float">
            <text:p>0.639</text:p>
          </table:table-cell>
          <table:table-cell office:value-type="float" office:value="10.345" calcext:value-type="float">
            <text:p>10.345</text:p>
          </table:table-cell>
          <table:table-cell table:number-columns-repeated="2"/>
          <table:table-cell table:formula="of:=[.N57]+27.9138393195" office:value-type="float" office:value="26.1718393195" calcext:value-type="float">
            <text:p>26.1718393195</text:p>
          </table:table-cell>
          <table:table-cell table:formula="of:=[.O57]+14.2293530331" office:value-type="float" office:value="14.8683530331" calcext:value-type="float">
            <text:p>14.8683530331</text:p>
          </table:table-cell>
          <table:table-cell table:formula="of:=[.P57]+-25.2401935728" office:value-type="float" office:value="-14.8951935728" calcext:value-type="float">
            <text:p>-14.8951935728</text:p>
          </table:table-cell>
          <table:table-cell/>
          <table:table-cell table:formula="of:=[.S58]-[.S57]" office:value-type="float" office:value="0.238" calcext:value-type="float">
            <text:p>0.238</text:p>
          </table:table-cell>
          <table:table-cell table:formula="of:=[.T58]-[.T57]" office:value-type="float" office:value="-1.341" calcext:value-type="float">
            <text:p>-1.341</text:p>
          </table:table-cell>
          <table:table-cell table:formula="of:=[.U58]-[.U57]" office:value-type="float" office:value="-3.554" calcext:value-type="float">
            <text:p>-3.554</text:p>
          </table:table-cell>
          <table:table-cell/>
          <table:table-cell table:formula="of:=SQRT([.W57]^2+[.X57]^2+[.Y57]^2)" office:value-type="float" office:value="3.80602693106604" calcext:value-type="float">
            <text:p>3.8060269311</text:p>
          </table:table-cell>
          <table:table-cell table:number-columns-repeated="3"/>
          <table:table-cell office:value-type="float" office:value="-2.798" calcext:value-type="float">
            <text:p>-2.798</text:p>
          </table:table-cell>
          <table:table-cell office:value-type="float" office:value="-12.208" calcext:value-type="float">
            <text:p>-12.208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table:number-columns-repeated="9"/>
          <table:table-cell office:value-type="float" office:value="-2.952" calcext:value-type="float">
            <text:p>-2.952</text:p>
          </table:table-cell>
          <table:table-cell office:value-type="float" office:value="-16.423" calcext:value-type="float">
            <text:p>-16.423</text:p>
          </table:table-cell>
          <table:table-cell office:value-type="float" office:value="-6.232" calcext:value-type="float">
            <text:p>-6.232</text:p>
          </table:table-cell>
          <table:table-cell/>
          <table:table-cell office:value-type="float" office:value="-1.504" calcext:value-type="float">
            <text:p>-1.504</text:p>
          </table:table-cell>
          <table:table-cell office:value-type="float" office:value="-0.702" calcext:value-type="float">
            <text:p>-0.702</text:p>
          </table:table-cell>
          <table:table-cell office:value-type="float" office:value="6.791" calcext:value-type="float">
            <text:p>6.791</text:p>
          </table:table-cell>
          <table:table-cell table:number-columns-repeated="2"/>
          <table:table-cell table:formula="of:=[.N58]+27.9138393195" office:value-type="float" office:value="26.4098393195" calcext:value-type="float">
            <text:p>26.4098393195</text:p>
          </table:table-cell>
          <table:table-cell table:formula="of:=[.O58]+14.2293530331" office:value-type="float" office:value="13.5273530331" calcext:value-type="float">
            <text:p>13.5273530331</text:p>
          </table:table-cell>
          <table:table-cell table:formula="of:=[.P58]+-25.2401935728" office:value-type="float" office:value="-18.4491935728" calcext:value-type="float">
            <text:p>-18.4491935728</text:p>
          </table:table-cell>
          <table:table-cell/>
          <table:table-cell table:formula="of:=[.S59]-[.S58]" office:value-type="float" office:value="2.575" calcext:value-type="float">
            <text:p>2.575</text:p>
          </table:table-cell>
          <table:table-cell table:formula="of:=[.T59]-[.T58]" office:value-type="float" office:value="2.731" calcext:value-type="float">
            <text:p>2.731</text:p>
          </table:table-cell>
          <table:table-cell table:formula="of:=[.U59]-[.U58]" office:value-type="float" office:value="-0.702999999999999" calcext:value-type="float">
            <text:p>-0.703</text:p>
          </table:table-cell>
          <table:table-cell/>
          <table:table-cell table:formula="of:=SQRT([.W58]^2+[.X58]^2+[.Y58]^2)" office:value-type="float" office:value="3.81879496700203" calcext:value-type="float">
            <text:p>3.818794967</text:p>
          </table:table-cell>
          <table:table-cell table:number-columns-repeated="3"/>
          <table:table-cell office:value-type="float" office:value="-4.048" calcext:value-type="float">
            <text:p>-4.048</text:p>
          </table:table-cell>
          <table:table-cell office:value-type="float" office:value="-8.925" calcext:value-type="float">
            <text:p>-8.925</text:p>
          </table:table-cell>
          <table:table-cell office:value-type="float" office:value="-3.332" calcext:value-type="float">
            <text:p>-3.332</text:p>
          </table:table-cell>
        </table:table-row>
        <table:table-row table:style-name="ro1">
          <table:table-cell table:number-columns-repeated="9"/>
          <table:table-cell office:value-type="float" office:value="-5.851" calcext:value-type="float">
            <text:p>-5.851</text:p>
          </table:table-cell>
          <table:table-cell office:value-type="float" office:value="-14.6" calcext:value-type="float">
            <text:p>-14.6</text:p>
          </table:table-cell>
          <table:table-cell office:value-type="float" office:value="-5.121" calcext:value-type="float">
            <text:p>-5.121</text:p>
          </table:table-cell>
          <table:table-cell/>
          <table:table-cell office:value-type="float" office:value="1.071" calcext:value-type="float">
            <text:p>1.071</text:p>
          </table:table-cell>
          <table:table-cell office:value-type="float" office:value="2.029" calcext:value-type="float">
            <text:p>2.029</text:p>
          </table:table-cell>
          <table:table-cell office:value-type="float" office:value="6.088" calcext:value-type="float">
            <text:p>6.088</text:p>
          </table:table-cell>
          <table:table-cell table:number-columns-repeated="2"/>
          <table:table-cell table:formula="of:=[.N59]+27.9138393195" office:value-type="float" office:value="28.9848393195" calcext:value-type="float">
            <text:p>28.9848393195</text:p>
          </table:table-cell>
          <table:table-cell table:formula="of:=[.O59]+14.2293530331" office:value-type="float" office:value="16.2583530331" calcext:value-type="float">
            <text:p>16.2583530331</text:p>
          </table:table-cell>
          <table:table-cell table:formula="of:=[.P59]+-25.2401935728" office:value-type="float" office:value="-19.1521935728" calcext:value-type="float">
            <text:p>-19.1521935728</text:p>
          </table:table-cell>
          <table:table-cell/>
          <table:table-cell table:formula="of:=[.S60]-[.S59]" office:value-type="float" office:value="2.122" calcext:value-type="float">
            <text:p>2.122</text:p>
          </table:table-cell>
          <table:table-cell table:formula="of:=[.T60]-[.T59]" office:value-type="float" office:value="-1.193" calcext:value-type="float">
            <text:p>-1.193</text:p>
          </table:table-cell>
          <table:table-cell table:formula="of:=[.U60]-[.U59]" office:value-type="float" office:value="2.921" calcext:value-type="float">
            <text:p>2.921</text:p>
          </table:table-cell>
          <table:table-cell/>
          <table:table-cell table:formula="of:=SQRT([.W59]^2+[.X59]^2+[.Y59]^2)" office:value-type="float" office:value="3.80241686299648" calcext:value-type="float">
            <text:p>3.802416863</text:p>
          </table:table-cell>
          <table:table-cell table:number-columns-repeated="3"/>
          <table:table-cell office:value-type="float" office:value="-0.613" calcext:value-type="float">
            <text:p>-0.613</text:p>
          </table:table-cell>
          <table:table-cell office:value-type="float" office:value="-7.893" calcext:value-type="float">
            <text:p>-7.893</text:p>
          </table:table-cell>
          <table:table-cell office:value-type="float" office:value="-1.927" calcext:value-type="float">
            <text:p>-1.927</text:p>
          </table:table-cell>
        </table:table-row>
        <table:table-row table:style-name="ro1">
          <table:table-cell table:number-columns-repeated="9"/>
          <table:table-cell office:value-type="float" office:value="-3.901" calcext:value-type="float">
            <text:p>-3.901</text:p>
          </table:table-cell>
          <table:table-cell office:value-type="float" office:value="-13.02" calcext:value-type="float">
            <text:p>-13.02</text:p>
          </table:table-cell>
          <table:table-cell office:value-type="float" office:value="-2.192" calcext:value-type="float">
            <text:p>-2.192</text:p>
          </table:table-cell>
          <table:table-cell/>
          <table:table-cell office:value-type="float" office:value="3.193" calcext:value-type="float">
            <text:p>3.193</text:p>
          </table:table-cell>
          <table:table-cell office:value-type="float" office:value="0.836" calcext:value-type="float">
            <text:p>0.836</text:p>
          </table:table-cell>
          <table:table-cell office:value-type="float" office:value="9.009" calcext:value-type="float">
            <text:p>9.009</text:p>
          </table:table-cell>
          <table:table-cell table:number-columns-repeated="2"/>
          <table:table-cell table:formula="of:=[.N60]+27.9138393195" office:value-type="float" office:value="31.1068393195" calcext:value-type="float">
            <text:p>31.1068393195</text:p>
          </table:table-cell>
          <table:table-cell table:formula="of:=[.O60]+14.2293530331" office:value-type="float" office:value="15.0653530331" calcext:value-type="float">
            <text:p>15.0653530331</text:p>
          </table:table-cell>
          <table:table-cell table:formula="of:=[.P60]+-25.2401935728" office:value-type="float" office:value="-16.2311935728" calcext:value-type="float">
            <text:p>-16.2311935728</text:p>
          </table:table-cell>
          <table:table-cell/>
          <table:table-cell table:formula="of:=[.S61]-[.S60]" office:value-type="float" office:value="-0.103000000000002" calcext:value-type="float">
            <text:p>-0.103</text:p>
          </table:table-cell>
          <table:table-cell table:formula="of:=[.T61]-[.T60]" office:value-type="float" office:value="-3.579" calcext:value-type="float">
            <text:p>-3.579</text:p>
          </table:table-cell>
          <table:table-cell table:formula="of:=[.U61]-[.U60]" office:value-type="float" office:value="-1.246" calcext:value-type="float">
            <text:p>-1.246</text:p>
          </table:table-cell>
          <table:table-cell/>
          <table:table-cell table:formula="of:=SQRT([.W60]^2+[.X60]^2+[.Y60]^2)" office:value-type="float" office:value="3.79109034447875" calcext:value-type="float">
            <text:p>3.7910903445</text:p>
          </table:table-cell>
          <table:table-cell table:number-columns-repeated="3"/>
          <table:table-cell office:value-type="float" office:value="0.832" calcext:value-type="float">
            <text:p>0.832</text:p>
          </table:table-cell>
          <table:table-cell office:value-type="float" office:value="-8.214" calcext:value-type="float">
            <text:p>-8.214</text:p>
          </table:table-cell>
          <table:table-cell office:value-type="float" office:value="-5.469" calcext:value-type="float">
            <text:p>-5.469</text:p>
          </table:table-cell>
        </table:table-row>
        <table:table-row table:style-name="ro1">
          <table:table-cell table:number-columns-repeated="9"/>
          <table:table-cell office:value-type="float" office:value="-0.705" calcext:value-type="float">
            <text:p>-0.705</text:p>
          </table:table-cell>
          <table:table-cell office:value-type="float" office:value="-12.179" calcext:value-type="float">
            <text:p>-12.179</text:p>
          </table:table-cell>
          <table:table-cell office:value-type="float" office:value="-4.3" calcext:value-type="float">
            <text:p>-4.3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-2.743" calcext:value-type="float">
            <text:p>-2.743</text:p>
          </table:table-cell>
          <table:table-cell office:value-type="float" office:value="7.763" calcext:value-type="float">
            <text:p>7.763</text:p>
          </table:table-cell>
          <table:table-cell table:number-columns-repeated="2"/>
          <table:table-cell table:formula="of:=[.N61]+27.9138393195" office:value-type="float" office:value="31.0038393195" calcext:value-type="float">
            <text:p>31.0038393195</text:p>
          </table:table-cell>
          <table:table-cell table:formula="of:=[.O61]+14.2293530331" office:value-type="float" office:value="11.4863530331" calcext:value-type="float">
            <text:p>11.4863530331</text:p>
          </table:table-cell>
          <table:table-cell table:formula="of:=[.P61]+-25.2401935728" office:value-type="float" office:value="-17.4771935728" calcext:value-type="float">
            <text:p>-17.4771935728</text:p>
          </table:table-cell>
          <table:table-cell/>
          <table:table-cell table:formula="of:=[.S62]-[.S61]" office:value-type="float" office:value="0.963000000000001" calcext:value-type="float">
            <text:p>0.963</text:p>
          </table:table-cell>
          <table:table-cell table:formula="of:=[.T62]-[.T61]" office:value-type="float" office:value="1.193" calcext:value-type="float">
            <text:p>1.193</text:p>
          </table:table-cell>
          <table:table-cell table:formula="of:=[.U62]-[.U61]" office:value-type="float" office:value="-3.478" calcext:value-type="float">
            <text:p>-3.478</text:p>
          </table:table-cell>
          <table:table-cell/>
          <table:table-cell table:formula="of:=SQRT([.W61]^2+[.X61]^2+[.Y61]^2)" office:value-type="float" office:value="3.80093435881232" calcext:value-type="float">
            <text:p>3.8009343588</text:p>
          </table:table-cell>
          <table:table-cell table:number-columns-repeated="3"/>
          <table:table-cell office:value-type="float" office:value="-1.96" calcext:value-type="float">
            <text:p>-1.96</text:p>
          </table:table-cell>
          <table:table-cell office:value-type="float" office:value="-5.979" calcext:value-type="float">
            <text:p>-5.979</text:p>
          </table:table-cell>
          <table:table-cell office:value-type="float" office:value="-6.903" calcext:value-type="float">
            <text:p>-6.903</text:p>
          </table:table-cell>
        </table:table-row>
        <table:table-row table:style-name="ro1">
          <table:table-cell table:number-columns-repeated="9"/>
          <table:table-cell office:value-type="float" office:value="-2.475" calcext:value-type="float">
            <text:p>-2.475</text:p>
          </table:table-cell>
          <table:table-cell office:value-type="float" office:value="-10.533" calcext:value-type="float">
            <text:p>-10.533</text:p>
          </table:table-cell>
          <table:table-cell office:value-type="float" office:value="-7.036" calcext:value-type="float">
            <text:p>-7.036</text:p>
          </table:table-cell>
          <table:table-cell/>
          <table:table-cell office:value-type="float" office:value="4.053" calcext:value-type="float">
            <text:p>4.053</text:p>
          </table:table-cell>
          <table:table-cell office:value-type="float" office:value="-1.55" calcext:value-type="float">
            <text:p>-1.55</text:p>
          </table:table-cell>
          <table:table-cell office:value-type="float" office:value="4.285" calcext:value-type="float">
            <text:p>4.285</text:p>
          </table:table-cell>
          <table:table-cell table:number-columns-repeated="2"/>
          <table:table-cell table:formula="of:=[.N62]+27.9138393195" office:value-type="float" office:value="31.9668393195" calcext:value-type="float">
            <text:p>31.9668393195</text:p>
          </table:table-cell>
          <table:table-cell table:formula="of:=[.O62]+14.2293530331" office:value-type="float" office:value="12.6793530331" calcext:value-type="float">
            <text:p>12.6793530331</text:p>
          </table:table-cell>
          <table:table-cell table:formula="of:=[.P62]+-25.2401935728" office:value-type="float" office:value="-20.9551935728" calcext:value-type="float">
            <text:p>-20.9551935728</text:p>
          </table:table-cell>
          <table:table-cell/>
          <table:table-cell table:formula="of:=[.S63]-[.S62]" office:value-type="float" office:value="2.999" calcext:value-type="float">
            <text:p>2.999</text:p>
          </table:table-cell>
          <table:table-cell table:formula="of:=[.T63]-[.T62]" office:value-type="float" office:value="2.021" calcext:value-type="float">
            <text:p>2.021</text:p>
          </table:table-cell>
          <table:table-cell table:formula="of:=[.U63]-[.U62]" office:value-type="float" office:value="1.173" calcext:value-type="float">
            <text:p>1.173</text:p>
          </table:table-cell>
          <table:table-cell/>
          <table:table-cell table:formula="of:=SQRT([.W62]^2+[.X62]^2+[.Y62]^2)" office:value-type="float" office:value="3.80189045081523" calcext:value-type="float">
            <text:p>3.8018904508</text:p>
          </table:table-cell>
          <table:table-cell table:number-columns-repeated="3"/>
          <table:table-cell office:value-type="float" office:value="-1.457" calcext:value-type="float">
            <text:p>-1.457</text:p>
          </table:table-cell>
          <table:table-cell office:value-type="float" office:value="-3.274" calcext:value-type="float">
            <text:p>-3.274</text:p>
          </table:table-cell>
          <table:table-cell office:value-type="float" office:value="-4.256" calcext:value-type="float">
            <text:p>-4.256</text:p>
          </table:table-cell>
        </table:table-row>
        <table:table-row table:style-name="ro1">
          <table:table-cell table:number-columns-repeated="9"/>
          <table:table-cell office:value-type="float" office:value="-4.412" calcext:value-type="float">
            <text:p>-4.412</text:p>
          </table:table-cell>
          <table:table-cell office:value-type="float" office:value="-8.664" calcext:value-type="float">
            <text:p>-8.664</text:p>
          </table:table-cell>
          <table:table-cell office:value-type="float" office:value="-4.63" calcext:value-type="float">
            <text:p>-4.63</text:p>
          </table:table-cell>
          <table:table-cell/>
          <table:table-cell office:value-type="float" office:value="7.052" calcext:value-type="float">
            <text:p>7.052</text:p>
          </table:table-cell>
          <table:table-cell office:value-type="float" office:value="0.471" calcext:value-type="float">
            <text:p>0.471</text:p>
          </table:table-cell>
          <table:table-cell office:value-type="float" office:value="5.458" calcext:value-type="float">
            <text:p>5.458</text:p>
          </table:table-cell>
          <table:table-cell table:number-columns-repeated="2"/>
          <table:table-cell table:formula="of:=[.N63]+27.9138393195" office:value-type="float" office:value="34.9658393195" calcext:value-type="float">
            <text:p>34.9658393195</text:p>
          </table:table-cell>
          <table:table-cell table:formula="of:=[.O63]+14.2293530331" office:value-type="float" office:value="14.7003530331" calcext:value-type="float">
            <text:p>14.7003530331</text:p>
          </table:table-cell>
          <table:table-cell table:formula="of:=[.P63]+-25.2401935728" office:value-type="float" office:value="-19.7821935728" calcext:value-type="float">
            <text:p>-19.7821935728</text:p>
          </table:table-cell>
          <table:table-cell/>
          <table:table-cell table:formula="of:=[.S64]-[.S63]" office:value-type="float" office:value="1.123" calcext:value-type="float">
            <text:p>1.123</text:p>
          </table:table-cell>
          <table:table-cell table:formula="of:=[.T64]-[.T63]" office:value-type="float" office:value="-2.935" calcext:value-type="float">
            <text:p>-2.935</text:p>
          </table:table-cell>
          <table:table-cell table:formula="of:=[.U64]-[.U63]" office:value-type="float" office:value="2.109" calcext:value-type="float">
            <text:p>2.109</text:p>
          </table:table-cell>
          <table:table-cell/>
          <table:table-cell table:formula="of:=SQRT([.W63]^2+[.X63]^2+[.Y63]^2)" office:value-type="float" office:value="3.78460499920401" calcext:value-type="float">
            <text:p>3.7846049992</text:p>
          </table:table-cell>
          <table:table-cell table:number-columns-repeated="3"/>
          <table:table-cell office:value-type="float" office:value="2.324" calcext:value-type="float">
            <text:p>2.324</text:p>
          </table:table-cell>
          <table:table-cell office:value-type="float" office:value="-3.132" calcext:value-type="float">
            <text:p>-3.132</text:p>
          </table:table-cell>
          <table:table-cell office:value-type="float" office:value="-4.803" calcext:value-type="float">
            <text:p>-4.803</text:p>
          </table:table-cell>
        </table:table-row>
        <table:table-row table:style-name="ro1">
          <table:table-cell table:number-columns-repeated="9"/>
          <table:table-cell office:value-type="float" office:value="-1.296" calcext:value-type="float">
            <text:p>-1.296</text:p>
          </table:table-cell>
          <table:table-cell office:value-type="float" office:value="-7.175" calcext:value-type="float">
            <text:p>-7.175</text:p>
          </table:table-cell>
          <table:table-cell office:value-type="float" office:value="-2.495" calcext:value-type="float">
            <text:p>-2.495</text:p>
          </table:table-cell>
          <table:table-cell/>
          <table:table-cell office:value-type="float" office:value="8.175" calcext:value-type="float">
            <text:p>8.175</text:p>
          </table:table-cell>
          <table:table-cell office:value-type="float" office:value="-2.464" calcext:value-type="float">
            <text:p>-2.464</text:p>
          </table:table-cell>
          <table:table-cell office:value-type="float" office:value="7.567" calcext:value-type="float">
            <text:p>7.567</text:p>
          </table:table-cell>
          <table:table-cell table:number-columns-repeated="2"/>
          <table:table-cell table:formula="of:=[.N64]+27.9138393195" office:value-type="float" office:value="36.0888393195" calcext:value-type="float">
            <text:p>36.0888393195</text:p>
          </table:table-cell>
          <table:table-cell table:formula="of:=[.O64]+14.2293530331" office:value-type="float" office:value="11.7653530331" calcext:value-type="float">
            <text:p>11.7653530331</text:p>
          </table:table-cell>
          <table:table-cell table:formula="of:=[.P64]+-25.2401935728" office:value-type="float" office:value="-17.6731935728" calcext:value-type="float">
            <text:p>-17.6731935728</text:p>
          </table:table-cell>
          <table:table-cell/>
          <table:table-cell table:formula="of:=[.S65]-[.S64]" office:value-type="float" office:value="-0.257999999999996" calcext:value-type="float">
            <text:p>-0.258</text:p>
          </table:table-cell>
          <table:table-cell table:formula="of:=[.T65]-[.T64]" office:value-type="float" office:value="-2.428" calcext:value-type="float">
            <text:p>-2.428</text:p>
          </table:table-cell>
          <table:table-cell table:formula="of:=[.U65]-[.U64]" office:value-type="float" office:value="-2.93" calcext:value-type="float">
            <text:p>-2.93</text:p>
          </table:table-cell>
          <table:table-cell/>
          <table:table-cell table:formula="of:=SQRT([.W64]^2+[.X64]^2+[.Y64]^2)" office:value-type="float" office:value="3.81400681698394" calcext:value-type="float">
            <text:p>3.814006817</text:p>
          </table:table-cell>
          <table:table-cell table:number-columns-repeated="3"/>
          <table:table-cell office:value-type="float" office:value="1.902" calcext:value-type="float">
            <text:p>1.902</text:p>
          </table:table-cell>
          <table:table-cell office:value-type="float" office:value="-3.023" calcext:value-type="float">
            <text:p>-3.023</text:p>
          </table:table-cell>
          <table:table-cell office:value-type="float" office:value="-8.622" calcext:value-type="float">
            <text:p>-8.622</text:p>
          </table:table-cell>
        </table:table-row>
        <table:table-row table:style-name="ro1">
          <table:table-cell table:number-columns-repeated="9"/>
          <table:table-cell office:value-type="float" office:value="0.797" calcext:value-type="float">
            <text:p>0.797</text:p>
          </table:table-cell>
          <table:table-cell office:value-type="float" office:value="-6.422" calcext:value-type="float">
            <text:p>-6.422</text:p>
          </table:table-cell>
          <table:table-cell office:value-type="float" office:value="-5.702" calcext:value-type="float">
            <text:p>-5.702</text:p>
          </table:table-cell>
          <table:table-cell/>
          <table:table-cell office:value-type="float" office:value="7.917" calcext:value-type="float">
            <text:p>7.917</text:p>
          </table:table-cell>
          <table:table-cell office:value-type="float" office:value="-4.892" calcext:value-type="float">
            <text:p>-4.892</text:p>
          </table:table-cell>
          <table:table-cell office:value-type="float" office:value="4.637" calcext:value-type="float">
            <text:p>4.637</text:p>
          </table:table-cell>
          <table:table-cell table:number-columns-repeated="2"/>
          <table:table-cell table:formula="of:=[.N65]+27.9138393195" office:value-type="float" office:value="35.8308393195" calcext:value-type="float">
            <text:p>35.8308393195</text:p>
          </table:table-cell>
          <table:table-cell table:formula="of:=[.O65]+14.2293530331" office:value-type="float" office:value="9.3373530331" calcext:value-type="float">
            <text:p>9.3373530331</text:p>
          </table:table-cell>
          <table:table-cell table:formula="of:=[.P65]+-25.2401935728" office:value-type="float" office:value="-20.6031935728" calcext:value-type="float">
            <text:p>-20.6031935728</text:p>
          </table:table-cell>
          <table:table-cell/>
          <table:table-cell table:formula="of:=[.S66]-[.S65]" office:value-type="float" office:value="1.962" calcext:value-type="float">
            <text:p>1.962</text:p>
          </table:table-cell>
          <table:table-cell table:formula="of:=[.T66]-[.T65]" office:value-type="float" office:value="2.42" calcext:value-type="float">
            <text:p>2.42</text:p>
          </table:table-cell>
          <table:table-cell table:formula="of:=[.U66]-[.U65]" office:value-type="float" office:value="-2.209" calcext:value-type="float">
            <text:p>-2.209</text:p>
          </table:table-cell>
          <table:table-cell/>
          <table:table-cell table:formula="of:=SQRT([.W65]^2+[.X65]^2+[.Y65]^2)" office:value-type="float" office:value="3.81910002487497" calcext:value-type="float">
            <text:p>3.8191000249</text:p>
          </table:table-cell>
          <table:table-cell table:number-columns-repeated="3"/>
          <table:table-cell office:value-type="float" office:value="-0.48" calcext:value-type="float">
            <text:p>-0.48</text:p>
          </table:table-cell>
          <table:table-cell office:value-type="float" office:value="-0.065" calcext:value-type="float">
            <text:p>-0.065</text:p>
          </table:table-cell>
          <table:table-cell office:value-type="float" office:value="-8.124" calcext:value-type="float">
            <text:p>-8.124</text:p>
          </table:table-cell>
        </table:table-row>
        <table:table-row table:style-name="ro1">
          <table:table-cell table:number-columns-repeated="9"/>
          <table:table-cell office:value-type="float" office:value="-1.765" calcext:value-type="float">
            <text:p>-1.765</text:p>
          </table:table-cell>
          <table:table-cell office:value-type="float" office:value="-4.15" calcext:value-type="float">
            <text:p>-4.15</text:p>
          </table:table-cell>
          <table:table-cell office:value-type="float" office:value="-7.028" calcext:value-type="float">
            <text:p>-7.028</text:p>
          </table:table-cell>
          <table:table-cell/>
          <table:table-cell office:value-type="float" office:value="9.879" calcext:value-type="float">
            <text:p>9.879</text:p>
          </table:table-cell>
          <table:table-cell office:value-type="float" office:value="-2.472" calcext:value-type="float">
            <text:p>-2.472</text:p>
          </table:table-cell>
          <table:table-cell office:value-type="float" office:value="2.428" calcext:value-type="float">
            <text:p>2.428</text:p>
          </table:table-cell>
          <table:table-cell table:number-columns-repeated="2"/>
          <table:table-cell table:formula="of:=[.N66]+27.9138393195" office:value-type="float" office:value="37.7928393195" calcext:value-type="float">
            <text:p>37.7928393195</text:p>
          </table:table-cell>
          <table:table-cell table:formula="of:=[.O66]+14.2293530331" office:value-type="float" office:value="11.7573530331" calcext:value-type="float">
            <text:p>11.7573530331</text:p>
          </table:table-cell>
          <table:table-cell table:formula="of:=[.P66]+-25.2401935728" office:value-type="float" office:value="-22.8121935728" calcext:value-type="float">
            <text:p>-22.8121935728</text:p>
          </table:table-cell>
          <table:table-cell/>
          <table:table-cell table:formula="of:=[.S67]-[.S66]" office:value-type="float" office:value="2.775" calcext:value-type="float">
            <text:p>2.775</text:p>
          </table:table-cell>
          <table:table-cell table:formula="of:=[.T67]-[.T66]" office:value-type="float" office:value="0.135999999999999" calcext:value-type="float">
            <text:p>0.136</text:p>
          </table:table-cell>
          <table:table-cell table:formula="of:=[.U67]-[.U66]" office:value-type="float" office:value="2.622" calcext:value-type="float">
            <text:p>2.622</text:p>
          </table:table-cell>
          <table:table-cell/>
          <table:table-cell table:formula="of:=SQRT([.W66]^2+[.X66]^2+[.Y66]^2)" office:value-type="float" office:value="3.82021007275778" calcext:value-type="float">
            <text:p>3.8202100728</text:p>
          </table:table-cell>
          <table:table-cell table:number-columns-repeated="3"/>
          <table:table-cell office:value-type="float" office:value="2.101" calcext:value-type="float">
            <text:p>2.101</text:p>
          </table:table-cell>
          <table:table-cell office:value-type="float" office:value="1.759" calcext:value-type="float">
            <text:p>1.759</text:p>
          </table:table-cell>
          <table:table-cell office:value-type="float" office:value="-5.912" calcext:value-type="float">
            <text:p>-5.912</text:p>
          </table:table-cell>
        </table:table-row>
        <table:table-row table:style-name="ro1">
          <table:table-cell table:number-columns-repeated="9"/>
          <table:table-cell office:value-type="float" office:value="-1.704" calcext:value-type="float">
            <text:p>-1.704</text:p>
          </table:table-cell>
          <table:table-cell office:value-type="float" office:value="-2.318" calcext:value-type="float">
            <text:p>-2.318</text:p>
          </table:table-cell>
          <table:table-cell office:value-type="float" office:value="-3.659" calcext:value-type="float">
            <text:p>-3.659</text:p>
          </table:table-cell>
          <table:table-cell/>
          <table:table-cell office:value-type="float" office:value="12.654" calcext:value-type="float">
            <text:p>12.654</text:p>
          </table:table-cell>
          <table:table-cell office:value-type="float" office:value="-2.336" calcext:value-type="float">
            <text:p>-2.336</text:p>
          </table:table-cell>
          <table:table-cell office:value-type="float" office:value="5.05" calcext:value-type="float">
            <text:p>5.05</text:p>
          </table:table-cell>
          <table:table-cell table:number-columns-repeated="2"/>
          <table:table-cell table:formula="of:=[.N67]+27.9138393195" office:value-type="float" office:value="40.5678393195" calcext:value-type="float">
            <text:p>40.5678393195</text:p>
          </table:table-cell>
          <table:table-cell table:formula="of:=[.O67]+14.2293530331" office:value-type="float" office:value="11.8933530331" calcext:value-type="float">
            <text:p>11.8933530331</text:p>
          </table:table-cell>
          <table:table-cell table:formula="of:=[.P67]+-25.2401935728" office:value-type="float" office:value="-20.1901935728" calcext:value-type="float">
            <text:p>-20.1901935728</text:p>
          </table:table-cell>
          <table:table-cell/>
          <table:table-cell table:formula="of:=[.S68]-[.S67]" office:value-type="float" office:value="0.0480000000000018" calcext:value-type="float">
            <text:p>0.048</text:p>
          </table:table-cell>
          <table:table-cell table:formula="of:=[.T68]-[.T67]" office:value-type="float" office:value="-3.762" calcext:value-type="float">
            <text:p>-3.762</text:p>
          </table:table-cell>
          <table:table-cell table:formula="of:=[.U68]-[.U67]" office:value-type="float" office:value="0.349" calcext:value-type="float">
            <text:p>0.349</text:p>
          </table:table-cell>
          <table:table-cell/>
          <table:table-cell table:formula="of:=SQRT([.W67]^2+[.X67]^2+[.Y67]^2)" office:value-type="float" office:value="3.77845854813838" calcext:value-type="float">
            <text:p>3.7784585481</text:p>
          </table:table-cell>
          <table:table-cell table:number-columns-repeated="3"/>
          <table:table-cell office:value-type="float" office:value="4.622" calcext:value-type="float">
            <text:p>4.622</text:p>
          </table:table-cell>
          <table:table-cell office:value-type="float" office:value="1.246" calcext:value-type="float">
            <text:p>1.246</text:p>
          </table:table-cell>
          <table:table-cell office:value-type="float" office:value="-8.729" calcext:value-type="float">
            <text:p>-8.729</text:p>
          </table:table-cell>
        </table:table-row>
        <table:table-row table:style-name="ro1">
          <table:table-cell table:number-columns-repeated="9"/>
          <table:table-cell office:value-type="float" office:value="2.099" calcext:value-type="float">
            <text:p>2.099</text:p>
          </table:table-cell>
          <table:table-cell office:value-type="float" office:value="-1.21" calcext:value-type="float">
            <text:p>-1.21</text:p>
          </table:table-cell>
          <table:table-cell office:value-type="float" office:value="-3.685" calcext:value-type="float">
            <text:p>-3.685</text:p>
          </table:table-cell>
          <table:table-cell/>
          <table:table-cell office:value-type="float" office:value="12.702" calcext:value-type="float">
            <text:p>12.702</text:p>
          </table:table-cell>
          <table:table-cell office:value-type="float" office:value="-6.098" calcext:value-type="float">
            <text:p>-6.098</text:p>
          </table:table-cell>
          <table:table-cell office:value-type="float" office:value="5.399" calcext:value-type="float">
            <text:p>5.399</text:p>
          </table:table-cell>
          <table:table-cell table:number-columns-repeated="2"/>
          <table:table-cell table:formula="of:=[.N68]+27.9138393195" office:value-type="float" office:value="40.6158393195" calcext:value-type="float">
            <text:p>40.6158393195</text:p>
          </table:table-cell>
          <table:table-cell table:formula="of:=[.O68]+14.2293530331" office:value-type="float" office:value="8.1313530331" calcext:value-type="float">
            <text:p>8.1313530331</text:p>
          </table:table-cell>
          <table:table-cell table:formula="of:=[.P68]+-25.2401935728" office:value-type="float" office:value="-19.8411935728" calcext:value-type="float">
            <text:p>-19.8411935728</text:p>
          </table:table-cell>
          <table:table-cell/>
          <table:table-cell table:formula="of:=[.S69]-[.S68]" office:value-type="float" office:value="0.814" calcext:value-type="float">
            <text:p>0.814</text:p>
          </table:table-cell>
          <table:table-cell table:formula="of:=[.T69]-[.T68]" office:value-type="float" office:value="-0.235000000000001" calcext:value-type="float">
            <text:p>-0.235</text:p>
          </table:table-cell>
          <table:table-cell table:formula="of:=[.U69]-[.U68]" office:value-type="float" office:value="-3.724" calcext:value-type="float">
            <text:p>-3.724</text:p>
          </table:table-cell>
          <table:table-cell/>
          <table:table-cell table:formula="of:=SQRT([.W68]^2+[.X68]^2+[.Y68]^2)" office:value-type="float" office:value="3.81916181903831" calcext:value-type="float">
            <text:p>3.819161819</text:p>
          </table:table-cell>
          <table:table-cell table:number-columns-repeated="3"/>
          <table:table-cell office:value-type="float" office:value="2.166" calcext:value-type="float">
            <text:p>2.166</text:p>
          </table:table-cell>
          <table:table-cell office:value-type="float" office:value="3.031" calcext:value-type="float">
            <text:p>3.031</text:p>
          </table:table-cell>
          <table:table-cell office:value-type="float" office:value="-11.101" calcext:value-type="float">
            <text:p>-11.101</text:p>
          </table:table-cell>
        </table:table-row>
        <table:table-row table:style-name="ro1">
          <table:table-cell table:number-columns-repeated="9"/>
          <table:table-cell office:value-type="float" office:value="2.034" calcext:value-type="float">
            <text:p>2.034</text:p>
          </table:table-cell>
          <table:table-cell office:value-type="float" office:value="-0.41" calcext:value-type="float">
            <text:p>-0.41</text:p>
          </table:table-cell>
          <table:table-cell office:value-type="float" office:value="-7.393" calcext:value-type="float">
            <text:p>-7.393</text:p>
          </table:table-cell>
          <table:table-cell/>
          <table:table-cell office:value-type="float" office:value="13.516" calcext:value-type="float">
            <text:p>13.516</text:p>
          </table:table-cell>
          <table:table-cell office:value-type="float" office:value="-6.333" calcext:value-type="float">
            <text:p>-6.333</text:p>
          </table:table-cell>
          <table:table-cell office:value-type="float" office:value="1.675" calcext:value-type="float">
            <text:p>1.675</text:p>
          </table:table-cell>
          <table:table-cell table:number-columns-repeated="2"/>
          <table:table-cell table:formula="of:=[.N69]+27.9138393195" office:value-type="float" office:value="41.4298393195" calcext:value-type="float">
            <text:p>41.4298393195</text:p>
          </table:table-cell>
          <table:table-cell table:formula="of:=[.O69]+14.2293530331" office:value-type="float" office:value="7.8963530331" calcext:value-type="float">
            <text:p>7.8963530331</text:p>
          </table:table-cell>
          <table:table-cell table:formula="of:=[.P69]+-25.2401935728" office:value-type="float" office:value="-23.5651935728" calcext:value-type="float">
            <text:p>-23.5651935728</text:p>
          </table:table-cell>
          <table:table-cell/>
          <table:table-cell table:formula="of:=[.S70]-[.S69]" office:value-type="float" office:value="2.462" calcext:value-type="float">
            <text:p>2.462</text:p>
          </table:table-cell>
          <table:table-cell table:formula="of:=[.T70]-[.T69]" office:value-type="float" office:value="2.933" calcext:value-type="float">
            <text:p>2.933</text:p>
          </table:table-cell>
          <table:table-cell table:formula="of:=[.U70]-[.U69]" office:value-type="float" office:value="-0.524000000000001" calcext:value-type="float">
            <text:p>-0.524</text:p>
          </table:table-cell>
          <table:table-cell/>
          <table:table-cell table:formula="of:=SQRT([.W69]^2+[.X69]^2+[.Y69]^2)" office:value-type="float" office:value="3.86503673979951" calcext:value-type="float">
            <text:p>3.8650367398</text:p>
          </table:table-cell>
          <table:table-cell table:number-columns-repeated="3"/>
          <table:table-cell office:value-type="float" office:value="1.672" calcext:value-type="float">
            <text:p>1.672</text:p>
          </table:table-cell>
          <table:table-cell office:value-type="float" office:value="5.938" calcext:value-type="float">
            <text:p>5.938</text:p>
          </table:table-cell>
          <table:table-cell office:value-type="float" office:value="-8.68" calcext:value-type="float">
            <text:p>-8.68</text:p>
          </table:table-cell>
        </table:table-row>
        <table:table-row table:style-name="ro1">
          <table:table-cell table:number-columns-repeated="9"/>
          <table:table-cell office:value-type="float" office:value="-0.474" calcext:value-type="float">
            <text:p>-0.474</text:p>
          </table:table-cell>
          <table:table-cell office:value-type="float" office:value="2.049" calcext:value-type="float">
            <text:p>2.049</text:p>
          </table:table-cell>
          <table:table-cell office:value-type="float" office:value="-6.796" calcext:value-type="float">
            <text:p>-6.796</text:p>
          </table:table-cell>
          <table:table-cell/>
          <table:table-cell office:value-type="float" office:value="15.978" calcext:value-type="float">
            <text:p>15.978</text:p>
          </table:table-cell>
          <table:table-cell office:value-type="float" office:value="-3.4" calcext:value-type="float">
            <text:p>-3.4</text:p>
          </table:table-cell>
          <table:table-cell office:value-type="float" office:value="1.151" calcext:value-type="float">
            <text:p>1.151</text:p>
          </table:table-cell>
          <table:table-cell table:number-columns-repeated="2"/>
          <table:table-cell table:formula="of:=[.N70]+27.9138393195" office:value-type="float" office:value="43.8918393195" calcext:value-type="float">
            <text:p>43.8918393195</text:p>
          </table:table-cell>
          <table:table-cell table:formula="of:=[.O70]+14.2293530331" office:value-type="float" office:value="10.8293530331" calcext:value-type="float">
            <text:p>10.8293530331</text:p>
          </table:table-cell>
          <table:table-cell table:formula="of:=[.P70]+-25.2401935728" office:value-type="float" office:value="-24.0891935728" calcext:value-type="float">
            <text:p>-24.0891935728</text:p>
          </table:table-cell>
          <table:table-cell/>
          <table:table-cell table:formula="of:=[.S71]-[.S70]" office:value-type="float" office:value="1.591" calcext:value-type="float">
            <text:p>1.591</text:p>
          </table:table-cell>
          <table:table-cell table:formula="of:=[.T71]-[.T70]" office:value-type="float" office:value="0.171000000000001" calcext:value-type="float">
            <text:p>0.171</text:p>
          </table:table-cell>
          <table:table-cell table:formula="of:=[.U71]-[.U70]" office:value-type="float" office:value="3.469" calcext:value-type="float">
            <text:p>3.469</text:p>
          </table:table-cell>
          <table:table-cell/>
          <table:table-cell table:formula="of:=SQRT([.W70]^2+[.X70]^2+[.Y70]^2)" office:value-type="float" office:value="3.82027263425008" calcext:value-type="float">
            <text:p>3.8202726343</text:p>
          </table:table-cell>
          <table:table-cell table:number-columns-repeated="3"/>
          <table:table-cell office:value-type="float" office:value="5.513" calcext:value-type="float">
            <text:p>5.513</text:p>
          </table:table-cell>
          <table:table-cell office:value-type="float" office:value="6.282" calcext:value-type="float">
            <text:p>6.282</text:p>
          </table:table-cell>
          <table:table-cell office:value-type="float" office:value="-8.344" calcext:value-type="float">
            <text:p>-8.344</text:p>
          </table:table-cell>
        </table:table-row>
        <table:table-row table:style-name="ro1">
          <table:table-cell table:number-columns-repeated="9"/>
          <table:table-cell office:value-type="float" office:value="1.642" calcext:value-type="float">
            <text:p>1.642</text:p>
          </table:table-cell>
          <table:table-cell office:value-type="float" office:value="3.858" calcext:value-type="float">
            <text:p>3.858</text:p>
          </table:table-cell>
          <table:table-cell office:value-type="float" office:value="-4.017" calcext:value-type="float">
            <text:p>-4.017</text:p>
          </table:table-cell>
          <table:table-cell/>
          <table:table-cell office:value-type="float" office:value="17.569" calcext:value-type="float">
            <text:p>17.569</text:p>
          </table:table-cell>
          <table:table-cell office:value-type="float" office:value="-3.229" calcext:value-type="float">
            <text:p>-3.229</text:p>
          </table:table-cell>
          <table:table-cell office:value-type="float" office:value="4.62" calcext:value-type="float">
            <text:p>4.62</text:p>
          </table:table-cell>
          <table:table-cell table:number-columns-repeated="2"/>
          <table:table-cell table:formula="of:=[.N71]+27.9138393195" office:value-type="float" office:value="45.4828393195" calcext:value-type="float">
            <text:p>45.4828393195</text:p>
          </table:table-cell>
          <table:table-cell table:formula="of:=[.O71]+14.2293530331" office:value-type="float" office:value="11.0003530331" calcext:value-type="float">
            <text:p>11.0003530331</text:p>
          </table:table-cell>
          <table:table-cell table:formula="of:=[.P71]+-25.2401935728" office:value-type="float" office:value="-20.6201935728" calcext:value-type="float">
            <text:p>-20.6201935728</text:p>
          </table:table-cell>
          <table:table-cell/>
          <table:table-cell table:formula="of:=[.S72]-[.S71]" office:value-type="float" office:value="2.494" calcext:value-type="float">
            <text:p>2.494</text:p>
          </table:table-cell>
          <table:table-cell table:formula="of:=[.T72]-[.T71]" office:value-type="float" office:value="2.847" calcext:value-type="float">
            <text:p>2.847</text:p>
          </table:table-cell>
          <table:table-cell table:formula="of:=[.U72]-[.U71]" office:value-type="float" office:value="0.314" calcext:value-type="float">
            <text:p>0.314</text:p>
          </table:table-cell>
          <table:table-cell/>
          <table:table-cell table:formula="of:=SQRT([.W71]^2+[.X71]^2+[.Y71]^2)" office:value-type="float" office:value="3.79789955106767" calcext:value-type="float">
            <text:p>3.7978995511</text:p>
          </table:table-cell>
          <table:table-cell table:number-columns-repeated="3"/>
          <table:table-cell office:value-type="float" office:value="5.894" calcext:value-type="float">
            <text:p>5.894</text:p>
          </table:table-cell>
          <table:table-cell office:value-type="float" office:value="6.499" calcext:value-type="float">
            <text:p>6.499</text:p>
          </table:table-cell>
          <table:table-cell office:value-type="float" office:value="-12.125" calcext:value-type="float">
            <text:p>-12.125</text:p>
          </table:table-cell>
        </table:table-row>
        <table:table-row table:style-name="ro1">
          <table:table-cell table:number-columns-repeated="9"/>
          <table:table-cell office:value-type="float" office:value="4.782" calcext:value-type="float">
            <text:p>4.782</text:p>
          </table:table-cell>
          <table:table-cell office:value-type="float" office:value="4.158" calcext:value-type="float">
            <text:p>4.158</text:p>
          </table:table-cell>
          <table:table-cell office:value-type="float" office:value="-6.221" calcext:value-type="float">
            <text:p>-6.221</text:p>
          </table:table-cell>
          <table:table-cell/>
          <table:table-cell office:value-type="float" office:value="20.063" calcext:value-type="float">
            <text:p>20.063</text:p>
          </table:table-cell>
          <table:table-cell office:value-type="float" office:value="-0.382" calcext:value-type="float">
            <text:p>-0.382</text:p>
          </table:table-cell>
          <table:table-cell office:value-type="float" office:value="4.934" calcext:value-type="float">
            <text:p>4.934</text:p>
          </table:table-cell>
          <table:table-cell table:number-columns-repeated="2"/>
          <table:table-cell table:formula="of:=[.N72]+27.9138393195" office:value-type="float" office:value="47.9768393195" calcext:value-type="float">
            <text:p>47.9768393195</text:p>
          </table:table-cell>
          <table:table-cell table:formula="of:=[.O72]+14.2293530331" office:value-type="float" office:value="13.8473530331" calcext:value-type="float">
            <text:p>13.8473530331</text:p>
          </table:table-cell>
          <table:table-cell table:formula="of:=[.P72]+-25.2401935728" office:value-type="float" office:value="-20.3061935728" calcext:value-type="float">
            <text:p>-20.3061935728</text:p>
          </table:table-cell>
          <table:table-cell table:number-columns-repeated="9"/>
          <table:table-cell office:value-type="float" office:value="3.723" calcext:value-type="float">
            <text:p>3.723</text:p>
          </table:table-cell>
          <table:table-cell office:value-type="float" office:value="9.618" calcext:value-type="float">
            <text:p>9.618</text:p>
          </table:table-cell>
          <table:table-cell office:value-type="float" office:value="-11.963" calcext:value-type="float">
            <text:p>-11.963</text:p>
          </table:table-cell>
        </table:table-row>
        <table:table-row table:style-name="ro1">
          <table:table-cell table:number-columns-repeated="9"/>
          <table:table-cell office:value-type="float" office:value="2.899" calcext:value-type="float">
            <text:p>2.899</text:p>
          </table:table-cell>
          <table:table-cell office:value-type="float" office:value="5.454" calcext:value-type="float">
            <text:p>5.454</text:p>
          </table:table-cell>
          <table:table-cell office:value-type="float" office:value="-9.155" calcext:value-type="float">
            <text:p>-9.155</text:p>
          </table:table-cell>
          <table:table-cell table:number-columns-repeated="18"/>
          <table:table-cell office:value-type="float" office:value="5.4" calcext:value-type="float">
            <text:p>5.4</text:p>
          </table:table-cell>
          <table:table-cell office:value-type="float" office:value="11.51" calcext:value-type="float">
            <text:p>11.51</text:p>
          </table:table-cell>
          <table:table-cell office:value-type="float" office:value="-9.072" calcext:value-type="float">
            <text:p>-9.072</text:p>
          </table:table-cell>
        </table:table-row>
        <table:table-row table:style-name="ro1">
          <table:table-cell table:number-columns-repeated="9"/>
          <table:table-cell office:value-type="float" office:value="1.7" calcext:value-type="float">
            <text:p>1.7</text:p>
          </table:table-cell>
          <table:table-cell office:value-type="float" office:value="8.05" calcext:value-type="float">
            <text:p>8.05</text:p>
          </table:table-cell>
          <table:table-cell office:value-type="float" office:value="-6.862" calcext:value-type="float">
            <text:p>-6.862</text:p>
          </table:table-cell>
          <table:table-cell table:number-columns-repeated="18"/>
          <table:table-cell office:value-type="float" office:value="6.492" calcext:value-type="float">
            <text:p>6.492</text:p>
          </table:table-cell>
          <table:table-cell office:value-type="float" office:value="13.944" calcext:value-type="float">
            <text:p>13.944</text:p>
          </table:table-cell>
          <table:table-cell office:value-type="float" office:value="-11.857" calcext:value-type="float">
            <text:p>-11.857</text:p>
          </table:table-cell>
        </table:table-row>
        <table:table-row table:style-name="ro1">
          <table:table-cell table:number-columns-repeated="9"/>
          <table:table-cell office:value-type="float" office:value="5.284" calcext:value-type="float">
            <text:p>5.284</text:p>
          </table:table-cell>
          <table:table-cell office:value-type="float" office:value="9.373" calcext:value-type="float">
            <text:p>9.373</text:p>
          </table:table-cell>
          <table:table-cell office:value-type="float" office:value="-5.828" calcext:value-type="float">
            <text:p>-5.828</text:p>
          </table:table-cell>
          <table:table-cell table:number-columns-repeated="18"/>
          <table:table-cell office:value-type="float" office:value="2.82" calcext:value-type="float">
            <text:p>2.82</text:p>
          </table:table-cell>
          <table:table-cell office:value-type="float" office:value="14.973" calcext:value-type="float">
            <text:p>14.973</text:p>
          </table:table-cell>
          <table:table-cell office:value-type="float" office:value="-12.304" calcext:value-type="float">
            <text:p>-12.304</text:p>
          </table:table-cell>
        </table:table-row>
        <table:table-row table:style-name="ro1">
          <table:table-cell table:number-columns-repeated="9"/>
          <table:table-cell office:value-type="float" office:value="6.453" calcext:value-type="float">
            <text:p>6.453</text:p>
          </table:table-cell>
          <table:table-cell office:value-type="float" office:value="9.902" calcext:value-type="float">
            <text:p>9.902</text:p>
          </table:table-cell>
          <table:table-cell office:value-type="float" office:value="-9.428" calcext:value-type="float">
            <text:p>-9.428</text:p>
          </table:table-cell>
          <table:table-cell table:number-columns-repeated="18"/>
          <table:table-cell office:value-type="float" office:value="1.046" calcext:value-type="float">
            <text:p>1.046</text:p>
          </table:table-cell>
          <table:table-cell office:value-type="float" office:value="15.005" calcext:value-type="float">
            <text:p>15.005</text:p>
          </table:table-cell>
          <table:table-cell office:value-type="float" office:value="-8.942" calcext:value-type="float">
            <text:p>-8.942</text:p>
          </table:table-cell>
        </table:table-row>
        <table:table-row table:style-name="ro1">
          <table:table-cell table:number-columns-repeated="9"/>
          <table:table-cell office:value-type="float" office:value="3.41" calcext:value-type="float">
            <text:p>3.41</text:p>
          </table:table-cell>
          <table:table-cell office:value-type="float" office:value="11.549" calcext:value-type="float">
            <text:p>11.549</text:p>
          </table:table-cell>
          <table:table-cell office:value-type="float" office:value="-10.336" calcext:value-type="float">
            <text:p>-10.336</text:p>
          </table:table-cell>
          <table:table-cell table:number-columns-repeated="18"/>
          <table:table-cell office:value-type="float" office:value="-2.205" calcext:value-type="float">
            <text:p>-2.205</text:p>
          </table:table-cell>
          <table:table-cell office:value-type="float" office:value="15.71" calcext:value-type="float">
            <text:p>15.71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table:number-columns-repeated="9"/>
          <table:table-cell office:value-type="float" office:value="4.102" calcext:value-type="float">
            <text:p>4.102</text:p>
          </table:table-cell>
          <table:table-cell office:value-type="float" office:value="13.946" calcext:value-type="float">
            <text:p>13.946</text:p>
          </table:table-cell>
          <table:table-cell office:value-type="float" office:value="-7.348" calcext:value-type="float">
            <text:p>-7.348</text:p>
          </table:table-cell>
          <table:table-cell table:number-columns-repeated="18"/>
          <table:table-cell office:value-type="float" office:value="-2.1" calcext:value-type="float">
            <text:p>-2.1</text:p>
          </table:table-cell>
          <table:table-cell office:value-type="float" office:value="12.373" calcext:value-type="float">
            <text:p>12.373</text:p>
          </table:table-cell>
          <table:table-cell office:value-type="float" office:value="-12.592" calcext:value-type="float">
            <text:p>-12.592</text:p>
          </table:table-cell>
        </table:table-row>
        <table:table-row table:style-name="ro1">
          <table:table-cell table:number-columns-repeated="9"/>
          <table:table-cell office:value-type="float" office:value="7.73" calcext:value-type="float">
            <text:p>7.73</text:p>
          </table:table-cell>
          <table:table-cell office:value-type="float" office:value="14.852" calcext:value-type="float">
            <text:p>14.852</text:p>
          </table:table-cell>
          <table:table-cell office:value-type="float" office:value="-8.374" calcext:value-type="float">
            <text:p>-8.374</text:p>
          </table:table-cell>
          <table:table-cell table:number-columns-repeated="18"/>
          <table:table-cell office:value-type="float" office:value="-1.042" calcext:value-type="float">
            <text:p>-1.042</text:p>
          </table:table-cell>
          <table:table-cell office:value-type="float" office:value="10.466" calcext:value-type="float">
            <text:p>10.466</text:p>
          </table:table-cell>
          <table:table-cell office:value-type="float" office:value="-9.502" calcext:value-type="float">
            <text:p>-9.502</text:p>
          </table:table-cell>
        </table:table-row>
        <table:table-row table:style-name="ro1">
          <table:table-cell table:number-columns-repeated="9"/>
          <table:table-cell office:value-type="float" office:value="6.903" calcext:value-type="float">
            <text:p>6.903</text:p>
          </table:table-cell>
          <table:table-cell office:value-type="float" office:value="15.388" calcext:value-type="float">
            <text:p>15.388</text:p>
          </table:table-cell>
          <table:table-cell office:value-type="float" office:value="-12.085" calcext:value-type="float">
            <text:p>-12.085</text:p>
          </table:table-cell>
          <table:table-cell table:number-columns-repeated="18"/>
          <table:table-cell office:value-type="float" office:value="-3.918" calcext:value-type="float">
            <text:p>-3.918</text:p>
          </table:table-cell>
          <table:table-cell office:value-type="float" office:value="11.832" calcext:value-type="float">
            <text:p>11.832</text:p>
          </table:table-cell>
          <table:table-cell office:value-type="float" office:value="-7.44" calcext:value-type="float">
            <text:p>-7.44</text:p>
          </table:table-cell>
        </table:table-row>
        <table:table-row table:style-name="ro1">
          <table:table-cell table:number-columns-repeated="9"/>
          <table:table-cell office:value-type="float" office:value="3.704" calcext:value-type="float">
            <text:p>3.704</text:p>
          </table:table-cell>
          <table:table-cell office:value-type="float" office:value="16.949" calcext:value-type="float">
            <text:p>16.949</text:p>
          </table:table-cell>
          <table:table-cell office:value-type="float" office:value="-11.908" calcext:value-type="float">
            <text:p>-11.908</text:p>
          </table:table-cell>
          <table:table-cell table:number-columns-repeated="18"/>
          <table:table-cell office:value-type="float" office:value="-6.582" calcext:value-type="float">
            <text:p>-6.582</text:p>
          </table:table-cell>
          <table:table-cell office:value-type="float" office:value="11.362" calcext:value-type="float">
            <text:p>11.362</text:p>
          </table:table-cell>
          <table:table-cell office:value-type="float" office:value="-10.141" calcext:value-type="float">
            <text:p>-10.141</text:p>
          </table:table-cell>
        </table:table-row>
        <table:table-row table:style-name="ro1">
          <table:table-cell table:number-columns-repeated="9"/>
          <table:table-cell office:value-type="float" office:value="3.452" calcext:value-type="float">
            <text:p>3.452</text:p>
          </table:table-cell>
          <table:table-cell office:value-type="float" office:value="18.156" calcext:value-type="float">
            <text:p>18.156</text:p>
          </table:table-cell>
          <table:table-cell office:value-type="float" office:value="-8.288" calcext:value-type="float">
            <text:p>-8.288</text:p>
          </table:table-cell>
          <table:table-cell table:number-columns-repeated="18"/>
          <table:table-cell office:value-type="float" office:value="-5.454" calcext:value-type="float">
            <text:p>-5.454</text:p>
          </table:table-cell>
          <table:table-cell office:value-type="float" office:value="7.762" calcext:value-type="float">
            <text:p>7.762</text:p>
          </table:table-cell>
          <table:table-cell office:value-type="float" office:value="-10.672" calcext:value-type="float">
            <text:p>-10.672</text:p>
          </table:table-cell>
        </table:table-row>
        <table:table-row table:style-name="ro1">
          <table:table-cell table:number-columns-repeated="9"/>
          <table:table-cell office:value-type="float" office:value="0.067" calcext:value-type="float">
            <text:p>0.067</text:p>
          </table:table-cell>
          <table:table-cell office:value-type="float" office:value="15.99" calcext:value-type="float">
            <text:p>15.99</text:p>
          </table:table-cell>
          <table:table-cell office:value-type="float" office:value="-7.563" calcext:value-type="float">
            <text:p>-7.563</text:p>
          </table:table-cell>
          <table:table-cell table:number-columns-repeated="18"/>
          <table:table-cell office:value-type="float" office:value="-5.525" calcext:value-type="float">
            <text:p>-5.525</text:p>
          </table:table-cell>
          <table:table-cell office:value-type="float" office:value="6.98" calcext:value-type="float">
            <text:p>6.98</text:p>
          </table:table-cell>
          <table:table-cell office:value-type="float" office:value="-6.947" calcext:value-type="float">
            <text:p>-6.947</text:p>
          </table:table-cell>
        </table:table-row>
        <table:table-row table:style-name="ro1">
          <table:table-cell table:number-columns-repeated="9"/>
          <table:table-cell office:value-type="float" office:value="-1.775" calcext:value-type="float">
            <text:p>-1.775</text:p>
          </table:table-cell>
          <table:table-cell office:value-type="float" office:value="12.435" calcext:value-type="float">
            <text:p>12.435</text:p>
          </table:table-cell>
          <table:table-cell office:value-type="float" office:value="-7.333" calcext:value-type="float">
            <text:p>-7.333</text:p>
          </table:table-cell>
          <table:table-cell table:number-columns-repeated="18"/>
          <table:table-cell office:value-type="float" office:value="-8.945" calcext:value-type="float">
            <text:p>-8.945</text:p>
          </table:table-cell>
          <table:table-cell office:value-type="float" office:value="8.645" calcext:value-type="float">
            <text:p>8.645</text:p>
          </table:table-cell>
          <table:table-cell office:value-type="float" office:value="-6.614" calcext:value-type="float">
            <text:p>-6.614</text:p>
          </table:table-cell>
        </table:table-row>
        <table:table-row table:style-name="ro1">
          <table:table-cell table:number-columns-repeated="9"/>
          <table:table-cell office:value-type="float" office:value="-4.413" calcext:value-type="float">
            <text:p>-4.413</text:p>
          </table:table-cell>
          <table:table-cell office:value-type="float" office:value="12.03" calcext:value-type="float">
            <text:p>12.03</text:p>
          </table:table-cell>
          <table:table-cell office:value-type="float" office:value="-10.175" calcext:value-type="float">
            <text:p>-10.175</text:p>
          </table:table-cell>
          <table:table-cell table:number-columns-repeated="18"/>
          <table:table-cell office:value-type="float" office:value="-10.251" calcext:value-type="float">
            <text:p>-10.251</text:p>
          </table:table-cell>
          <table:table-cell office:value-type="float" office:value="6.314" calcext:value-type="float">
            <text:p>6.314</text:p>
          </table:table-cell>
          <table:table-cell office:value-type="float" office:value="-9.325" calcext:value-type="float">
            <text:p>-9.325</text:p>
          </table:table-cell>
        </table:table-row>
        <table:table-row table:style-name="ro1">
          <table:table-cell table:number-columns-repeated="9"/>
          <table:table-cell office:value-type="float" office:value="-7.935" calcext:value-type="float">
            <text:p>-7.935</text:p>
          </table:table-cell>
          <table:table-cell office:value-type="float" office:value="10.275" calcext:value-type="float">
            <text:p>10.275</text:p>
          </table:table-cell>
          <table:table-cell office:value-type="float" office:value="-9.297" calcext:value-type="float">
            <text:p>-9.297</text:p>
          </table:table-cell>
          <table:table-cell table:number-columns-repeated="18"/>
          <table:table-cell office:value-type="float" office:value="-8.88" calcext:value-type="float">
            <text:p>-8.88</text:p>
          </table:table-cell>
          <table:table-cell office:value-type="float" office:value="3.271" calcext:value-type="float">
            <text:p>3.271</text:p>
          </table:table-cell>
          <table:table-cell office:value-type="float" office:value="-7.465" calcext:value-type="float">
            <text:p>-7.465</text:p>
          </table:table-cell>
        </table:table-row>
        <table:table-row table:style-name="ro1">
          <table:table-cell table:number-columns-repeated="9"/>
          <table:table-cell office:value-type="float" office:value="-9.094" calcext:value-type="float">
            <text:p>-9.094</text:p>
          </table:table-cell>
          <table:table-cell office:value-type="float" office:value="7.954" calcext:value-type="float">
            <text:p>7.954</text:p>
          </table:table-cell>
          <table:table-cell office:value-type="float" office:value="-12.137" calcext:value-type="float">
            <text:p>-12.137</text:p>
          </table:table-cell>
          <table:table-cell table:number-columns-repeated="18"/>
          <table:table-cell office:value-type="float" office:value="-10.559" calcext:value-type="float">
            <text:p>-10.559</text:p>
          </table:table-cell>
          <table:table-cell office:value-type="float" office:value="4.61" calcext:value-type="float">
            <text:p>4.61</text:p>
          </table:table-cell>
          <table:table-cell office:value-type="float" office:value="-4.311" calcext:value-type="float">
            <text:p>-4.311</text:p>
          </table:table-cell>
        </table:table-row>
        <table:table-row table:style-name="ro1">
          <table:table-cell table:number-columns-repeated="9"/>
          <table:table-cell office:value-type="float" office:value="-11.963" calcext:value-type="float">
            <text:p>-11.963</text:p>
          </table:table-cell>
          <table:table-cell office:value-type="float" office:value="5.014" calcext:value-type="float">
            <text:p>5.014</text:p>
          </table:table-cell>
          <table:table-cell office:value-type="float" office:value="-12.711" calcext:value-type="float">
            <text:p>-12.711</text:p>
          </table:table-cell>
          <table:table-cell table:number-columns-repeated="18"/>
          <table:table-cell office:value-type="float" office:value="-13.936" calcext:value-type="float">
            <text:p>-13.936</text:p>
          </table:table-cell>
          <table:table-cell office:value-type="float" office:value="4.906" calcext:value-type="float">
            <text:p>4.906</text:p>
          </table:table-cell>
          <table:table-cell office:value-type="float" office:value="-6.102" calcext:value-type="float">
            <text:p>-6.102</text:p>
          </table:table-cell>
        </table:table-row>
        <table:table-row table:style-name="ro1">
          <table:table-cell table:number-columns-repeated="9"/>
          <table:table-cell office:value-type="float" office:value="-9.919" calcext:value-type="float">
            <text:p>-9.919</text:p>
          </table:table-cell>
          <table:table-cell office:value-type="float" office:value="2.588" calcext:value-type="float">
            <text:p>2.588</text:p>
          </table:table-cell>
          <table:table-cell office:value-type="float" office:value="-11.041" calcext:value-type="float">
            <text:p>-11.041</text:p>
          </table:table-cell>
          <table:table-cell table:number-columns-repeated="18"/>
          <table:table-cell office:value-type="float" office:value="-13.612" calcext:value-type="float">
            <text:p>-13.612</text:p>
          </table:table-cell>
          <table:table-cell office:value-type="float" office:value="1.237" calcext:value-type="float">
            <text:p>1.237</text:p>
          </table:table-cell>
          <table:table-cell office:value-type="float" office:value="-7.06" calcext:value-type="float">
            <text:p>-7.06</text:p>
          </table:table-cell>
        </table:table-row>
        <table:table-row table:style-name="ro1">
          <table:table-cell table:number-columns-repeated="9"/>
          <table:table-cell office:value-type="float" office:value="-9.493" calcext:value-type="float">
            <text:p>-9.493</text:p>
          </table:table-cell>
          <table:table-cell office:value-type="float" office:value="4.548" calcext:value-type="float">
            <text:p>4.548</text:p>
          </table:table-cell>
          <table:table-cell office:value-type="float" office:value="-7.819" calcext:value-type="float">
            <text:p>-7.819</text:p>
          </table:table-cell>
          <table:table-cell table:number-columns-repeated="18"/>
          <table:table-cell office:value-type="float" office:value="-13.209" calcext:value-type="float">
            <text:p>-13.209</text:p>
          </table:table-cell>
          <table:table-cell office:value-type="float" office:value="0.349" calcext:value-type="float">
            <text:p>0.349</text:p>
          </table:table-cell>
          <table:table-cell office:value-type="float" office:value="-3.359" calcext:value-type="float">
            <text:p>-3.359</text:p>
          </table:table-cell>
        </table:table-row>
        <table:table-row table:style-name="ro1">
          <table:table-cell table:number-columns-repeated="9"/>
          <table:table-cell office:value-type="float" office:value="-13.206" calcext:value-type="float">
            <text:p>-13.206</text:p>
          </table:table-cell>
          <table:table-cell office:value-type="float" office:value="5.08" calcext:value-type="float">
            <text:p>5.08</text:p>
          </table:table-cell>
          <table:table-cell office:value-type="float" office:value="-7.796" calcext:value-type="float">
            <text:p>-7.796</text:p>
          </table:table-cell>
          <table:table-cell table:number-columns-repeated="18"/>
          <table:table-cell office:value-type="float" office:value="-16.785" calcext:value-type="float">
            <text:p>-16.785</text:p>
          </table:table-cell>
          <table:table-cell office:value-type="float" office:value="1.493" calcext:value-type="float">
            <text:p>1.493</text:p>
          </table:table-cell>
          <table:table-cell office:value-type="float" office:value="-2.803" calcext:value-type="float">
            <text:p>-2.803</text:p>
          </table:table-cell>
        </table:table-row>
        <table:table-row table:style-name="ro1">
          <table:table-cell table:number-columns-repeated="9"/>
          <table:table-cell office:value-type="float" office:value="-14.19" calcext:value-type="float">
            <text:p>-14.19</text:p>
          </table:table-cell>
          <table:table-cell office:value-type="float" office:value="1.329" calcext:value-type="float">
            <text:p>1.329</text:p>
          </table:table-cell>
          <table:table-cell office:value-type="float" office:value="-8.168" calcext:value-type="float">
            <text:p>-8.168</text:p>
          </table:table-cell>
          <table:table-cell table:number-columns-repeated="18"/>
          <table:table-cell office:value-type="float" office:value="-17.746" calcext:value-type="float">
            <text:p>-17.746</text:p>
          </table:table-cell>
          <table:table-cell office:value-type="float" office:value="-2.002" calcext:value-type="float">
            <text:p>-2.002</text:p>
          </table:table-cell>
          <table:table-cell office:value-type="float" office:value="-4.003" calcext:value-type="float">
            <text:p>-4.003</text:p>
          </table:table-cell>
        </table:table-row>
        <table:table-row table:style-name="ro1">
          <table:table-cell table:number-columns-repeated="9"/>
          <table:table-cell office:value-type="float" office:value="-11.678" calcext:value-type="float">
            <text:p>-11.678</text:p>
          </table:table-cell>
          <table:table-cell office:value-type="float" office:value="0.762" calcext:value-type="float">
            <text:p>0.762</text:p>
          </table:table-cell>
          <table:table-cell office:value-type="float" office:value="-5.448" calcext:value-type="float">
            <text:p>-5.448</text:p>
          </table:table-cell>
          <table:table-cell table:number-columns-repeated="18"/>
          <table:table-cell office:value-type="float" office:value="-15.003" calcext:value-type="float">
            <text:p>-15.003</text:p>
          </table:table-cell>
          <table:table-cell office:value-type="float" office:value="-4.074" calcext:value-type="float">
            <text:p>-4.074</text:p>
          </table:table-cell>
          <table:table-cell office:value-type="float" office:value="-2.335" calcext:value-type="float">
            <text:p>-2.335</text:p>
          </table:table-cell>
        </table:table-row>
        <table:table-row table:style-name="ro1">
          <table:table-cell table:number-columns-repeated="9"/>
          <table:table-cell office:value-type="float" office:value="-13.506" calcext:value-type="float">
            <text:p>-13.506</text:p>
          </table:table-cell>
          <table:table-cell office:value-type="float" office:value="2.854" calcext:value-type="float">
            <text:p>2.854</text:p>
          </table:table-cell>
          <table:table-cell office:value-type="float" office:value="-3.11" calcext:value-type="float">
            <text:p>-3.11</text:p>
          </table:table-cell>
          <table:table-cell table:number-columns-repeated="18"/>
          <table:table-cell office:value-type="float" office:value="-14.702" calcext:value-type="float">
            <text:p>-14.702</text:p>
          </table:table-cell>
          <table:table-cell office:value-type="float" office:value="-6.015" calcext:value-type="float">
            <text:p>-6.01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table:number-columns-repeated="9"/>
          <table:table-cell office:value-type="float" office:value="-16.802" calcext:value-type="float">
            <text:p>-16.802</text:p>
          </table:table-cell>
          <table:table-cell office:value-type="float" office:value="0.528" calcext:value-type="float">
            <text:p>0.528</text:p>
          </table:table-cell>
          <table:table-cell office:value-type="float" office:value="-3.748" calcext:value-type="float">
            <text:p>-3.748</text:p>
          </table:table-cell>
          <table:table-cell table:number-columns-repeated="18"/>
          <table:table-cell office:value-type="float" office:value="-17.331" calcext:value-type="float">
            <text:p>-17.331</text:p>
          </table:table-cell>
          <table:table-cell office:value-type="float" office:value="-7.44" calcext:value-type="float">
            <text:p>-7.44</text:p>
          </table:table-cell>
          <table:table-cell office:value-type="float" office:value="3.286" calcext:value-type="float">
            <text:p>3.286</text:p>
          </table:table-cell>
        </table:table-row>
        <table:table-row table:style-name="ro1">
          <table:table-cell table:number-columns-repeated="9"/>
          <table:table-cell office:value-type="float" office:value="-15.33" calcext:value-type="float">
            <text:p>-15.33</text:p>
          </table:table-cell>
          <table:table-cell office:value-type="float" office:value="-2.72" calcext:value-type="float">
            <text:p>-2.72</text:p>
          </table:table-cell>
          <table:table-cell office:value-type="float" office:value="-3.238" calcext:value-type="float">
            <text:p>-3.238</text:p>
          </table:table-cell>
          <table:table-cell table:number-columns-repeated="18"/>
          <table:table-cell office:value-type="float" office:value="-17.186" calcext:value-type="float">
            <text:p>-17.186</text:p>
          </table:table-cell>
          <table:table-cell office:value-type="float" office:value="-4.663" calcext:value-type="float">
            <text:p>-4.663</text:p>
          </table:table-cell>
          <table:table-cell office:value-type="float" office:value="5.917" calcext:value-type="float">
            <text:p>5.917</text:p>
          </table:table-cell>
        </table:table-row>
        <table:table-row table:style-name="ro1">
          <table:table-cell table:number-columns-repeated="9"/>
          <table:table-cell office:value-type="float" office:value="-13.838" calcext:value-type="float">
            <text:p>-13.838</text:p>
          </table:table-cell>
          <table:table-cell office:value-type="float" office:value="-1.524" calcext:value-type="float">
            <text:p>-1.524</text:p>
          </table:table-cell>
          <table:table-cell office:value-type="float" office:value="0.1" calcext:value-type="float">
            <text:p>0.1</text:p>
          </table:table-cell>
          <table:table-cell table:number-columns-repeated="18"/>
          <table:table-cell office:value-type="float" office:value="-17.285" calcext:value-type="float">
            <text:p>-17.285</text:p>
          </table:table-cell>
          <table:table-cell office:value-type="float" office:value="-0.868" calcext:value-type="float">
            <text:p>-0.868</text:p>
          </table:table-cell>
          <table:table-cell office:value-type="float" office:value="5.465" calcext:value-type="float">
            <text:p>5.465</text:p>
          </table:table-cell>
        </table:table-row>
        <table:table-row table:style-name="ro1">
          <table:table-cell table:number-columns-repeated="9"/>
          <table:table-cell office:value-type="float" office:value="-17.092" calcext:value-type="float">
            <text:p>-17.092</text:p>
          </table:table-cell>
          <table:table-cell office:value-type="float" office:value="-0.515" calcext:value-type="float">
            <text:p>-0.515</text:p>
          </table:table-cell>
          <table:table-cell office:value-type="float" office:value="1.379" calcext:value-type="float">
            <text:p>1.379</text:p>
          </table:table-cell>
          <table:table-cell table:number-columns-repeated="18"/>
          <table:table-cell office:value-type="float" office:value="-13.75" calcext:value-type="float">
            <text:p>-13.75</text:p>
          </table:table-cell>
          <table:table-cell office:value-type="float" office:value="0.188" calcext:value-type="float">
            <text:p>0.188</text:p>
          </table:table-cell>
          <table:table-cell office:value-type="float" office:value="4.431" calcext:value-type="float">
            <text:p>4.431</text:p>
          </table:table-cell>
        </table:table-row>
        <table:table-row table:style-name="ro1">
          <table:table-cell table:number-columns-repeated="9"/>
          <table:table-cell office:value-type="float" office:value="-18.842" calcext:value-type="float">
            <text:p>-18.842</text:p>
          </table:table-cell>
          <table:table-cell office:value-type="float" office:value="-4.023" calcext:value-type="float">
            <text:p>-4.023</text:p>
          </table:table-cell>
          <table:table-cell office:value-type="float" office:value="0.307" calcext:value-type="float">
            <text:p>0.307</text:p>
          </table:table-cell>
          <table:table-cell table:number-columns-repeated="18"/>
          <table:table-cell office:value-type="float" office:value="-12.762" calcext:value-type="float">
            <text:p>-12.762</text:p>
          </table:table-cell>
          <table:table-cell office:value-type="float" office:value="3.024" calcext:value-type="float">
            <text:p>3.024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table:number-columns-repeated="9"/>
          <table:table-cell office:value-type="float" office:value="-16.362" calcext:value-type="float">
            <text:p>-16.362</text:p>
          </table:table-cell>
          <table:table-cell office:value-type="float" office:value="-5.776" calcext:value-type="float">
            <text:p>-5.776</text:p>
          </table:table-cell>
          <table:table-cell office:value-type="float" office:value="2.215" calcext:value-type="float">
            <text:p>2.215</text:p>
          </table:table-cell>
          <table:table-cell table:number-columns-repeated="18"/>
          <table:table-cell office:value-type="float" office:value="-10.055" calcext:value-type="float">
            <text:p>-10.055</text:p>
          </table:table-cell>
          <table:table-cell office:value-type="float" office:value="5.647" calcext:value-type="float">
            <text:p>5.647</text:p>
          </table:table-cell>
          <table:table-cell office:value-type="float" office:value="6.526" calcext:value-type="float">
            <text:p>6.526</text:p>
          </table:table-cell>
        </table:table-row>
        <table:table-row table:style-name="ro1">
          <table:table-cell table:number-columns-repeated="9"/>
          <table:table-cell office:value-type="float" office:value="-16.825" calcext:value-type="float">
            <text:p>-16.825</text:p>
          </table:table-cell>
          <table:table-cell office:value-type="float" office:value="-3.95" calcext:value-type="float">
            <text:p>-3.95</text:p>
          </table:table-cell>
          <table:table-cell office:value-type="float" office:value="5.435" calcext:value-type="float">
            <text:p>5.435</text:p>
          </table:table-cell>
          <table:table-cell table:number-columns-repeated="18"/>
          <table:table-cell office:value-type="float" office:value="-8.725" calcext:value-type="float">
            <text:p>-8.725</text:p>
          </table:table-cell>
          <table:table-cell office:value-type="float" office:value="4.555" calcext:value-type="float">
            <text:p>4.555</text:p>
          </table:table-cell>
          <table:table-cell office:value-type="float" office:value="9.912" calcext:value-type="float">
            <text:p>9.912</text:p>
          </table:table-cell>
        </table:table-row>
        <table:table-row table:style-name="ro1">
          <table:table-cell table:number-columns-repeated="9"/>
          <table:table-cell office:value-type="float" office:value="-13.41" calcext:value-type="float">
            <text:p>-13.41</text:p>
          </table:table-cell>
          <table:table-cell office:value-type="float" office:value="-1.626" calcext:value-type="float">
            <text:p>-1.626</text:p>
          </table:table-cell>
          <table:table-cell office:value-type="float" office:value="5.427" calcext:value-type="float">
            <text:p>5.427</text:p>
          </table:table-cell>
          <table:table-cell table:number-columns-repeated="18"/>
          <table:table-cell office:value-type="float" office:value="-7.594" calcext:value-type="float">
            <text:p>-7.594</text:p>
          </table:table-cell>
          <table:table-cell office:value-type="float" office:value="1.199" calcext:value-type="float">
            <text:p>1.199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number-columns-repeated="9"/>
          <table:table-cell office:value-type="float" office:value="-13.21" calcext:value-type="float">
            <text:p>-13.21</text:p>
          </table:table-cell>
          <table:table-cell office:value-type="float" office:value="1.669" calcext:value-type="float">
            <text:p>1.669</text:p>
          </table:table-cell>
          <table:table-cell office:value-type="float" office:value="7.321" calcext:value-type="float">
            <text:p>7.321</text:p>
          </table:table-cell>
          <table:table-cell table:number-columns-repeated="18"/>
          <table:table-cell office:value-type="float" office:value="-5.026" calcext:value-type="float">
            <text:p>-5.026</text:p>
          </table:table-cell>
          <table:table-cell office:value-type="float" office:value="2.874" calcext:value-type="float">
            <text:p>2.874</text:p>
          </table:table-cell>
          <table:table-cell office:value-type="float" office:value="6.198" calcext:value-type="float">
            <text:p>6.198</text:p>
          </table:table-cell>
        </table:table-row>
        <table:table-row table:style-name="ro1">
          <table:table-cell table:number-columns-repeated="9"/>
          <table:table-cell office:value-type="float" office:value="-10.675" calcext:value-type="float">
            <text:p>-10.675</text:p>
          </table:table-cell>
          <table:table-cell office:value-type="float" office:value="4.865" calcext:value-type="float">
            <text:p>4.865</text:p>
          </table:table-cell>
          <table:table-cell office:value-type="float" office:value="7.595" calcext:value-type="float">
            <text:p>7.595</text:p>
          </table:table-cell>
          <table:table-cell table:number-columns-repeated="18"/>
          <table:table-cell office:value-type="float" office:value="-2.731" calcext:value-type="float">
            <text:p>-2.731</text:p>
          </table:table-cell>
          <table:table-cell office:value-type="float" office:value="4.078" calcext:value-type="float">
            <text:p>4.078</text:p>
          </table:table-cell>
          <table:table-cell office:value-type="float" office:value="8.963" calcext:value-type="float">
            <text:p>8.963</text:p>
          </table:table-cell>
        </table:table-row>
        <table:table-row table:style-name="ro1">
          <table:table-cell table:number-columns-repeated="9"/>
          <table:table-cell office:value-type="float" office:value="-9.194" calcext:value-type="float">
            <text:p>-9.194</text:p>
          </table:table-cell>
          <table:table-cell office:value-type="float" office:value="3.688" calcext:value-type="float">
            <text:p>3.688</text:p>
          </table:table-cell>
          <table:table-cell office:value-type="float" office:value="10.848" calcext:value-type="float">
            <text:p>10.848</text:p>
          </table:table-cell>
          <table:table-cell table:number-columns-repeated="18"/>
          <table:table-cell office:value-type="float" office:value="-1.742" calcext:value-type="float">
            <text:p>-1.742</text:p>
          </table:table-cell>
          <table:table-cell office:value-type="float" office:value="0.639" calcext:value-type="float">
            <text:p>0.639</text:p>
          </table:table-cell>
          <table:table-cell office:value-type="float" office:value="10.345" calcext:value-type="float">
            <text:p>10.345</text:p>
          </table:table-cell>
        </table:table-row>
        <table:table-row table:style-name="ro1">
          <table:table-cell table:number-columns-repeated="9"/>
          <table:table-cell office:value-type="float" office:value="-8.037" calcext:value-type="float">
            <text:p>-8.037</text:p>
          </table:table-cell>
          <table:table-cell office:value-type="float" office:value="0.719" calcext:value-type="float">
            <text:p>0.719</text:p>
          </table:table-cell>
          <table:table-cell office:value-type="float" office:value="8.966" calcext:value-type="float">
            <text:p>8.966</text:p>
          </table:table-cell>
          <table:table-cell table:number-columns-repeated="18"/>
          <table:table-cell office:value-type="float" office:value="-1.504" calcext:value-type="float">
            <text:p>-1.504</text:p>
          </table:table-cell>
          <table:table-cell office:value-type="float" office:value="-0.702" calcext:value-type="float">
            <text:p>-0.702</text:p>
          </table:table-cell>
          <table:table-cell office:value-type="float" office:value="6.791" calcext:value-type="float">
            <text:p>6.791</text:p>
          </table:table-cell>
        </table:table-row>
        <table:table-row table:style-name="ro1">
          <table:table-cell table:number-columns-repeated="9"/>
          <table:table-cell office:value-type="float" office:value="-5.563" calcext:value-type="float">
            <text:p>-5.563</text:p>
          </table:table-cell>
          <table:table-cell office:value-type="float" office:value="3.046" calcext:value-type="float">
            <text:p>3.046</text:p>
          </table:table-cell>
          <table:table-cell office:value-type="float" office:value="6.842" calcext:value-type="float">
            <text:p>6.842</text:p>
          </table:table-cell>
          <table:table-cell table:number-columns-repeated="18"/>
          <table:table-cell office:value-type="float" office:value="1.071" calcext:value-type="float">
            <text:p>1.071</text:p>
          </table:table-cell>
          <table:table-cell office:value-type="float" office:value="2.029" calcext:value-type="float">
            <text:p>2.029</text:p>
          </table:table-cell>
          <table:table-cell office:value-type="float" office:value="6.088" calcext:value-type="float">
            <text:p>6.088</text:p>
          </table:table-cell>
        </table:table-row>
        <table:table-row table:style-name="ro1">
          <table:table-cell table:number-columns-repeated="9"/>
          <table:table-cell office:value-type="float" office:value="-2.71" calcext:value-type="float">
            <text:p>-2.71</text:p>
          </table:table-cell>
          <table:table-cell office:value-type="float" office:value="3.777" calcext:value-type="float">
            <text:p>3.777</text:p>
          </table:table-cell>
          <table:table-cell office:value-type="float" office:value="9.417" calcext:value-type="float">
            <text:p>9.417</text:p>
          </table:table-cell>
          <table:table-cell table:number-columns-repeated="18"/>
          <table:table-cell office:value-type="float" office:value="3.193" calcext:value-type="float">
            <text:p>3.193</text:p>
          </table:table-cell>
          <table:table-cell office:value-type="float" office:value="0.836" calcext:value-type="float">
            <text:p>0.836</text:p>
          </table:table-cell>
          <table:table-cell office:value-type="float" office:value="9.009" calcext:value-type="float">
            <text:p>9.009</text:p>
          </table:table-cell>
        </table:table-row>
        <table:table-row table:style-name="ro1">
          <table:table-cell table:number-columns-repeated="9"/>
          <table:table-cell office:value-type="float" office:value="-2.824" calcext:value-type="float">
            <text:p>-2.824</text:p>
          </table:table-cell>
          <table:table-cell office:value-type="float" office:value="-0.039" calcext:value-type="float">
            <text:p>-0.039</text:p>
          </table:table-cell>
          <table:table-cell office:value-type="float" office:value="9.834" calcext:value-type="float">
            <text:p>9.834</text:p>
          </table:table-cell>
          <table:table-cell table:number-columns-repeated="18"/>
          <table:table-cell office:value-type="float" office:value="3.09" calcext:value-type="float">
            <text:p>3.09</text:p>
          </table:table-cell>
          <table:table-cell office:value-type="float" office:value="-2.743" calcext:value-type="float">
            <text:p>-2.743</text:p>
          </table:table-cell>
          <table:table-cell office:value-type="float" office:value="7.763" calcext:value-type="float">
            <text:p>7.763</text:p>
          </table:table-cell>
        </table:table-row>
        <table:table-row table:style-name="ro1">
          <table:table-cell table:number-columns-repeated="9"/>
          <table:table-cell office:value-type="float" office:value="-1.997" calcext:value-type="float">
            <text:p>-1.997</text:p>
          </table:table-cell>
          <table:table-cell office:value-type="float" office:value="-0.585" calcext:value-type="float">
            <text:p>-0.585</text:p>
          </table:table-cell>
          <table:table-cell office:value-type="float" office:value="6.235" calcext:value-type="float">
            <text:p>6.235</text:p>
          </table:table-cell>
          <table:table-cell table:number-columns-repeated="18"/>
          <table:table-cell office:value-type="float" office:value="4.053" calcext:value-type="float">
            <text:p>4.053</text:p>
          </table:table-cell>
          <table:table-cell office:value-type="float" office:value="-1.55" calcext:value-type="float">
            <text:p>-1.55</text:p>
          </table:table-cell>
          <table:table-cell office:value-type="float" office:value="4.285" calcext:value-type="float">
            <text:p>4.285</text:p>
          </table:table-cell>
        </table:table-row>
        <table:table-row table:style-name="ro1">
          <table:table-cell table:number-columns-repeated="9"/>
          <table:table-cell office:value-type="float" office:value="0.608" calcext:value-type="float">
            <text:p>0.608</text:p>
          </table:table-cell>
          <table:table-cell office:value-type="float" office:value="2.618" calcext:value-type="float">
            <text:p>2.618</text:p>
          </table:table-cell>
          <table:table-cell office:value-type="float" office:value="6.181" calcext:value-type="float">
            <text:p>6.181</text:p>
          </table:table-cell>
          <table:table-cell table:number-columns-repeated="18"/>
          <table:table-cell office:value-type="float" office:value="7.052" calcext:value-type="float">
            <text:p>7.052</text:p>
          </table:table-cell>
          <table:table-cell office:value-type="float" office:value="0.471" calcext:value-type="float">
            <text:p>0.471</text:p>
          </table:table-cell>
          <table:table-cell office:value-type="float" office:value="5.458" calcext:value-type="float">
            <text:p>5.458</text:p>
          </table:table-cell>
        </table:table-row>
        <table:table-row table:style-name="ro1">
          <table:table-cell table:number-columns-repeated="9"/>
          <table:table-cell office:value-type="float" office:value="2.677" calcext:value-type="float">
            <text:p>2.677</text:p>
          </table:table-cell>
          <table:table-cell office:value-type="float" office:value="1.389" calcext:value-type="float">
            <text:p>1.389</text:p>
          </table:table-cell>
          <table:table-cell office:value-type="float" office:value="8.971" calcext:value-type="float">
            <text:p>8.971</text:p>
          </table:table-cell>
          <table:table-cell table:number-columns-repeated="18"/>
          <table:table-cell office:value-type="float" office:value="8.175" calcext:value-type="float">
            <text:p>8.175</text:p>
          </table:table-cell>
          <table:table-cell office:value-type="float" office:value="-2.464" calcext:value-type="float">
            <text:p>-2.464</text:p>
          </table:table-cell>
          <table:table-cell office:value-type="float" office:value="7.567" calcext:value-type="float">
            <text:p>7.567</text:p>
          </table:table-cell>
        </table:table-row>
        <table:table-row table:style-name="ro1">
          <table:table-cell table:number-columns-repeated="9"/>
          <table:table-cell office:value-type="float" office:value="2.465" calcext:value-type="float">
            <text:p>2.465</text:p>
          </table:table-cell>
          <table:table-cell office:value-type="float" office:value="-2.079" calcext:value-type="float">
            <text:p>-2.079</text:p>
          </table:table-cell>
          <table:table-cell office:value-type="float" office:value="7.398" calcext:value-type="float">
            <text:p>7.398</text:p>
          </table:table-cell>
          <table:table-cell table:number-columns-repeated="18"/>
          <table:table-cell office:value-type="float" office:value="7.917" calcext:value-type="float">
            <text:p>7.917</text:p>
          </table:table-cell>
          <table:table-cell office:value-type="float" office:value="-4.892" calcext:value-type="float">
            <text:p>-4.892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table:number-columns-repeated="9"/>
          <table:table-cell office:value-type="float" office:value="3.75" calcext:value-type="float">
            <text:p>3.75</text:p>
          </table:table-cell>
          <table:table-cell office:value-type="float" office:value="-0.52" calcext:value-type="float">
            <text:p>-0.52</text:p>
          </table:table-cell>
          <table:table-cell office:value-type="float" office:value="4.018" calcext:value-type="float">
            <text:p>4.018</text:p>
          </table:table-cell>
          <table:table-cell table:number-columns-repeated="18"/>
          <table:table-cell office:value-type="float" office:value="9.879" calcext:value-type="float">
            <text:p>9.879</text:p>
          </table:table-cell>
          <table:table-cell office:value-type="float" office:value="-2.472" calcext:value-type="float">
            <text:p>-2.472</text:p>
          </table:table-cell>
          <table:table-cell office:value-type="float" office:value="2.428" calcext:value-type="float">
            <text:p>2.428</text:p>
          </table:table-cell>
        </table:table-row>
        <table:table-row table:style-name="ro1">
          <table:table-cell table:number-columns-repeated="9"/>
          <table:table-cell office:value-type="float" office:value="6.703" calcext:value-type="float">
            <text:p>6.703</text:p>
          </table:table-cell>
          <table:table-cell office:value-type="float" office:value="1.746" calcext:value-type="float">
            <text:p>1.746</text:p>
          </table:table-cell>
          <table:table-cell office:value-type="float" office:value="5.655" calcext:value-type="float">
            <text:p>5.655</text:p>
          </table:table-cell>
          <table:table-cell table:number-columns-repeated="18"/>
          <table:table-cell office:value-type="float" office:value="12.654" calcext:value-type="float">
            <text:p>12.654</text:p>
          </table:table-cell>
          <table:table-cell office:value-type="float" office:value="-2.336" calcext:value-type="float">
            <text:p>-2.336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table:number-columns-repeated="9"/>
          <table:table-cell office:value-type="float" office:value="7.716" calcext:value-type="float">
            <text:p>7.716</text:p>
          </table:table-cell>
          <table:table-cell office:value-type="float" office:value="-1.11" calcext:value-type="float">
            <text:p>-1.11</text:p>
          </table:table-cell>
          <table:table-cell office:value-type="float" office:value="7.664" calcext:value-type="float">
            <text:p>7.664</text:p>
          </table:table-cell>
          <table:table-cell table:number-columns-repeated="18"/>
          <table:table-cell office:value-type="float" office:value="12.702" calcext:value-type="float">
            <text:p>12.702</text:p>
          </table:table-cell>
          <table:table-cell office:value-type="float" office:value="-6.098" calcext:value-type="float">
            <text:p>-6.098</text:p>
          </table:table-cell>
          <table:table-cell office:value-type="float" office:value="5.399" calcext:value-type="float">
            <text:p>5.399</text:p>
          </table:table-cell>
        </table:table-row>
        <table:table-row table:style-name="ro1">
          <table:table-cell table:number-columns-repeated="9"/>
          <table:table-cell office:value-type="float" office:value="7.453" calcext:value-type="float">
            <text:p>7.453</text:p>
          </table:table-cell>
          <table:table-cell office:value-type="float" office:value="-3.384" calcext:value-type="float">
            <text:p>-3.384</text:p>
          </table:table-cell>
          <table:table-cell office:value-type="float" office:value="4.589" calcext:value-type="float">
            <text:p>4.589</text:p>
          </table:table-cell>
          <table:table-cell table:number-columns-repeated="18"/>
          <table:table-cell office:value-type="float" office:value="13.516" calcext:value-type="float">
            <text:p>13.516</text:p>
          </table:table-cell>
          <table:table-cell office:value-type="float" office:value="-6.333" calcext:value-type="float">
            <text:p>-6.333</text:p>
          </table:table-cell>
          <table:table-cell office:value-type="float" office:value="1.675" calcext:value-type="float">
            <text:p>1.675</text:p>
          </table:table-cell>
        </table:table-row>
        <table:table-row table:style-name="ro1">
          <table:table-cell table:number-columns-repeated="9"/>
          <table:table-cell office:value-type="float" office:value="9.722" calcext:value-type="float">
            <text:p>9.722</text:p>
          </table:table-cell>
          <table:table-cell office:value-type="float" office:value="-0.809" calcext:value-type="float">
            <text:p>-0.809</text:p>
          </table:table-cell>
          <table:table-cell office:value-type="float" office:value="2.466" calcext:value-type="float">
            <text:p>2.466</text:p>
          </table:table-cell>
          <table:table-cell table:number-columns-repeated="18"/>
          <table:table-cell office:value-type="float" office:value="15.978" calcext:value-type="float">
            <text:p>15.978</text:p>
          </table:table-cell>
          <table:table-cell office:value-type="float" office:value="-3.4" calcext:value-type="float">
            <text:p>-3.4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table:number-columns-repeated="9"/>
          <table:table-cell office:value-type="float" office:value="12.187" calcext:value-type="float">
            <text:p>12.187</text:p>
          </table:table-cell>
          <table:table-cell office:value-type="float" office:value="-0.313" calcext:value-type="float">
            <text:p>-0.313</text:p>
          </table:table-cell>
          <table:table-cell office:value-type="float" office:value="5.35" calcext:value-type="float">
            <text:p>5.35</text:p>
          </table:table-cell>
          <table:table-cell table:number-columns-repeated="18"/>
          <table:table-cell office:value-type="float" office:value="17.569" calcext:value-type="float">
            <text:p>17.569</text:p>
          </table:table-cell>
          <table:table-cell office:value-type="float" office:value="-3.229" calcext:value-type="float">
            <text:p>-3.229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table:number-columns-repeated="9"/>
          <table:table-cell office:value-type="float" office:value="12.399" calcext:value-type="float">
            <text:p>12.399</text:p>
          </table:table-cell>
          <table:table-cell office:value-type="float" office:value="-4.033" calcext:value-type="float">
            <text:p>-4.033</text:p>
          </table:table-cell>
          <table:table-cell office:value-type="float" office:value="5.29" calcext:value-type="float">
            <text:p>5.29</text:p>
          </table:table-cell>
          <table:table-cell table:number-columns-repeated="18"/>
          <table:table-cell office:value-type="float" office:value="20.063" calcext:value-type="float">
            <text:p>20.063</text:p>
          </table:table-cell>
          <table:table-cell office:value-type="float" office:value="-0.382" calcext:value-type="float">
            <text:p>-0.382</text:p>
          </table:table-cell>
          <table:table-cell office:value-type="float" office:value="4.934" calcext:value-type="float">
            <text:p>4.934</text:p>
          </table:table-cell>
        </table:table-row>
        <table:table-row table:style-name="ro1">
          <table:table-cell table:number-columns-repeated="9"/>
          <table:table-cell office:value-type="float" office:value="12.692" calcext:value-type="float">
            <text:p>12.692</text:p>
          </table:table-cell>
          <table:table-cell office:value-type="float" office:value="-4.117" calcext:value-type="float">
            <text:p>-4.117</text:p>
          </table:table-cell>
          <table:table-cell office:value-type="float" office:value="1.496" calcext:value-type="float">
            <text:p>1.496</text:p>
          </table:table-cell>
          <table:table-cell table:number-columns-repeated="18"/>
          <table:table-cell office:value-type="float" office:value="18.717" calcext:value-type="float">
            <text:p>18.717</text:p>
          </table:table-cell>
          <table:table-cell office:value-type="float" office:value="1.431" calcext:value-type="float">
            <text:p>1.431</text:p>
          </table:table-cell>
          <table:table-cell office:value-type="float" office:value="1.899" calcext:value-type="float">
            <text:p>1.899</text:p>
          </table:table-cell>
        </table:table-row>
        <table:table-row table:style-name="ro1">
          <table:table-cell table:number-columns-repeated="9"/>
          <table:table-cell office:value-type="float" office:value="15.724" calcext:value-type="float">
            <text:p>15.724</text:p>
          </table:table-cell>
          <table:table-cell office:value-type="float" office:value="-1.27" calcext:value-type="float">
            <text:p>-1.27</text:p>
          </table:table-cell>
          <table:table-cell office:value-type="float" office:value="1.197" calcext:value-type="float">
            <text:p>1.197</text:p>
          </table:table-cell>
          <table:table-cell table:number-columns-repeated="18"/>
          <table:table-cell office:value-type="float" office:value="15.67" calcext:value-type="float">
            <text:p>15.67</text:p>
          </table:table-cell>
          <table:table-cell office:value-type="float" office:value="2.299" calcext:value-type="float">
            <text:p>2.299</text:p>
          </table:table-cell>
          <table:table-cell office:value-type="float" office:value="4.023" calcext:value-type="float">
            <text:p>4.023</text:p>
          </table:table-cell>
        </table:table-row>
        <table:table-row table:style-name="ro1">
          <table:table-cell table:number-columns-repeated="9"/>
          <table:table-cell office:value-type="float" office:value="17.547" calcext:value-type="float">
            <text:p>17.547</text:p>
          </table:table-cell>
          <table:table-cell office:value-type="float" office:value="-2.117" calcext:value-type="float">
            <text:p>-2.117</text:p>
          </table:table-cell>
          <table:table-cell office:value-type="float" office:value="4.298" calcext:value-type="float">
            <text:p>4.298</text:p>
          </table:table-cell>
          <table:table-cell table:number-columns-repeated="18"/>
          <table:table-cell office:value-type="float" office:value="17.605" calcext:value-type="float">
            <text:p>17.605</text:p>
          </table:table-cell>
          <table:table-cell office:value-type="float" office:value="5.021" calcext:value-type="float">
            <text:p>5.021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table:number-columns-repeated="9"/>
          <table:table-cell office:value-type="float" office:value="20.918" calcext:value-type="float">
            <text:p>20.918</text:p>
          </table:table-cell>
          <table:table-cell office:value-type="float" office:value="0.155" calcext:value-type="float">
            <text:p>0.155</text:p>
          </table:table-cell>
          <table:table-cell office:value-type="float" office:value="4.851" calcext:value-type="float">
            <text:p>4.851</text:p>
          </table:table-cell>
          <table:table-cell table:number-columns-repeated="4"/>
          <table:table-cell table:formula="of:=[.L124]-[.L123]" office:value-type="float" office:value="0.553" calcext:value-type="float">
            <text:p>0.553</text:p>
          </table:table-cell>
          <table:table-cell/>
          <table:table-cell table:formula="of:=SQRT([.O76]^2+[.P76]^2+[.Q124]^2)" office:value-type="float" office:value="0.553" calcext:value-type="float">
            <text:p>0.553</text:p>
          </table:table-cell>
          <table:table-cell table:number-columns-repeated="11"/>
          <table:table-cell office:value-type="float" office:value="16.251" calcext:value-type="float">
            <text:p>16.251</text:p>
          </table:table-cell>
          <table:table-cell office:value-type="float" office:value="8.128" calcext:value-type="float">
            <text:p>8.128</text:p>
          </table:table-cell>
          <table:table-cell office:value-type="float" office:value="7.632" calcext:value-type="float">
            <text:p>7.632</text:p>
          </table:table-cell>
        </table:table-row>
        <table:table-row table:style-name="ro1">
          <table:table-cell table:number-columns-repeated="30"/>
          <table:table-cell office:value-type="float" office:value="15.668" calcext:value-type="float">
            <text:p>15.668</text:p>
          </table:table-cell>
          <table:table-cell office:value-type="float" office:value="10.013" calcext:value-type="float">
            <text:p>10.013</text:p>
          </table:table-cell>
          <table:table-cell office:value-type="float" office:value="4.354" calcext:value-type="float">
            <text:p>4.354</text:p>
          </table:table-cell>
        </table:table-row>
        <table:table-row table:style-name="ro1">
          <table:table-cell table:number-columns-repeated="30"/>
          <table:table-cell office:value-type="float" office:value="13.879" calcext:value-type="float">
            <text:p>13.879</text:p>
          </table:table-cell>
          <table:table-cell office:value-type="float" office:value="6.985" calcext:value-type="float">
            <text:p>6.985</text:p>
          </table:table-cell>
          <table:table-cell office:value-type="float" office:value="2.771" calcext:value-type="float">
            <text:p>2.771</text:p>
          </table:table-cell>
        </table:table-row>
        <table:table-row table:style-name="ro1">
          <table:table-cell table:number-columns-repeated="30"/>
          <table:table-cell office:value-type="float" office:value="11.63" calcext:value-type="float">
            <text:p>11.63</text:p>
          </table:table-cell>
          <table:table-cell office:value-type="float" office:value="6.433" calcext:value-type="float">
            <text:p>6.433</text:p>
          </table:table-cell>
          <table:table-cell office:value-type="float" office:value="5.819" calcext:value-type="float">
            <text:p>5.819</text:p>
          </table:table-cell>
        </table:table-row>
        <table:table-row table:style-name="ro1">
          <table:table-cell table:number-columns-repeated="30"/>
          <table:table-cell office:value-type="float" office:value="10.636" calcext:value-type="float">
            <text:p>10.636</text:p>
          </table:table-cell>
          <table:table-cell office:value-type="float" office:value="10.147" calcext:value-type="float">
            <text:p>10.147</text:p>
          </table:table-cell>
          <table:table-cell office:value-type="float" office:value="5.799" calcext:value-type="float">
            <text:p>5.799</text:p>
          </table:table-cell>
        </table:table-row>
        <table:table-row table:style-name="ro1">
          <table:table-cell table:number-columns-repeated="30"/>
          <table:table-cell office:value-type="float" office:value="9.995" calcext:value-type="float">
            <text:p>9.995</text:p>
          </table:table-cell>
          <table:table-cell office:value-type="float" office:value="10.144" calcext:value-type="float">
            <text:p>10.144</text:p>
          </table:table-cell>
          <table:table-cell office:value-type="float" office:value="2.036" calcext:value-type="float">
            <text:p>2.036</text:p>
          </table:table-cell>
        </table:table-row>
        <table:table-row table:style-name="ro1">
          <table:table-cell table:number-columns-repeated="30"/>
          <table:table-cell office:value-type="float" office:value="8.006" calcext:value-type="float">
            <text:p>8.006</text:p>
          </table:table-cell>
          <table:table-cell office:value-type="float" office:value="6.875" calcext:value-type="float">
            <text:p>6.875</text:p>
          </table:table-cell>
          <table:table-cell office:value-type="float" office:value="1.942" calcext:value-type="float">
            <text:p>1.942</text:p>
          </table:table-cell>
        </table:table-row>
        <table:table-row table:style-name="ro1">
          <table:table-cell table:number-columns-repeated="30"/>
          <table:table-cell office:value-type="float" office:value="5.818" calcext:value-type="float">
            <text:p>5.818</text:p>
          </table:table-cell>
          <table:table-cell office:value-type="float" office:value="8.006" calcext:value-type="float">
            <text:p>8.006</text:p>
          </table:table-cell>
          <table:table-cell office:value-type="float" office:value="4.911" calcext:value-type="float">
            <text:p>4.911</text:p>
          </table:table-cell>
        </table:table-row>
        <table:table-row table:style-name="ro1">
          <table:table-cell table:number-columns-repeated="30"/>
          <table:table-cell office:value-type="float" office:value="5.004" calcext:value-type="float">
            <text:p>5.004</text:p>
          </table:table-cell>
          <table:table-cell office:value-type="float" office:value="11.196" calcext:value-type="float">
            <text:p>11.196</text:p>
          </table:table-cell>
          <table:table-cell office:value-type="float" office:value="2.921" calcext:value-type="float">
            <text:p>2.921</text:p>
          </table:table-cell>
        </table:table-row>
        <table:table-row table:style-name="ro1">
          <table:table-cell table:number-columns-repeated="30"/>
          <table:table-cell office:value-type="float" office:value="4.493" calcext:value-type="float">
            <text:p>4.493</text:p>
          </table:table-cell>
          <table:table-cell office:value-type="float" office:value="9.197" calcext:value-type="float">
            <text:p>9.197</text:p>
          </table:table-cell>
          <table:table-cell office:value-type="float" office:value="-0.333" calcext:value-type="float">
            <text:p>-0.333</text:p>
          </table:table-cell>
        </table:table-row>
        <table:table-row table:style-name="ro1">
          <table:table-cell table:number-columns-repeated="30"/>
          <table:table-cell office:value-type="float" office:value="2.126" calcext:value-type="float">
            <text:p>2.126</text:p>
          </table:table-cell>
          <table:table-cell office:value-type="float" office:value="6.748" calcext:value-type="float">
            <text:p>6.748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table:number-columns-repeated="30"/>
          <table:table-cell office:value-type="float" office:value="0.171" calcext:value-type="float">
            <text:p>0.171</text:p>
          </table:table-cell>
          <table:table-cell office:value-type="float" office:value="9.624" calcext:value-type="float">
            <text:p>9.624</text:p>
          </table:table-cell>
          <table:table-cell office:value-type="float" office:value="3.023" calcext:value-type="float">
            <text:p>3.023</text:p>
          </table:table-cell>
        </table:table-row>
        <table:table-row table:style-name="ro1">
          <table:table-cell table:number-columns-repeated="30"/>
          <table:table-cell office:value-type="float" office:value="-0.405" calcext:value-type="float">
            <text:p>-0.405</text:p>
          </table:table-cell>
          <table:table-cell office:value-type="float" office:value="11.155" calcext:value-type="float">
            <text:p>11.155</text:p>
          </table:table-cell>
          <table:table-cell office:value-type="float" office:value="-0.455" calcext:value-type="float">
            <text:p>-0.455</text:p>
          </table:table-cell>
        </table:table-row>
        <table:table-row table:style-name="ro1">
          <table:table-cell table:number-columns-repeated="30"/>
          <table:table-cell office:value-type="float" office:value="-1.236" calcext:value-type="float">
            <text:p>-1.236</text:p>
          </table:table-cell>
          <table:table-cell office:value-type="float" office:value="7.812" calcext:value-type="float">
            <text:p>7.812</text:p>
          </table:table-cell>
          <table:table-cell office:value-type="float" office:value="-2.097" calcext:value-type="float">
            <text:p>-2.097</text:p>
          </table:table-cell>
        </table:table-row>
        <table:table-row table:style-name="ro1">
          <table:table-cell table:number-columns-repeated="30"/>
          <table:table-cell office:value-type="float" office:value="-3.573" calcext:value-type="float">
            <text:p>-3.573</text:p>
          </table:table-cell>
          <table:table-cell office:value-type="float" office:value="6.54" calcext:value-type="float">
            <text:p>6.54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table:number-columns-repeated="30"/>
          <table:table-cell office:value-type="float" office:value="-5.024" calcext:value-type="float">
            <text:p>-5.024</text:p>
          </table:table-cell>
          <table:table-cell office:value-type="float" office:value="10.066" calcext:value-type="float">
            <text:p>10.066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1">
          <table:table-cell table:number-columns-repeated="30"/>
          <table:table-cell office:value-type="float" office:value="-6.002" calcext:value-type="float">
            <text:p>-6.002</text:p>
          </table:table-cell>
          <table:table-cell office:value-type="float" office:value="10.183" calcext:value-type="float">
            <text:p>10.183</text:p>
          </table:table-cell>
          <table:table-cell office:value-type="float" office:value="-2.603" calcext:value-type="float">
            <text:p>-2.603</text:p>
          </table:table-cell>
        </table:table-row>
        <table:table-row table:style-name="ro1">
          <table:table-cell table:number-columns-repeated="30"/>
          <table:table-cell office:value-type="float" office:value="-7.614" calcext:value-type="float">
            <text:p>-7.614</text:p>
          </table:table-cell>
          <table:table-cell office:value-type="float" office:value="6.706" calcext:value-type="float">
            <text:p>6.706</text:p>
          </table:table-cell>
          <table:table-cell office:value-type="float" office:value="-2.479" calcext:value-type="float">
            <text:p>-2.479</text:p>
          </table:table-cell>
        </table:table-row>
        <table:table-row table:style-name="ro1">
          <table:table-cell table:number-columns-repeated="30"/>
          <table:table-cell office:value-type="float" office:value="-9.596" calcext:value-type="float">
            <text:p>-9.596</text:p>
          </table:table-cell>
          <table:table-cell office:value-type="float" office:value="7.618" calcext:value-type="float">
            <text:p>7.618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table:number-columns-repeated="30"/>
          <table:table-cell office:value-type="float" office:value="-10.806" calcext:value-type="float">
            <text:p>-10.806</text:p>
          </table:table-cell>
          <table:table-cell office:value-type="float" office:value="10.801" calcext:value-type="float">
            <text:p>10.801</text:p>
          </table:table-cell>
          <table:table-cell office:value-type="float" office:value="-1.101" calcext:value-type="float">
            <text:p>-1.101</text:p>
          </table:table-cell>
        </table:table-row>
        <table:table-row table:style-name="ro1">
          <table:table-cell table:number-columns-repeated="30"/>
          <table:table-cell office:value-type="float" office:value="-12.281" calcext:value-type="float">
            <text:p>-12.281</text:p>
          </table:table-cell>
          <table:table-cell office:value-type="float" office:value="8.665" calcext:value-type="float">
            <text:p>8.665</text:p>
          </table:table-cell>
          <table:table-cell office:value-type="float" office:value="-3.945" calcext:value-type="float">
            <text:p>-3.945</text:p>
          </table:table-cell>
        </table:table-row>
        <table:table-row table:style-name="ro1">
          <table:table-cell table:number-columns-repeated="30"/>
          <table:table-cell office:value-type="float" office:value="-13.581" calcext:value-type="float">
            <text:p>-13.581</text:p>
          </table:table-cell>
          <table:table-cell office:value-type="float" office:value="6.042" calcext:value-type="float">
            <text:p>6.042</text:p>
          </table:table-cell>
          <table:table-cell office:value-type="float" office:value="-1.488" calcext:value-type="float">
            <text:p>-1.488</text:p>
          </table:table-cell>
        </table:table-row>
        <table:table-row table:style-name="ro1">
          <table:table-cell table:number-columns-repeated="30"/>
          <table:table-cell office:value-type="float" office:value="-15.447" calcext:value-type="float">
            <text:p>-15.447</text:p>
          </table:table-cell>
          <table:table-cell office:value-type="float" office:value="8.794" calcext:value-type="float">
            <text:p>8.794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table:number-columns-repeated="30"/>
          <table:table-cell office:value-type="float" office:value="-16.722" calcext:value-type="float">
            <text:p>-16.722</text:p>
          </table:table-cell>
          <table:table-cell office:value-type="float" office:value="10.701" calcext:value-type="float">
            <text:p>10.701</text:p>
          </table:table-cell>
          <table:table-cell office:value-type="float" office:value="-2.613" calcext:value-type="float">
            <text:p>-2.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16:13:05.235833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2:50:59.235328848</meta:creation-date>
    <dc:date>2015-06-06T19:43:55.688363897</dc:date>
    <meta:editing-duration>PT35M26S</meta:editing-duration>
    <meta:editing-cycles>2</meta:editing-cycles>
    <meta:generator>LibreOffice/4.2.8.2$Linux_X86_64 LibreOffice_project/420m0$Build-2</meta:generator>
    <meta:document-statistic meta:table-count="1" meta:cell-count="1419" meta:object-count="0"/>
  </office:meta>
</office:document-meta>
</file>